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-Bold" svg:font-family="Helvetica-Bold" style:font-family-generic="system"/>
    <style:font-face style:name="Helvetica" svg:font-family="Helvetica" style:font-family-generic="system" style:font-pitch="variable" svg:panose-1="2 11 6 4 2 2 2 2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F0" style:family="paragraph">
      <style:paragraph-properties fo:break-before="page"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7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8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9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TableColumn41" style:family="table-column">
      <style:table-column-properties style:column-width="6.5958in" style:use-optimal-column-width="false"/>
    </style:style>
    <style:style style:name="Table40" style:family="table">
      <style:table-properties style:width="6.5958in" fo:margin-left="0in" table:align="left"/>
    </style:style>
    <style:style style:name="TableRow42" style:family="table-row">
      <style:table-row-properties style:min-row-height="2.0895in" style:use-optimal-row-height="false"/>
    </style:style>
    <style:style style:name="TableCell43" style:family="table-cell">
      <style:table-cell-properties fo:border="none" style:writing-mode="lr-tb" fo:padding-top="0.0694in" fo:padding-left="0.0694in" fo:padding-bottom="0.0694in" fo:padding-right="0.0694in"/>
    </style:style>
    <style:style style:name="P44" style:parent-style-name="TitoloDocumento" style:family="paragraph">
      <style:text-properties fo:language="en" fo:country="US"/>
    </style:style>
    <style:style style:name="T45" style:parent-style-name="Car.predefinitoparagrafo" style:family="text">
      <style:text-properties fo:color="#FF0000"/>
    </style:style>
    <style:style style:name="TableColumn47" style:family="table-column">
      <style:table-column-properties style:column-width="1.1756in" style:use-optimal-column-width="false"/>
    </style:style>
    <style:style style:name="TableColumn48" style:family="table-column">
      <style:table-column-properties style:column-width="3.7701in" style:use-optimal-column-width="false"/>
    </style:style>
    <style:style style:name="Table46" style:family="table">
      <style:table-properties style:width="4.9458in" fo:margin-left="2.4722in" table:align="left"/>
    </style:style>
    <style:style style:name="TableRow49" style:family="table-row">
      <style:table-row-properties style:min-row-height="0.1763in" style:use-optimal-row-height="false"/>
    </style:style>
    <style:style style:name="TableCell50" style:family="table-cell">
      <style:table-cell-properties fo:border-top="none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1" style:parent-style-name="Normale" style:family="paragraph">
      <style:text-properties style:font-name="Century Gothic" style:font-name-complex="Arial"/>
    </style:style>
    <style:style style:name="TableCell52" style:family="table-cell">
      <style:table-cell-properties fo:border-top="none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53" style:parent-style-name="Normale" style:family="paragraph">
      <style:text-properties style:font-name="Century Gothic" style:font-name-complex="Arial"/>
    </style:style>
    <style:style style:name="TableRow54" style:family="table-row">
      <style:table-row-properties style:min-row-height="0.1763in" style:use-optimal-row-height="false"/>
    </style:style>
    <style:style style:name="TableCell55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6" style:parent-style-name="Normale" style:family="paragraph">
      <style:text-properties style:font-name="Century Gothic" style:font-name-complex="Arial"/>
    </style:style>
    <style:style style:name="TableCell57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58" style:parent-style-name="Car.predefinitoparagrafo" style:family="text">
      <style:text-properties style:font-name="Century Gothic"/>
    </style:style>
    <style:style style:name="TableRow59" style:family="table-row">
      <style:table-row-properties style:min-row-height="0.1763in" style:use-optimal-row-height="false"/>
    </style:style>
    <style:style style:name="TableCell60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1" style:parent-style-name="Normale" style:family="paragraph">
      <style:text-properties style:font-name="Century Gothic" style:font-name-complex="Arial"/>
    </style:style>
    <style:style style:name="TableCell62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63" style:parent-style-name="Car.predefinitoparagrafo" style:family="text">
      <style:text-properties style:font-name="Century Gothic"/>
    </style:style>
    <style:style style:name="TableRow64" style:family="table-row">
      <style:table-row-properties style:min-row-height="0.4243in" style:use-optimal-row-height="false"/>
    </style:style>
    <style:style style:name="TableCell65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6" style:parent-style-name="Normale" style:family="paragraph">
      <style:text-properties style:font-name="Century Gothic" style:font-name-complex="Arial"/>
    </style:style>
    <style:style style:name="TableCell67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68" style:parent-style-name="Normale" style:family="paragraph">
      <style:text-properties style:font-name="Century Gothic" style:font-name-complex="Arial"/>
    </style:style>
    <style:style style:name="TableRow69" style:family="table-row">
      <style:table-row-properties style:min-row-height="0.4243in" style:use-optimal-row-height="false"/>
    </style:style>
    <style:style style:name="TableCell70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71" style:parent-style-name="Normale" style:family="paragraph">
      <style:text-properties style:font-name="Century Gothic" style:font-name-complex="Arial"/>
    </style:style>
    <style:style style:name="TableCell72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73" style:parent-style-name="Normale" style:family="paragraph">
      <style:paragraph-properties>
        <style:tab-stops>
          <style:tab-stop style:type="left" style:position="1.3263in"/>
        </style:tab-stops>
      </style:paragraph-properties>
      <style:text-properties style:font-name="Century Gothic" style:font-name-complex="Arial"/>
    </style:style>
    <style:style style:name="TableRow74" style:family="table-row">
      <style:table-row-properties style:min-row-height="0.4243in" style:use-optimal-row-height="false"/>
    </style:style>
    <style:style style:name="TableCell75" style:family="table-cell">
      <style:table-cell-properties fo:border-top="0.0069in solid #606D7A" fo:border-left="none" fo:border-bottom="none" fo:border-right="0.0069in solid #606D7A" style:writing-mode="lr-tb" fo:padding-top="0in" fo:padding-left="0.0486in" fo:padding-bottom="0in" fo:padding-right="0.0486in"/>
    </style:style>
    <style:style style:name="P76" style:parent-style-name="Normale" style:family="paragraph">
      <style:text-properties style:font-name="Century Gothic" style:font-name-complex="Arial"/>
    </style:style>
    <style:style style:name="TableCell77" style:family="table-cell">
      <style:table-cell-properties fo:border-top="0.0069in solid #606D7A" fo:border-left="0.0069in solid #606D7A" fo:border-bottom="none" fo:border-right="none" style:writing-mode="lr-tb" fo:padding-top="0in" fo:padding-left="0.0486in" fo:padding-bottom="0in" fo:padding-right="0.0486in"/>
    </style:style>
    <style:style style:name="P78" style:parent-style-name="Normale" style:family="paragraph">
      <style:text-properties style:font-name="Century Gothic" style:font-name-complex="Arial" style:font-weight-complex="bold"/>
    </style:style>
    <style:style style:name="P79" style:parent-style-name="TitoloDocumento" style:family="paragraph">
      <style:text-properties fo:font-size="12pt" style:font-size-asian="12pt" style:font-size-complex="12pt"/>
    </style:style>
    <style:style style:name="P80" style:parent-style-name="Normale" style:family="paragraph">
      <style:paragraph-properties fo:text-align="end" fo:margin-bottom="0in" fo:line-height="115%"/>
      <style:text-properties style:font-name="Garamond" style:font-name-asian="Arial" style:font-name-complex="Arial" fo:color="#1F3864" fo:font-size="20pt" style:font-size-asian="20pt" style:font-size-complex="20pt" style:language-asian="it" style:country-asian="IT"/>
    </style:style>
    <style:style style:name="P81" style:parent-style-name="Normale" style:family="paragraph">
      <style:paragraph-properties fo:margin-bottom="0in" fo:line-height="115%"/>
      <style:text-properties style:font-name="Droid Sans" style:font-name-asian="Droid Sans" style:font-name-complex="Droid Sans" fo:font-weight="bold" style:font-weight-asian="bold" fo:color="#000000" fo:font-size="18pt" style:font-size-asian="18pt" style:font-size-complex="18pt" style:language-asian="it" style:country-asian="IT"/>
    </style:style>
    <style:style style:name="P82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83" style:parent-style-name="GpsTitolo" style:family="paragraph">
      <style:text-properties style:font-name-asian="Droid Sans"/>
    </style:style>
    <style:style style:name="P84" style:parent-style-name="GpsTitolo" style:master-page-name="MP1" style:family="paragraph">
      <style:paragraph-properties fo:break-before="page"/>
    </style:style>
    <style:style style:name="T102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103" style:parent-style-name="Car.predefinitoparagrafo" style:family="text">
      <style:text-properties style:font-name-asian="Droid Sans" fo:font-weight="bold" style:font-weight-asian="bold" style:text-underline-type="single" style:text-underline-style="solid" style:text-underline-width="auto" style:text-underline-mode="continuous"/>
    </style:style>
    <style:style style:name="T104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ableColumn106" style:family="table-column">
      <style:table-column-properties style:column-width="1.6423in" style:use-optimal-column-width="false"/>
    </style:style>
    <style:style style:name="TableColumn107" style:family="table-column">
      <style:table-column-properties style:column-width="1.0125in" style:use-optimal-column-width="false"/>
    </style:style>
    <style:style style:name="TableColumn108" style:family="table-column">
      <style:table-column-properties style:column-width="2.2708in" style:use-optimal-column-width="false"/>
    </style:style>
    <style:style style:name="TableColumn109" style:family="table-column">
      <style:table-column-properties style:column-width="1.6416in" style:use-optimal-column-width="false"/>
    </style:style>
    <style:style style:name="Table105" style:family="table">
      <style:table-properties style:width="6.5673in" fo:margin-left="0in" table:align="left"/>
    </style:style>
    <style:style style:name="TableRow110" style:family="table-row">
      <style:table-row-properties style:min-row-height="0.3944in" style:use-optimal-row-height="false"/>
    </style:style>
    <style:style style:name="TableCell111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2" style:parent-style-name="Normale" style:family="paragraph">
      <style:paragraph-properties fo:widows="0" fo:orphans="0" fo:text-align="center" fo:margin-bottom="0in" fo:line-height="100%"/>
    </style:style>
    <style:style style:name="T113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4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5" style:parent-style-name="Normale" style:family="paragraph">
      <style:paragraph-properties fo:widows="0" fo:orphans="0" fo:text-align="center" fo:margin-bottom="0in" fo:line-height="100%"/>
    </style:style>
    <style:style style:name="T116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7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8" style:parent-style-name="Normale" style:family="paragraph">
      <style:paragraph-properties fo:widows="0" fo:orphans="0" fo:text-align="center" fo:margin-bottom="0in" fo:line-height="100%"/>
    </style:style>
    <style:style style:name="T119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20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21" style:parent-style-name="Normale" style:family="paragraph">
      <style:paragraph-properties fo:widows="0" fo:orphans="0" fo:text-align="center" fo:margin-bottom="0in" fo:line-height="100%"/>
    </style:style>
    <style:style style:name="T122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Row123" style:family="table-row">
      <style:table-row-properties style:min-row-height="0.3645in" style:use-optimal-row-height="false"/>
    </style:style>
    <style:style style:name="TableCell12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25" style:parent-style-name="Normale" style:family="paragraph">
      <style:paragraph-properties fo:widows="0" fo:orphans="0" fo:text-align="center" fo:margin-bottom="0in" fo:line-height="100%"/>
    </style:style>
    <style:style style:name="T126" style:parent-style-name="Car.predefinitoparagrafo" style:family="text">
      <style:text-properties style:font-name="Century Gothic" style:font-name-asian="Droid Sans" style:font-name-complex="Droid Sans"/>
    </style:style>
    <style:style style:name="TableCell12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28" style:parent-style-name="Normale" style:family="paragraph">
      <style:paragraph-properties fo:widows="0" fo:orphans="0" fo:text-align="center" fo:margin-bottom="0in" fo:line-height="100%"/>
    </style:style>
    <style:style style:name="T129" style:parent-style-name="Car.predefinitoparagrafo" style:family="text">
      <style:text-properties style:font-name="Century Gothic" style:font-name-asian="Droid Sans" style:font-name-complex="Droid Sans"/>
    </style:style>
    <style:style style:name="TableCell13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1" style:parent-style-name="Normale" style:family="paragraph">
      <style:paragraph-properties fo:widows="0" fo:orphans="0" fo:text-align="center" fo:margin-bottom="0in" fo:line-height="100%"/>
    </style:style>
    <style:style style:name="T132" style:parent-style-name="Car.predefinitoparagrafo" style:family="text">
      <style:text-properties style:font-name="Century Gothic" style:font-name-asian="Droid Sans" style:font-name-complex="Droid Sans"/>
    </style:style>
    <style:style style:name="TableCell13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4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35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36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37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Row138" style:family="table-row">
      <style:table-row-properties style:min-row-height="0.3645in" style:use-optimal-row-height="false"/>
    </style:style>
    <style:style style:name="TableCell13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0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4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2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4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4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4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6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47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48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49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Row150" style:family="table-row">
      <style:table-row-properties style:min-row-height="0.3645in" style:use-optimal-row-height="false"/>
    </style:style>
    <style:style style:name="TableCell15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2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5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4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5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6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5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8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59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60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61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62" style:parent-style-name="Normale" style:family="paragraph">
      <style:paragraph-properties fo:break-before="page"/>
    </style:style>
    <style:style style:name="P163" style:parent-style-name="GpsTitolo" style:family="paragraph"/>
    <style:style style:name="TableColumn165" style:family="table-column">
      <style:table-column-properties style:column-width="1.1777in"/>
    </style:style>
    <style:style style:name="TableColumn166" style:family="table-column">
      <style:table-column-properties style:column-width="0.6895in"/>
    </style:style>
    <style:style style:name="TableColumn167" style:family="table-column">
      <style:table-column-properties style:column-width="4.6256in"/>
    </style:style>
    <style:style style:name="Table164" style:family="table">
      <style:table-properties style:width="6.493in" fo:margin-left="0in" table:align="left"/>
    </style:style>
    <style:style style:name="TableRow168" style:family="table-row">
      <style:table-row-properties/>
    </style:style>
    <style:style style:name="TableCell169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170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71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72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73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174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75" style:family="table-row">
      <style:table-row-properties/>
    </style:style>
    <style:style style:name="TableCell17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9" style:parent-style-name="Normale" style:family="paragraph">
      <style:paragraph-properties fo:margin-bottom="0in" fo:line-height="100%"/>
    </style:style>
    <style:style style:name="TableCell18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1" style:parent-style-name="Normale" style:family="paragraph">
      <style:paragraph-properties fo:margin-bottom="0in" fo:line-height="100%"/>
    </style:style>
    <style:style style:name="TableRow182" style:family="table-row">
      <style:table-row-properties/>
    </style:style>
    <style:style style:name="TableCell183" style:family="table-cell">
      <style:table-cell-properties fo:border="0.0069in solid #8EAADB" style:writing-mode="lr-tb" fo:padding-top="0in" fo:padding-left="0.075in" fo:padding-bottom="0in" fo:padding-right="0.075in"/>
    </style:style>
    <style:style style:name="P18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5" style:family="table-cell">
      <style:table-cell-properties fo:border="0.0069in solid #8EAADB" style:writing-mode="lr-tb" fo:padding-top="0in" fo:padding-left="0.075in" fo:padding-bottom="0in" fo:padding-right="0.075in"/>
    </style:style>
    <style:style style:name="P186" style:parent-style-name="Normale" style:family="paragraph">
      <style:paragraph-properties fo:margin-bottom="0in" fo:line-height="100%"/>
    </style:style>
    <style:style style:name="TableCell187" style:family="table-cell">
      <style:table-cell-properties fo:border="0.0069in solid #8EAADB" style:writing-mode="lr-tb" fo:padding-top="0in" fo:padding-left="0.075in" fo:padding-bottom="0in" fo:padding-right="0.075in"/>
    </style:style>
    <style:style style:name="P188" style:parent-style-name="Normale" style:family="paragraph">
      <style:paragraph-properties fo:margin-bottom="0in" fo:line-height="100%"/>
    </style:style>
    <style:style style:name="TableRow189" style:family="table-row">
      <style:table-row-properties/>
    </style:style>
    <style:style style:name="TableCell19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9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93" style:parent-style-name="Normale" style:family="paragraph">
      <style:paragraph-properties fo:margin-bottom="0in" fo:line-height="100%"/>
    </style:style>
    <style:style style:name="TableCell19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95" style:parent-style-name="Normale" style:family="paragraph">
      <style:paragraph-properties fo:margin-bottom="0in" fo:line-height="100%"/>
    </style:style>
    <style:style style:name="TableRow196" style:family="table-row">
      <style:table-row-properties/>
    </style:style>
    <style:style style:name="TableCell197" style:family="table-cell">
      <style:table-cell-properties fo:border="0.0069in solid #8EAADB" style:writing-mode="lr-tb" fo:padding-top="0in" fo:padding-left="0.075in" fo:padding-bottom="0in" fo:padding-right="0.075in"/>
    </style:style>
    <style:style style:name="P19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9" style:family="table-cell">
      <style:table-cell-properties fo:border="0.0069in solid #8EAADB" style:writing-mode="lr-tb" fo:padding-top="0in" fo:padding-left="0.075in" fo:padding-bottom="0in" fo:padding-right="0.075in"/>
    </style:style>
    <style:style style:name="P200" style:parent-style-name="Normale" style:family="paragraph">
      <style:paragraph-properties fo:margin-bottom="0in" fo:line-height="100%"/>
    </style:style>
    <style:style style:name="TableCell201" style:family="table-cell">
      <style:table-cell-properties fo:border="0.0069in solid #8EAADB" style:writing-mode="lr-tb" fo:padding-top="0in" fo:padding-left="0.075in" fo:padding-bottom="0in" fo:padding-right="0.075in"/>
    </style:style>
    <style:style style:name="P202" style:parent-style-name="Normale" style:family="paragraph">
      <style:paragraph-properties fo:margin-bottom="0in" fo:line-height="100%"/>
    </style:style>
    <style:style style:name="TableRow203" style:family="table-row">
      <style:table-row-properties/>
    </style:style>
    <style:style style:name="TableCell20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7" style:parent-style-name="Normale" style:family="paragraph">
      <style:paragraph-properties fo:margin-bottom="0in" fo:line-height="100%"/>
    </style:style>
    <style:style style:name="TableCell20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9" style:parent-style-name="Normale" style:family="paragraph">
      <style:paragraph-properties fo:margin-bottom="0in" fo:line-height="100%"/>
    </style:style>
    <style:style style:name="TableRow210" style:family="table-row">
      <style:table-row-properties/>
    </style:style>
    <style:style style:name="TableCell211" style:family="table-cell">
      <style:table-cell-properties fo:border="0.0069in solid #8EAADB" style:writing-mode="lr-tb" fo:padding-top="0in" fo:padding-left="0.075in" fo:padding-bottom="0in" fo:padding-right="0.075in"/>
    </style:style>
    <style:style style:name="P21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3" style:family="table-cell">
      <style:table-cell-properties fo:border="0.0069in solid #8EAADB" style:writing-mode="lr-tb" fo:padding-top="0in" fo:padding-left="0.075in" fo:padding-bottom="0in" fo:padding-right="0.075in"/>
    </style:style>
    <style:style style:name="P214" style:parent-style-name="Normale" style:family="paragraph">
      <style:paragraph-properties fo:margin-bottom="0in" fo:line-height="100%"/>
    </style:style>
    <style:style style:name="TableCell215" style:family="table-cell">
      <style:table-cell-properties fo:border="0.0069in solid #8EAADB" style:writing-mode="lr-tb" fo:padding-top="0in" fo:padding-left="0.075in" fo:padding-bottom="0in" fo:padding-right="0.075in"/>
    </style:style>
    <style:style style:name="P216" style:parent-style-name="Normale" style:family="paragraph">
      <style:paragraph-properties fo:margin-bottom="0in" fo:line-height="100%"/>
    </style:style>
    <style:style style:name="TableRow217" style:family="table-row">
      <style:table-row-properties/>
    </style:style>
    <style:style style:name="TableCell21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1" style:parent-style-name="Normale" style:family="paragraph">
      <style:paragraph-properties fo:margin-bottom="0in" fo:line-height="100%"/>
    </style:style>
    <style:style style:name="TableCell22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3" style:parent-style-name="Normale" style:family="paragraph">
      <style:paragraph-properties fo:margin-bottom="0in" fo:line-height="100%"/>
    </style:style>
    <style:style style:name="TableRow224" style:family="table-row">
      <style:table-row-properties/>
    </style:style>
    <style:style style:name="TableCell225" style:family="table-cell">
      <style:table-cell-properties fo:border="0.0069in solid #8EAADB" style:writing-mode="lr-tb" fo:padding-top="0in" fo:padding-left="0.075in" fo:padding-bottom="0in" fo:padding-right="0.075in"/>
    </style:style>
    <style:style style:name="P22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7" style:family="table-cell">
      <style:table-cell-properties fo:border="0.0069in solid #8EAADB" style:writing-mode="lr-tb" fo:padding-top="0in" fo:padding-left="0.075in" fo:padding-bottom="0in" fo:padding-right="0.075in"/>
    </style:style>
    <style:style style:name="P228" style:parent-style-name="Normale" style:family="paragraph">
      <style:paragraph-properties fo:margin-bottom="0in" fo:line-height="100%"/>
    </style:style>
    <style:style style:name="TableCell229" style:family="table-cell">
      <style:table-cell-properties fo:border="0.0069in solid #8EAADB" style:writing-mode="lr-tb" fo:padding-top="0in" fo:padding-left="0.075in" fo:padding-bottom="0in" fo:padding-right="0.075in"/>
    </style:style>
    <style:style style:name="P230" style:parent-style-name="Normale" style:family="paragraph">
      <style:paragraph-properties fo:margin-bottom="0in" fo:line-height="100%"/>
    </style:style>
    <style:style style:name="TableRow231" style:family="table-row">
      <style:table-row-properties/>
    </style:style>
    <style:style style:name="TableCell23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3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35" style:parent-style-name="Normale" style:family="paragraph">
      <style:paragraph-properties fo:margin-bottom="0in" fo:line-height="100%"/>
    </style:style>
    <style:style style:name="TableCell23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37" style:parent-style-name="Normale" style:family="paragraph">
      <style:paragraph-properties fo:margin-bottom="0in" fo:line-height="100%"/>
    </style:style>
    <style:style style:name="TableRow238" style:family="table-row">
      <style:table-row-properties/>
    </style:style>
    <style:style style:name="TableCell239" style:family="table-cell">
      <style:table-cell-properties fo:border="0.0069in solid #8EAADB" style:writing-mode="lr-tb" fo:padding-top="0in" fo:padding-left="0.075in" fo:padding-bottom="0in" fo:padding-right="0.075in"/>
    </style:style>
    <style:style style:name="P24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1" style:family="table-cell">
      <style:table-cell-properties fo:border="0.0069in solid #8EAADB" style:writing-mode="lr-tb" fo:padding-top="0in" fo:padding-left="0.075in" fo:padding-bottom="0in" fo:padding-right="0.075in"/>
    </style:style>
    <style:style style:name="P242" style:parent-style-name="Normale" style:family="paragraph">
      <style:paragraph-properties fo:margin-bottom="0in" fo:line-height="100%"/>
    </style:style>
    <style:style style:name="TableCell243" style:family="table-cell">
      <style:table-cell-properties fo:border="0.0069in solid #8EAADB" style:writing-mode="lr-tb" fo:padding-top="0in" fo:padding-left="0.075in" fo:padding-bottom="0in" fo:padding-right="0.075in"/>
    </style:style>
    <style:style style:name="P244" style:parent-style-name="Normale" style:family="paragraph">
      <style:paragraph-properties fo:margin-bottom="0in" fo:line-height="100%"/>
    </style:style>
    <style:style style:name="TableRow245" style:family="table-row">
      <style:table-row-properties/>
    </style:style>
    <style:style style:name="TableCell24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4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49" style:parent-style-name="Normale" style:family="paragraph">
      <style:paragraph-properties fo:margin-bottom="0in" fo:line-height="100%"/>
    </style:style>
    <style:style style:name="TableCell25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51" style:parent-style-name="Normale" style:family="paragraph">
      <style:paragraph-properties fo:margin-bottom="0in" fo:line-height="100%"/>
    </style:style>
    <style:style style:name="TableRow252" style:family="table-row">
      <style:table-row-properties/>
    </style:style>
    <style:style style:name="TableCell253" style:family="table-cell">
      <style:table-cell-properties fo:border="0.0069in solid #8EAADB" style:writing-mode="lr-tb" fo:padding-top="0in" fo:padding-left="0.075in" fo:padding-bottom="0in" fo:padding-right="0.075in"/>
    </style:style>
    <style:style style:name="P25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5" style:family="table-cell">
      <style:table-cell-properties fo:border="0.0069in solid #8EAADB" style:writing-mode="lr-tb" fo:padding-top="0in" fo:padding-left="0.075in" fo:padding-bottom="0in" fo:padding-right="0.075in"/>
    </style:style>
    <style:style style:name="P256" style:parent-style-name="Normale" style:family="paragraph">
      <style:paragraph-properties fo:margin-bottom="0in" fo:line-height="100%"/>
    </style:style>
    <style:style style:name="TableCell257" style:family="table-cell">
      <style:table-cell-properties fo:border="0.0069in solid #8EAADB" style:writing-mode="lr-tb" fo:padding-top="0in" fo:padding-left="0.075in" fo:padding-bottom="0in" fo:padding-right="0.075in"/>
    </style:style>
    <style:style style:name="P258" style:parent-style-name="Normale" style:family="paragraph">
      <style:paragraph-properties fo:margin-bottom="0in" fo:line-height="100%"/>
    </style:style>
    <style:style style:name="TableRow259" style:family="table-row">
      <style:table-row-properties/>
    </style:style>
    <style:style style:name="TableCell26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6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63" style:parent-style-name="Normale" style:family="paragraph">
      <style:paragraph-properties fo:margin-bottom="0in" fo:line-height="100%"/>
    </style:style>
    <style:style style:name="TableCell26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65" style:parent-style-name="Normale" style:family="paragraph">
      <style:paragraph-properties fo:margin-bottom="0in" fo:line-height="100%"/>
    </style:style>
    <style:style style:name="TableRow266" style:family="table-row">
      <style:table-row-properties/>
    </style:style>
    <style:style style:name="TableCell267" style:family="table-cell">
      <style:table-cell-properties fo:border="0.0069in solid #8EAADB" style:writing-mode="lr-tb" fo:padding-top="0in" fo:padding-left="0.075in" fo:padding-bottom="0in" fo:padding-right="0.075in"/>
    </style:style>
    <style:style style:name="P26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9" style:family="table-cell">
      <style:table-cell-properties fo:border="0.0069in solid #8EAADB" style:writing-mode="lr-tb" fo:padding-top="0in" fo:padding-left="0.075in" fo:padding-bottom="0in" fo:padding-right="0.075in"/>
    </style:style>
    <style:style style:name="P270" style:parent-style-name="Normale" style:family="paragraph">
      <style:paragraph-properties fo:margin-bottom="0in" fo:line-height="100%"/>
    </style:style>
    <style:style style:name="TableCell271" style:family="table-cell">
      <style:table-cell-properties fo:border="0.0069in solid #8EAADB" style:writing-mode="lr-tb" fo:padding-top="0in" fo:padding-left="0.075in" fo:padding-bottom="0in" fo:padding-right="0.075in"/>
    </style:style>
    <style:style style:name="P272" style:parent-style-name="Normale" style:family="paragraph">
      <style:paragraph-properties fo:margin-bottom="0in" fo:line-height="100%"/>
    </style:style>
    <style:style style:name="TableRow273" style:family="table-row">
      <style:table-row-properties/>
    </style:style>
    <style:style style:name="TableCell27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7" style:parent-style-name="Normale" style:family="paragraph">
      <style:paragraph-properties fo:margin-bottom="0in" fo:line-height="100%"/>
    </style:style>
    <style:style style:name="TableCell27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9" style:parent-style-name="Normale" style:family="paragraph">
      <style:paragraph-properties fo:margin-bottom="0in" fo:line-height="100%"/>
    </style:style>
    <style:style style:name="TableRow280" style:family="table-row">
      <style:table-row-properties/>
    </style:style>
    <style:style style:name="TableCell281" style:family="table-cell">
      <style:table-cell-properties fo:border="0.0069in solid #8EAADB" style:writing-mode="lr-tb" fo:padding-top="0in" fo:padding-left="0.075in" fo:padding-bottom="0in" fo:padding-right="0.075in"/>
    </style:style>
    <style:style style:name="P28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3" style:family="table-cell">
      <style:table-cell-properties fo:border="0.0069in solid #8EAADB" style:writing-mode="lr-tb" fo:padding-top="0in" fo:padding-left="0.075in" fo:padding-bottom="0in" fo:padding-right="0.075in"/>
    </style:style>
    <style:style style:name="P284" style:parent-style-name="Normale" style:family="paragraph">
      <style:paragraph-properties fo:margin-bottom="0in" fo:line-height="100%"/>
    </style:style>
    <style:style style:name="TableCell285" style:family="table-cell">
      <style:table-cell-properties fo:border="0.0069in solid #8EAADB" style:writing-mode="lr-tb" fo:padding-top="0in" fo:padding-left="0.075in" fo:padding-bottom="0in" fo:padding-right="0.075in"/>
    </style:style>
    <style:style style:name="P286" style:parent-style-name="Normale" style:family="paragraph">
      <style:paragraph-properties fo:margin-bottom="0in" fo:line-height="100%"/>
    </style:style>
    <style:style style:name="TableRow287" style:family="table-row">
      <style:table-row-properties/>
    </style:style>
    <style:style style:name="TableCell28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8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91" style:parent-style-name="Normale" style:family="paragraph">
      <style:paragraph-properties fo:margin-bottom="0in" fo:line-height="100%"/>
    </style:style>
    <style:style style:name="TableCell29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93" style:parent-style-name="Normale" style:family="paragraph">
      <style:paragraph-properties fo:margin-bottom="0in" fo:line-height="100%"/>
    </style:style>
    <style:style style:name="TableRow294" style:family="table-row">
      <style:table-row-properties/>
    </style:style>
    <style:style style:name="TableCell295" style:family="table-cell">
      <style:table-cell-properties fo:border="0.0069in solid #8EAADB" style:writing-mode="lr-tb" fo:padding-top="0in" fo:padding-left="0.075in" fo:padding-bottom="0in" fo:padding-right="0.075in"/>
    </style:style>
    <style:style style:name="P29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7" style:family="table-cell">
      <style:table-cell-properties fo:border="0.0069in solid #8EAADB" style:writing-mode="lr-tb" fo:padding-top="0in" fo:padding-left="0.075in" fo:padding-bottom="0in" fo:padding-right="0.075in"/>
    </style:style>
    <style:style style:name="P298" style:parent-style-name="Normale" style:family="paragraph">
      <style:paragraph-properties fo:margin-bottom="0in" fo:line-height="100%"/>
    </style:style>
    <style:style style:name="TableCell299" style:family="table-cell">
      <style:table-cell-properties fo:border="0.0069in solid #8EAADB" style:writing-mode="lr-tb" fo:padding-top="0in" fo:padding-left="0.075in" fo:padding-bottom="0in" fo:padding-right="0.075in"/>
    </style:style>
    <style:style style:name="P300" style:parent-style-name="Normale" style:family="paragraph">
      <style:paragraph-properties fo:margin-bottom="0in" fo:line-height="100%"/>
    </style:style>
    <style:style style:name="TableRow301" style:family="table-row">
      <style:table-row-properties/>
    </style:style>
    <style:style style:name="TableCell30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5" style:parent-style-name="Normale" style:family="paragraph">
      <style:paragraph-properties fo:margin-bottom="0in" fo:line-height="100%"/>
    </style:style>
    <style:style style:name="TableCell30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7" style:parent-style-name="Normale" style:family="paragraph">
      <style:paragraph-properties fo:margin-bottom="0in" fo:line-height="100%"/>
    </style:style>
    <style:style style:name="TableRow308" style:family="table-row">
      <style:table-row-properties/>
    </style:style>
    <style:style style:name="TableCell309" style:family="table-cell">
      <style:table-cell-properties fo:border="0.0069in solid #8EAADB" style:writing-mode="lr-tb" fo:padding-top="0in" fo:padding-left="0.075in" fo:padding-bottom="0in" fo:padding-right="0.075in"/>
    </style:style>
    <style:style style:name="P31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11" style:family="table-cell">
      <style:table-cell-properties fo:border="0.0069in solid #8EAADB" style:writing-mode="lr-tb" fo:padding-top="0in" fo:padding-left="0.075in" fo:padding-bottom="0in" fo:padding-right="0.075in"/>
    </style:style>
    <style:style style:name="P312" style:parent-style-name="Normale" style:family="paragraph">
      <style:paragraph-properties fo:margin-bottom="0in" fo:line-height="100%"/>
    </style:style>
    <style:style style:name="TableCell313" style:family="table-cell">
      <style:table-cell-properties fo:border="0.0069in solid #8EAADB" style:writing-mode="lr-tb" fo:padding-top="0in" fo:padding-left="0.075in" fo:padding-bottom="0in" fo:padding-right="0.075in"/>
    </style:style>
    <style:style style:name="P314" style:parent-style-name="Normale" style:family="paragraph">
      <style:paragraph-properties fo:margin-bottom="0in" fo:line-height="100%"/>
    </style:style>
    <style:style style:name="P315" style:parent-style-name="GpsTitolo" style:family="paragraph"/>
    <style:style style:name="P316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17" style:parent-style-name="Gpstesto" style:family="paragraph">
      <style:paragraph-properties fo:text-align="start"/>
    </style:style>
    <style:style style:name="T318" style:parent-style-name="Car.predefinitoparagrafo" style:family="text">
      <style:text-properties style:font-name="Calibri" style:font-name-complex="Calibri" fo:font-size="11pt" style:font-size-asian="11pt"/>
    </style:style>
    <style:style style:name="P319" style:parent-style-name="Gpstesto" style:family="paragraph">
      <style:paragraph-properties fo:text-align="start"/>
    </style:style>
    <style:style style:name="T320" style:parent-style-name="Car.predefinitoparagrafo" style:family="text">
      <style:text-properties style:font-name="Calibri" style:font-name-complex="Calibri" fo:font-size="11pt" style:font-size-asian="11pt"/>
    </style:style>
    <style:style style:name="T321" style:parent-style-name="Car.predefinitoparagrafo" style:family="text">
      <style:text-properties style:font-name="Calibri" style:font-name-complex="Calibri" fo:font-size="11pt" style:font-size-asian="11pt"/>
    </style:style>
    <style:style style:name="P322" style:parent-style-name="Gpstesto" style:family="paragraph">
      <style:paragraph-properties fo:text-align="start"/>
    </style:style>
    <style:style style:name="T323" style:parent-style-name="Car.predefinitoparagrafo" style:family="text">
      <style:text-properties style:font-name="Calibri" style:font-name-complex="Calibri" fo:font-size="11pt" style:font-size-asian="11pt"/>
    </style:style>
    <style:style style:name="P324" style:parent-style-name="Gpstesto" style:family="paragraph">
      <style:paragraph-properties fo:text-align="start"/>
    </style:style>
    <style:style style:name="T325" style:parent-style-name="Car.predefinitoparagrafo" style:family="text">
      <style:text-properties style:font-name="Calibri" style:font-name-complex="Calibri" fo:font-size="11pt" style:font-size-asian="11pt"/>
    </style:style>
    <style:style style:name="P326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27" style:parent-style-name="Gpstesto" style:family="paragraph">
      <style:paragraph-properties fo:text-align="start"/>
    </style:style>
    <style:style style:name="T328" style:parent-style-name="Car.predefinitoparagrafo" style:family="text">
      <style:text-properties style:font-name="Calibri" style:font-name-complex="Calibri" fo:font-size="11pt" style:font-size-asian="11pt"/>
    </style:style>
    <style:style style:name="T329" style:parent-style-name="Car.predefinitoparagrafo" style:family="text">
      <style:text-properties style:font-name="Calibri" style:font-name-complex="Calibri" fo:font-size="11pt" style:font-size-asian="11pt"/>
    </style:style>
    <style:style style:name="P330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331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332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33" style:parent-style-name="Gpstesto" style:family="paragraph">
      <style:paragraph-properties fo:text-align="start"/>
    </style:style>
    <style:style style:name="T334" style:parent-style-name="Car.predefinitoparagrafo" style:family="text">
      <style:text-properties style:font-name="Calibri" style:font-name-complex="Calibri" fo:font-size="11pt" style:font-size-asian="11pt"/>
    </style:style>
    <style:style style:name="P335" style:parent-style-name="Gpstesto" style:family="paragraph">
      <style:paragraph-properties fo:text-align="start"/>
    </style:style>
    <style:style style:name="T336" style:parent-style-name="Car.predefinitoparagrafo" style:family="text">
      <style:text-properties style:font-name="Calibri" style:font-name-complex="Calibri" fo:font-size="11pt" style:font-size-asian="11pt"/>
    </style:style>
    <style:style style:name="T337" style:parent-style-name="Car.predefinitoparagrafo" style:family="text">
      <style:text-properties style:font-name="Calibri" style:font-name-complex="Calibri" fo:font-size="11pt" style:font-size-asian="11pt"/>
    </style:style>
    <style:style style:name="P338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39" style:parent-style-name="Gpstesto" style:family="paragraph">
      <style:paragraph-properties fo:text-align="start"/>
    </style:style>
    <style:style style:name="T340" style:parent-style-name="Car.predefinitoparagrafo" style:family="text">
      <style:text-properties style:font-name="Calibri" style:font-name-complex="Calibri" fo:font-size="11pt" style:font-size-asian="11pt"/>
    </style:style>
    <style:style style:name="P341" style:parent-style-name="GpsTitolo" style:family="paragraph"/>
    <style:style style:name="P342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43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344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45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346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47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348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49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350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51" style:parent-style-name="Gpstesto" style:family="paragraph">
      <style:paragraph-properties fo:text-align="start"/>
    </style:style>
    <style:style style:name="T352" style:parent-style-name="Car.predefinitoparagrafo" style:family="text">
      <style:text-properties style:font-name="Calibri" style:font-name-complex="Calibri" fo:font-size="11pt" style:font-size-asian="11pt"/>
    </style:style>
    <style:style style:name="P353" style:parent-style-name="Gpstesto" style:family="paragraph">
      <style:paragraph-properties fo:text-align="start"/>
    </style:style>
    <style:style style:name="P354" style:parent-style-name="GpsTitolo" style:family="paragraph"/>
    <style:style style:name="P355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356" style:parent-style-name="Gpstesto" style:family="paragraph">
      <style:paragraph-properties fo:text-align="start"/>
    </style:style>
    <style:style style:name="P357" style:parent-style-name="Gpstesto" style:family="paragraph">
      <style:paragraph-properties fo:text-align="start"/>
    </style:style>
    <style:style style:name="P358" style:parent-style-name="Gpstesto" style:family="paragraph">
      <style:paragraph-properties fo:text-align="start"/>
    </style:style>
    <style:style style:name="P359" style:parent-style-name="Gpstesto" style:family="paragraph">
      <style:paragraph-properties fo:text-align="start"/>
    </style:style>
    <style:style style:name="P360" style:parent-style-name="Gpstesto" style:family="paragraph">
      <style:paragraph-properties fo:text-align="start"/>
    </style:style>
    <style:style style:name="P361" style:parent-style-name="Gpstesto" style:family="paragraph">
      <style:paragraph-properties fo:text-align="start"/>
    </style:style>
    <style:style style:name="P362" style:parent-style-name="Gpstesto" style:family="paragraph">
      <style:paragraph-properties fo:text-align="start"/>
    </style:style>
    <style:style style:name="P363" style:parent-style-name="Gpstesto" style:family="paragraph">
      <style:paragraph-properties fo:text-align="start"/>
    </style:style>
    <style:style style:name="P364" style:parent-style-name="Gpstesto" style:family="paragraph">
      <style:paragraph-properties fo:text-align="start"/>
    </style:style>
    <style:style style:name="P365" style:parent-style-name="Gpstesto" style:family="paragraph">
      <style:paragraph-properties fo:text-align="start"/>
    </style:style>
    <style:style style:name="P366" style:parent-style-name="Gpstesto" style:family="paragraph">
      <style:paragraph-properties fo:text-align="start"/>
    </style:style>
    <style:style style:name="P367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368" style:parent-style-name="Gpstesto" style:family="paragraph"/>
    <style:style style:name="T369" style:parent-style-name="Car.predefinitoparagrafo" style:family="text">
      <style:text-properties fo:font-weight="bold" style:font-weight-asian="bold" style:font-weight-complex="bold"/>
    </style:style>
    <style:style style:name="P370" style:parent-style-name="Gpstesto" style:family="paragraph"/>
    <style:style style:name="P371" style:parent-style-name="Gpstesto" style:family="paragraph"/>
    <style:style style:name="P372" style:parent-style-name="Gpstesto" style:family="paragraph"/>
    <style:style style:name="P373" style:parent-style-name="Gpstesto" style:family="paragraph"/>
    <style:style style:name="P374" style:parent-style-name="Gpstesto" style:family="paragraph"/>
    <style:style style:name="P375" style:parent-style-name="Gpstesto" style:family="paragraph"/>
    <style:style style:name="P376" style:parent-style-name="Gpstesto" style:family="paragraph"/>
    <style:style style:name="P377" style:parent-style-name="Gpstesto" style:family="paragraph"/>
    <style:style style:name="P378" style:parent-style-name="Gpstesto" style:family="paragraph"/>
    <style:style style:name="T379" style:parent-style-name="Car.predefinitoparagrafo" style:family="text">
      <style:text-properties fo:font-weight="bold" style:font-weight-asian="bold" style:font-weight-complex="bold"/>
    </style:style>
    <style:style style:name="T380" style:parent-style-name="Car.predefinitoparagrafo" style:family="text">
      <style:text-properties fo:font-weight="bold" style:font-weight-asian="bold" style:font-weight-complex="bold"/>
    </style:style>
    <style:style style:name="T381" style:parent-style-name="Car.predefinitoparagrafo" style:family="text">
      <style:text-properties fo:font-weight="bold" style:font-weight-asian="bold" style:font-weight-complex="bold"/>
    </style:style>
    <style:style style:name="T382" style:parent-style-name="Car.predefinitoparagrafo" style:family="text">
      <style:text-properties fo:font-weight="bold" style:font-weight-asian="bold" style:font-weight-complex="bold"/>
    </style:style>
    <style:style style:name="P383" style:parent-style-name="Gpstesto" style:family="paragraph"/>
    <style:style style:name="P384" style:parent-style-name="Gpstesto" style:family="paragraph"/>
    <style:style style:name="P385" style:parent-style-name="Gpstesto" style:family="paragraph"/>
    <style:style style:name="P386" style:parent-style-name="Gpstesto" style:family="paragraph"/>
    <style:style style:name="P387" style:parent-style-name="Gpstesto" style:family="paragraph"/>
    <style:style style:name="P388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389" style:parent-style-name="Gpstesto" style:family="paragraph">
      <style:paragraph-properties fo:text-align="start"/>
    </style:style>
    <style:style style:name="P390" style:parent-style-name="Gpstesto" style:family="paragraph">
      <style:paragraph-properties fo:text-align="start"/>
    </style:style>
    <style:style style:name="P391" style:parent-style-name="Gpstesto" style:family="paragraph">
      <style:paragraph-properties fo:text-align="start"/>
    </style:style>
    <style:style style:name="P392" style:parent-style-name="Gpstesto" style:family="paragraph">
      <style:paragraph-properties fo:text-align="start"/>
    </style:style>
    <style:style style:name="P393" style:parent-style-name="Gpstesto" style:family="paragraph">
      <style:paragraph-properties fo:text-align="start"/>
    </style:style>
    <style:style style:name="P394" style:parent-style-name="Gpstesto" style:family="paragraph">
      <style:paragraph-properties fo:text-align="start"/>
    </style:style>
    <style:style style:name="P395" style:parent-style-name="Gpstesto" style:family="paragraph"/>
    <style:style style:name="P396" style:parent-style-name="Gpstesto" style:family="paragraph">
      <style:paragraph-properties fo:text-align="start"/>
    </style:style>
    <style:style style:name="P397" style:parent-style-name="Gpstesto" style:family="paragraph">
      <style:paragraph-properties fo:text-align="start"/>
    </style:style>
    <style:style style:name="P398" style:parent-style-name="Gpstesto" style:family="paragraph">
      <style:paragraph-properties fo:text-align="start"/>
    </style:style>
    <style:style style:name="P399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00" style:parent-style-name="Gpstesto" style:family="paragraph">
      <style:paragraph-properties fo:text-align="start"/>
    </style:style>
    <style:style style:name="P401" style:parent-style-name="Gpstesto" style:family="paragraph">
      <style:paragraph-properties fo:text-align="start"/>
    </style:style>
    <style:style style:name="P402" style:parent-style-name="Gpstesto" style:family="paragraph">
      <style:paragraph-properties fo:text-align="start"/>
    </style:style>
    <style:style style:name="P403" style:parent-style-name="Gpstesto" style:family="paragraph">
      <style:paragraph-properties fo:text-align="start"/>
    </style:style>
    <style:style style:name="P404" style:parent-style-name="Gpstesto" style:family="paragraph">
      <style:paragraph-properties fo:text-align="start"/>
    </style:style>
    <style:style style:name="T405" style:parent-style-name="Car.predefinitoparagrafo" style:family="text">
      <style:text-properties fo:font-weight="bold" style:font-weight-asian="bold" style:font-weight-complex="bold"/>
    </style:style>
    <style:style style:name="P406" style:parent-style-name="Gpstesto" style:family="paragraph">
      <style:paragraph-properties fo:text-align="start"/>
    </style:style>
    <style:style style:name="P407" style:parent-style-name="Gpstesto" style:family="paragraph">
      <style:paragraph-properties fo:text-align="start"/>
    </style:style>
    <style:style style:name="P408" style:parent-style-name="Gpstesto" style:family="paragraph">
      <style:paragraph-properties fo:text-align="start"/>
    </style:style>
    <style:style style:name="P409" style:parent-style-name="Gpstesto" style:family="paragraph">
      <style:paragraph-properties fo:text-align="start"/>
    </style:style>
    <style:style style:name="P410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11" style:parent-style-name="Gpstesto" style:family="paragraph">
      <style:paragraph-properties fo:text-align="start"/>
    </style:style>
    <style:style style:name="P412" style:parent-style-name="Gpstesto" style:family="paragraph">
      <style:paragraph-properties fo:text-align="start"/>
    </style:style>
    <style:style style:name="P413" style:parent-style-name="Gpstesto" style:family="paragraph">
      <style:paragraph-properties fo:text-align="start"/>
    </style:style>
    <style:style style:name="P414" style:parent-style-name="Gpstesto" style:family="paragraph">
      <style:paragraph-properties fo:text-align="start"/>
    </style:style>
    <style:style style:name="P415" style:parent-style-name="Gpstesto" style:family="paragraph">
      <style:paragraph-properties fo:text-align="start"/>
    </style:style>
    <style:style style:name="P416" style:parent-style-name="Gpstesto" style:family="paragraph">
      <style:paragraph-properties fo:text-align="start"/>
    </style:style>
    <style:style style:name="P417" style:parent-style-name="Gpstesto" style:family="paragraph">
      <style:paragraph-properties fo:text-align="start"/>
    </style:style>
    <style:style style:name="P418" style:parent-style-name="Gpstesto" style:family="paragraph">
      <style:paragraph-properties fo:text-align="start"/>
    </style:style>
    <style:style style:name="P419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20" style:parent-style-name="Gpstesto" style:family="paragraph">
      <style:paragraph-properties fo:text-align="start"/>
    </style:style>
    <style:style style:name="P421" style:parent-style-name="Gpstesto" style:family="paragraph">
      <style:paragraph-properties fo:text-align="start"/>
    </style:style>
    <style:style style:name="P422" style:parent-style-name="Gpstesto" style:family="paragraph">
      <style:paragraph-properties fo:text-align="start"/>
    </style:style>
    <style:style style:name="P423" style:parent-style-name="Gpstesto" style:family="paragraph">
      <style:paragraph-properties fo:text-align="start"/>
    </style:style>
    <style:style style:name="P424" style:parent-style-name="Gpstesto" style:family="paragraph">
      <style:paragraph-properties fo:text-align="start"/>
    </style:style>
    <style:style style:name="P425" style:parent-style-name="Gpstesto" style:family="paragraph">
      <style:paragraph-properties fo:text-align="start"/>
    </style:style>
    <style:style style:name="P426" style:parent-style-name="Gpstesto" style:family="paragraph">
      <style:paragraph-properties fo:text-align="start"/>
    </style:style>
    <style:style style:name="P427" style:parent-style-name="Gpstesto" style:family="paragraph">
      <style:paragraph-properties fo:text-align="start"/>
    </style:style>
    <style:style style:name="P428" style:parent-style-name="Gpstesto" style:family="paragraph">
      <style:paragraph-properties fo:text-align="start"/>
    </style:style>
    <style:style style:name="P429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30" style:parent-style-name="GpsTitolo" style:family="paragraph"/>
    <style:style style:name="TableColumn432" style:family="table-column">
      <style:table-column-properties style:column-width="0.2923in" style:use-optimal-column-width="false"/>
    </style:style>
    <style:style style:name="TableColumn433" style:family="table-column">
      <style:table-column-properties style:column-width="0.6583in" style:use-optimal-column-width="false"/>
    </style:style>
    <style:style style:name="TableColumn434" style:family="table-column">
      <style:table-column-properties style:column-width="0.227in" style:use-optimal-column-width="false"/>
    </style:style>
    <style:style style:name="TableColumn435" style:family="table-column">
      <style:table-column-properties style:column-width="0.7236in" style:use-optimal-column-width="false"/>
    </style:style>
    <style:style style:name="TableColumn436" style:family="table-column">
      <style:table-column-properties style:column-width="2.502in" style:use-optimal-column-width="false"/>
    </style:style>
    <style:style style:name="TableColumn437" style:family="table-column">
      <style:table-column-properties style:column-width="1.2194in" style:use-optimal-column-width="false"/>
    </style:style>
    <style:style style:name="TableColumn438" style:family="table-column">
      <style:table-column-properties style:column-width="0.0062in" style:use-optimal-column-width="false"/>
    </style:style>
    <style:style style:name="TableColumn439" style:family="table-column">
      <style:table-column-properties style:column-width="1.2145in" style:use-optimal-column-width="false"/>
    </style:style>
    <style:style style:name="Table431" style:family="table">
      <style:table-properties style:width="6.8437in" fo:margin-left="0in" table:align="left"/>
    </style:style>
    <style:style style:name="TableRow440" style:family="table-row">
      <style:table-row-properties style:min-row-height="0.0993in" style:use-optimal-row-height="false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443" style:parent-style-name="Normale" style:family="paragraph">
      <style:paragraph-properties fo:margin-bottom="0in" fo:line-height="100%"/>
    </style:style>
    <style:style style:name="T444" style:parent-style-name="Car.predefinitoparagrafo" style:family="text">
      <style:text-properties style:font-weight-complex="bold" fo:font-style="italic" style:font-style-asian="italic" style:font-style-complex="italic"/>
    </style:style>
    <style:style style:name="T445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e" style:family="paragraph">
      <style:text-properties fo:font-style="italic" style:font-style-asian="italic" style:font-style-complex="italic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452" style:family="table-row">
      <style:table-row-properties style:min-row-height="0.1875in" style:use-optimal-row-height="false"/>
    </style:style>
    <style:style style:name="P45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454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459" style:family="table-row">
      <style:table-row-properties style:min-row-height="0.1875in" style:use-optimal-row-height="false"/>
    </style:style>
    <style:style style:name="P46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461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466" style:family="table-row">
      <style:table-row-properties style:min-row-height="0.1965in" style:use-optimal-row-height="false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e" style:family="paragraph">
      <style:paragraph-properties fo:margin-bottom="0in" fo:line-height="100%">
        <style:tab-stops>
          <style:tab-stop style:type="left" style:position="3.1166in"/>
        </style:tab-stops>
      </style:paragraph-properties>
      <style:text-properties style:font-weight-complex="bold" fo:font-style="italic" style:font-style-asian="italic" style:font-style-complex="italic"/>
    </style:style>
    <style:style style:name="TableRow471" style:family="table-row">
      <style:table-row-properties style:min-row-height="0.1965in" style:use-optimal-row-height="false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e" style:family="paragraph">
      <style:paragraph-properties fo:margin-bottom="0in" fo:line-height="100%"/>
    </style:style>
    <style:style style:name="T474" style:parent-style-name="Car.predefinitoparagrafo" style:family="text">
      <style:text-properties fo:font-weight="bold" style:font-weight-asian="bold" style:font-weight-complex="bold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477" style:parent-style-name="Normale" style:family="paragraph">
      <style:paragraph-properties fo:margin-bottom="0in" fo:line-height="100%"/>
    </style:style>
    <style:style style:name="T478" style:parent-style-name="Car.predefinitoparagrafo" style:family="text">
      <style:text-properties style:font-weight-complex="bold"/>
    </style:style>
    <style:style style:name="TableRow479" style:family="table-row">
      <style:table-row-properties style:min-row-height="0.1965in" style:use-optimal-row-height="false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e" style:family="paragraph">
      <style:paragraph-properties fo:margin-bottom="0in" fo:line-height="100%"/>
    </style:style>
    <style:style style:name="T484" style:parent-style-name="Car.predefinitoparagrafo" style:family="text">
      <style:text-properties fo:font-weight="bold" style:font-weight-asian="bold" style:font-weight-complex="bold"/>
    </style:style>
    <style:style style:name="TableRow485" style:family="table-row">
      <style:table-row-properties style:min-row-height="0.1965in" style:use-optimal-row-height="false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e" style:family="paragraph">
      <style:paragraph-properties fo:margin-bottom="0in" fo:line-height="100%"/>
    </style:style>
    <style:style style:name="T488" style:parent-style-name="Car.predefinitoparagrafo" style:family="text">
      <style:text-properties fo:font-weight="bold" style:font-weight-asian="bold" style:font-weight-complex="bold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e" style:family="paragraph">
      <style:paragraph-properties fo:margin-bottom="0in" fo:line-height="100%"/>
    </style:style>
    <style:style style:name="TableRow491" style:family="table-row">
      <style:table-row-properties style:min-row-height="0.1965in" style:use-optimal-row-height="false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494" style:parent-style-name="Normale" style:family="paragraph">
      <style:paragraph-properties fo:margin-bottom="0in" fo:line-height="100%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e" style:family="paragraph">
      <style:paragraph-properties fo:margin-bottom="0in" fo:line-height="100%"/>
    </style:style>
    <style:style style:name="T497" style:parent-style-name="Car.predefinitoparagrafo" style:family="text">
      <style:text-properties style:font-weight-complex="bold"/>
    </style:style>
    <style:style style:name="TableRow498" style:family="table-row">
      <style:table-row-properties style:min-row-height="0.1965in" style:use-optimal-row-height="false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501" style:parent-style-name="Normale" style:family="paragraph">
      <style:paragraph-properties fo:margin-bottom="0in" fo:line-height="100%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e" style:family="paragraph">
      <style:paragraph-properties fo:margin-bottom="0in" fo:line-height="100%"/>
    </style:style>
    <style:style style:name="T504" style:parent-style-name="Car.predefinitoparagrafo" style:family="text">
      <style:text-properties style:font-weight-complex="bold"/>
    </style:style>
    <style:style style:name="TableRow505" style:family="table-row">
      <style:table-row-properties style:min-row-height="0.1965in" style:use-optimal-row-height="false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e" style:family="paragraph">
      <style:paragraph-properties fo:margin-bottom="0in" fo:line-height="100%"/>
    </style:style>
    <style:style style:name="T508" style:parent-style-name="Car.predefinitoparagrafo" style:family="text">
      <style:text-properties fo:font-weight="bold" style:font-weight-asian="bold" style:font-weight-complex="bold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e" style:family="paragraph">
      <style:paragraph-properties fo:margin-bottom="0in" fo:line-height="100%"/>
    </style:style>
    <style:style style:name="T511" style:parent-style-name="Car.predefinitoparagrafo" style:family="text">
      <style:text-properties style:font-weight-complex="bold"/>
    </style:style>
    <style:style style:name="TableRow512" style:family="table-row">
      <style:table-row-properties style:min-row-height="0.1965in" style:use-optimal-row-height="false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e" style:family="paragraph">
      <style:paragraph-properties fo:margin-bottom="0in" fo:line-height="100%"/>
    </style:style>
    <style:style style:name="T515" style:parent-style-name="Car.predefinitoparagrafo" style:family="text">
      <style:text-properties fo:font-weight="bold" style:font-weight-asian="bold" style:font-weight-complex="bold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e" style:family="paragraph">
      <style:paragraph-properties fo:margin-bottom="0in" fo:line-height="100%"/>
    </style:style>
    <style:style style:name="TableRow518" style:family="table-row">
      <style:table-row-properties style:min-row-height="0.1965in" style:use-optimal-row-height="false"/>
    </style:style>
    <style:style style:name="TableCell5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e" style:family="paragraph">
      <style:paragraph-properties fo:margin-bottom="0in" fo:line-height="100%"/>
    </style:style>
    <style:style style:name="TableRow523" style:family="table-row">
      <style:table-row-properties style:min-row-height="0.1965in" style:use-optimal-row-height="false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e" style:family="paragraph">
      <style:paragraph-properties fo:margin-bottom="0in" fo:line-height="100%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0" style:parent-style-name="Normale" style:family="paragraph">
      <style:paragraph-properties fo:text-align="center" fo:margin-bottom="0in" fo:line-height="100%"/>
      <style:text-properties fo:font-weight="bold" style:font-weight-asian="bold" style:font-weight-complex="bold" fo:text-transform="uppercase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e" style:family="paragraph">
      <style:paragraph-properties fo:margin-bottom="0in" fo:line-height="100%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e" style:family="paragraph">
      <style:paragraph-properties fo:margin-bottom="0in" fo:line-height="100%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e" style:family="paragraph">
      <style:paragraph-properties fo:margin-bottom="0in" fo:line-height="100%"/>
    </style:style>
    <style:style style:name="P545" style:parent-style-name="Normale" style:family="paragraph">
      <style:paragraph-properties fo:margin-bottom="0in" fo:line-height="100%" fo:margin-left="0.2201in">
        <style:tab-stops/>
      </style:paragraph-properties>
    </style:style>
    <style:style style:name="P546" style:parent-style-name="Normale" style:family="paragraph">
      <style:paragraph-properties fo:margin-bottom="0in" fo:line-height="100%" fo:margin-left="0.2201in">
        <style:tab-stops/>
      </style:paragraph-properties>
    </style:style>
    <style:style style:name="P547" style:parent-style-name="Normale" style:family="paragraph">
      <style:paragraph-properties fo:margin-bottom="0in" fo:line-height="100%" fo:margin-left="0.0236in">
        <style:tab-stops/>
      </style:paragraph-properties>
    </style:style>
    <style:style style:name="P548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e" style:family="paragraph">
      <style:paragraph-properties fo:margin-bottom="0in" fo:line-height="100%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e" style:family="paragraph">
      <style:paragraph-properties fo:margin-bottom="0in" fo:line-height="100%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e" style:family="paragraph">
      <style:paragraph-properties fo:margin-bottom="0in" fo:line-height="100%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e" style:family="paragraph">
      <style:paragraph-properties fo:margin-bottom="0in" fo:line-height="100%"/>
    </style:style>
    <style:style style:name="P563" style:parent-style-name="Normale" style:family="paragraph">
      <style:paragraph-properties fo:margin-bottom="0in" fo:line-height="100%" fo:margin-left="0.2201in">
        <style:tab-stops/>
      </style:paragraph-properties>
    </style:style>
    <style:style style:name="P564" style:parent-style-name="Normale" style:family="paragraph">
      <style:paragraph-properties fo:margin-bottom="0in" fo:line-height="100%" fo:margin-left="0.2201in">
        <style:tab-stops/>
      </style:paragraph-properties>
    </style:style>
    <style:style style:name="P565" style:parent-style-name="Normale" style:family="paragraph">
      <style:paragraph-properties fo:margin-bottom="0in" fo:line-height="100%" fo:margin-left="0.2201in">
        <style:tab-stops/>
      </style:paragraph-properties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e" style:family="paragraph">
      <style:paragraph-properties fo:margin-bottom="0in" fo:line-height="100%"/>
    </style:style>
    <style:style style:name="TableCell569" style:family="table-cell">
      <style:table-cell-properties fo:border="0.0069in solid #000000" style:writing-mode="lr-tb" fo:padding-top="0in" fo:padding-left="0.0069in" fo:padding-bottom="0in" fo:padding-right="0.0069in"/>
    </style:style>
    <style:style style:name="P570" style:parent-style-name="Normale" style:family="paragraph">
      <style:paragraph-properties fo:margin-bottom="0in" fo:line-height="100%"/>
    </style:style>
    <style:style style:name="TableCell571" style:family="table-cell">
      <style:table-cell-properties fo:border="0.0069in solid #000000" style:writing-mode="lr-tb" fo:padding-top="0in" fo:padding-left="0.0069in" fo:padding-bottom="0in" fo:padding-right="0.0069in"/>
    </style:style>
    <style:style style:name="P572" style:parent-style-name="Normale" style:family="paragraph">
      <style:paragraph-properties fo:margin-bottom="0in" fo:line-height="100%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e" style:family="paragraph">
      <style:paragraph-properties fo:margin-bottom="0in" fo:line-height="100%"/>
    </style:style>
    <style:style style:name="TableCell576" style:family="table-cell">
      <style:table-cell-properties fo:border="0.0069in solid #000000" style:writing-mode="lr-tb" fo:padding-top="0in" fo:padding-left="0.0069in" fo:padding-bottom="0in" fo:padding-right="0.0069in"/>
    </style:style>
    <style:style style:name="P577" style:parent-style-name="Normale" style:family="paragraph">
      <style:paragraph-properties fo:margin-bottom="0in" fo:line-height="100%"/>
    </style:style>
    <style:style style:name="TableCell578" style:family="table-cell">
      <style:table-cell-properties fo:border="0.0069in solid #000000" style:writing-mode="lr-tb" fo:padding-top="0in" fo:padding-left="0.0069in" fo:padding-bottom="0in" fo:padding-right="0.0069in"/>
    </style:style>
    <style:style style:name="P579" style:parent-style-name="Normale" style:family="paragraph">
      <style:paragraph-properties fo:margin-bottom="0in" fo:line-height="100%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2" style:parent-style-name="Normale" style:family="paragraph">
      <style:paragraph-properties fo:margin-bottom="0in" fo:line-height="100%"/>
    </style:style>
    <style:style style:name="T583" style:parent-style-name="Car.predefinitoparagrafo" style:family="text">
      <style:text-properties fo:font-weight="bold" style:font-weight-asian="bold" style:font-weight-complex="bold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e" style:family="paragraph">
      <style:paragraph-properties fo:margin-bottom="0in" fo:line-height="100%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94" style:family="table-cell">
      <style:table-cell-properties fo:border="0.0069in solid #000000" style:writing-mode="lr-tb" fo:padding-top="0in" fo:padding-left="0.0069in" fo:padding-bottom="0in" fo:padding-right="0.0069in"/>
    </style:style>
    <style:style style:name="P59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e" style:family="paragraph">
      <style:paragraph-properties fo:margin-bottom="0in" fo:line-height="100%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e" style:family="paragraph">
      <style:paragraph-properties fo:margin-bottom="0in" fo:line-height="100%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e" style:family="paragraph">
      <style:paragraph-properties fo:margin-bottom="0in" fo:line-height="100%"/>
    </style:style>
    <style:style style:name="T604" style:parent-style-name="Car.predefinitoparagrafo" style:family="text">
      <style:text-properties fo:font-weight="bold" style:font-weight-asian="bold" style:font-weight-complex="bold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e" style:family="paragraph">
      <style:paragraph-properties fo:margin-bottom="0in" fo:line-height="100%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15" style:family="table-cell">
      <style:table-cell-properties fo:border="0.0069in solid #000000" style:writing-mode="lr-tb" fo:padding-top="0in" fo:padding-left="0.0069in" fo:padding-bottom="0in" fo:padding-right="0.0069in"/>
    </style:style>
    <style:style style:name="P61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e" style:family="paragraph">
      <style:paragraph-properties fo:margin-bottom="0in" fo:line-height="100%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e" style:family="paragraph">
      <style:paragraph-properties fo:margin-bottom="0in" fo:line-height="100%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e" style:family="paragraph">
      <style:paragraph-properties fo:margin-bottom="0in" fo:line-height="100%"/>
    </style:style>
    <style:style style:name="T625" style:parent-style-name="Car.predefinitoparagrafo" style:family="text">
      <style:text-properties fo:font-weight="bold" style:font-weight-asian="bold" style:font-weight-complex="bold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e" style:family="paragraph">
      <style:paragraph-properties fo:margin-bottom="0in" fo:line-height="100%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36" style:family="table-cell">
      <style:table-cell-properties fo:border="0.0069in solid #000000" style:writing-mode="lr-tb" fo:padding-top="0in" fo:padding-left="0.0069in" fo:padding-bottom="0in" fo:padding-right="0.0069in"/>
    </style:style>
    <style:style style:name="P63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e" style:family="paragraph">
      <style:paragraph-properties fo:margin-bottom="0in" fo:line-height="100%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e" style:family="paragraph">
      <style:paragraph-properties fo:margin-bottom="0in" fo:line-height="100%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e" style:family="paragraph">
      <style:paragraph-properties fo:margin-bottom="0in" fo:line-height="100%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56" style:family="table-cell">
      <style:table-cell-properties fo:border="0.0069in solid #000000" style:writing-mode="lr-tb" fo:padding-top="0in" fo:padding-left="0.0069in" fo:padding-bottom="0in" fo:padding-right="0.0069in"/>
    </style:style>
    <style:style style:name="P65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e" style:family="paragraph">
      <style:paragraph-properties fo:margin-bottom="0in" fo:line-height="100%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e" style:family="paragraph">
      <style:paragraph-properties fo:margin-bottom="0in" fo:line-height="100%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e" style:family="paragraph">
      <style:paragraph-properties fo:margin-bottom="0in" fo:line-height="100%"/>
    </style:style>
    <style:style style:name="T666" style:parent-style-name="Car.predefinitoparagrafo" style:family="text">
      <style:text-properties fo:font-weight="bold" style:font-weight-asian="bold" style:font-weight-complex="bold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e" style:family="paragraph">
      <style:paragraph-properties style:text-autospace="none" fo:margin-bottom="0in" fo:line-height="100%"/>
    </style:style>
    <style:style style:name="T672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673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TableColumn675" style:family="table-column">
      <style:table-column-properties style:column-width="0.3708in" style:use-optimal-column-width="false"/>
    </style:style>
    <style:style style:name="TableColumn676" style:family="table-column">
      <style:table-column-properties style:column-width="0.5798in" style:use-optimal-column-width="false"/>
    </style:style>
    <style:style style:name="TableColumn677" style:family="table-column">
      <style:table-column-properties style:column-width="0.3055in" style:use-optimal-column-width="false"/>
    </style:style>
    <style:style style:name="TableColumn678" style:family="table-column">
      <style:table-column-properties style:column-width="0.6451in" style:use-optimal-column-width="false"/>
    </style:style>
    <style:style style:name="TableColumn679" style:family="table-column">
      <style:table-column-properties style:column-width="2.502in" style:use-optimal-column-width="false"/>
    </style:style>
    <style:style style:name="TableColumn680" style:family="table-column">
      <style:table-column-properties style:column-width="1.2194in" style:use-optimal-column-width="false"/>
    </style:style>
    <style:style style:name="TableColumn681" style:family="table-column">
      <style:table-column-properties style:column-width="0.0062in" style:use-optimal-column-width="false"/>
    </style:style>
    <style:style style:name="TableColumn682" style:family="table-column">
      <style:table-column-properties style:column-width="1.2138in" style:use-optimal-column-width="false"/>
    </style:style>
    <style:style style:name="Table674" style:family="table">
      <style:table-properties style:width="6.843in" fo:margin-left="0in" table:align="left"/>
    </style:style>
    <style:style style:name="TableRow683" style:family="table-row">
      <style:table-row-properties style:min-row-height="0.0993in" style:use-optimal-row-height="false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686" style:parent-style-name="Normale" style:family="paragraph">
      <style:paragraph-properties fo:margin-bottom="0in" fo:line-height="100%"/>
    </style:style>
    <style:style style:name="T687" style:parent-style-name="Car.predefinitoparagrafo" style:family="text">
      <style:text-properties style:font-weight-complex="bold" fo:font-style="italic" style:font-style-asian="italic" style:font-style-complex="italic"/>
    </style:style>
    <style:style style:name="T688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e" style:family="paragraph">
      <style:text-properties fo:font-style="italic" style:font-style-asian="italic" style:font-style-complex="italic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695" style:family="table-row">
      <style:table-row-properties style:min-row-height="0.1875in" style:use-optimal-row-height="false"/>
    </style:style>
    <style:style style:name="P69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697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702" style:family="table-row">
      <style:table-row-properties style:min-row-height="0.1875in" style:use-optimal-row-height="false"/>
    </style:style>
    <style:style style:name="P70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704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709" style:family="table-row">
      <style:table-row-properties style:min-row-height="0.1965in" style:use-optimal-row-height="false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714" style:family="table-row">
      <style:table-row-properties style:min-row-height="0.1965in" style:use-optimal-row-height="false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e" style:family="paragraph">
      <style:paragraph-properties fo:margin-bottom="0in" fo:line-height="100%"/>
    </style:style>
    <style:style style:name="T717" style:parent-style-name="Car.predefinitoparagrafo" style:family="text">
      <style:text-properties fo:font-weight="bold" style:font-weight-asian="bold" style:font-weight-complex="bold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720" style:parent-style-name="Normale" style:family="paragraph">
      <style:paragraph-properties fo:margin-bottom="0in" fo:line-height="100%"/>
    </style:style>
    <style:style style:name="T721" style:parent-style-name="Car.predefinitoparagrafo" style:family="text">
      <style:text-properties style:font-weight-complex="bold"/>
    </style:style>
    <style:style style:name="TableRow722" style:family="table-row">
      <style:table-row-properties style:min-row-height="0.1965in" style:use-optimal-row-height="false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e" style:family="paragraph">
      <style:paragraph-properties fo:margin-bottom="0in" fo:line-height="100%"/>
    </style:style>
    <style:style style:name="T727" style:parent-style-name="Car.predefinitoparagrafo" style:family="text">
      <style:text-properties fo:font-weight="bold" style:font-weight-asian="bold" style:font-weight-complex="bold"/>
    </style:style>
    <style:style style:name="TableRow728" style:family="table-row">
      <style:table-row-properties style:min-row-height="0.1965in" style:use-optimal-row-height="false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e" style:family="paragraph">
      <style:paragraph-properties fo:margin-bottom="0in" fo:line-height="100%"/>
    </style:style>
    <style:style style:name="T731" style:parent-style-name="Car.predefinitoparagrafo" style:family="text">
      <style:text-properties fo:font-weight="bold" style:font-weight-asian="bold" style:font-weight-complex="bold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Normale" style:family="paragraph">
      <style:paragraph-properties fo:margin-bottom="0in" fo:line-height="100%"/>
    </style:style>
    <style:style style:name="TableRow734" style:family="table-row">
      <style:table-row-properties style:min-row-height="0.1965in" style:use-optimal-row-height="false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737" style:parent-style-name="Normale" style:family="paragraph">
      <style:paragraph-properties fo:margin-bottom="0in" fo:line-height="100%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e" style:family="paragraph">
      <style:paragraph-properties fo:margin-bottom="0in" fo:line-height="100%"/>
    </style:style>
    <style:style style:name="T740" style:parent-style-name="Car.predefinitoparagrafo" style:family="text">
      <style:text-properties style:font-weight-complex="bold"/>
    </style:style>
    <style:style style:name="TableRow741" style:family="table-row">
      <style:table-row-properties style:min-row-height="0.1965in" style:use-optimal-row-height="false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744" style:parent-style-name="Normale" style:family="paragraph">
      <style:paragraph-properties fo:margin-bottom="0in" fo:line-height="100%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e" style:family="paragraph">
      <style:paragraph-properties fo:margin-bottom="0in" fo:line-height="100%"/>
    </style:style>
    <style:style style:name="TableRow747" style:family="table-row">
      <style:table-row-properties style:min-row-height="0.1965in" style:use-optimal-row-height="false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e" style:family="paragraph">
      <style:paragraph-properties fo:margin-bottom="0in" fo:line-height="100%"/>
    </style:style>
    <style:style style:name="T750" style:parent-style-name="Car.predefinitoparagrafo" style:family="text">
      <style:text-properties fo:font-weight="bold" style:font-weight-asian="bold" style:font-weight-complex="bold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e" style:family="paragraph">
      <style:paragraph-properties fo:margin-bottom="0in" fo:line-height="100%"/>
    </style:style>
    <style:style style:name="T753" style:parent-style-name="Car.predefinitoparagrafo" style:family="text">
      <style:text-properties style:font-weight-complex="bold"/>
    </style:style>
    <style:style style:name="TableRow754" style:family="table-row">
      <style:table-row-properties style:min-row-height="0.1965in" style:use-optimal-row-height="false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e" style:family="paragraph">
      <style:paragraph-properties fo:margin-bottom="0in" fo:line-height="100%"/>
    </style:style>
    <style:style style:name="T757" style:parent-style-name="Car.predefinitoparagrafo" style:family="text">
      <style:text-properties fo:font-weight="bold" style:font-weight-asian="bold" style:font-weight-complex="bold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e" style:family="paragraph">
      <style:paragraph-properties fo:margin-bottom="0in" fo:line-height="100%"/>
    </style:style>
    <style:style style:name="TableRow760" style:family="table-row">
      <style:table-row-properties style:min-row-height="0.1965in" style:use-optimal-row-height="false"/>
    </style:style>
    <style:style style:name="TableCell7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e" style:family="paragraph">
      <style:paragraph-properties fo:margin-bottom="0in" fo:line-height="100%"/>
    </style:style>
    <style:style style:name="TableRow765" style:family="table-row">
      <style:table-row-properties style:min-row-height="0.1965in" style:use-optimal-row-height="false"/>
    </style:style>
    <style:style style:name="TableCell7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e" style:family="paragraph">
      <style:paragraph-properties fo:margin-bottom="0in" fo:line-height="100%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2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85" style:family="table-row">
      <style:table-row-properties style:min-row-height="0.2152in" style:use-optimal-row-height="false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T789" style:parent-style-name="Car.predefinitoparagrafo" style:family="text">
      <style:text-properties fo:font-weight="bold" style:font-weight-asian="bold" style:font-weight-complex="bold"/>
    </style:style>
    <style:style style:name="TableRow790" style:family="table-row">
      <style:table-row-properties style:min-row-height="0.4229in" style:use-optimal-row-height="false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Normale" style:family="paragraph">
      <style:text-properties fo:font-weight="bold" style:font-weight-asian="bold" style:font-weight-complex="bold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e" style:family="paragraph">
      <style:text-properties fo:font-weight="bold" style:font-weight-asian="bold" style:font-weight-complex="bold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e" style:family="paragraph">
      <style:paragraph-properties fo:margin-bottom="0in" fo:line-height="100%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e" style:family="paragraph">
      <style:paragraph-properties fo:margin-bottom="0in" fo:line-height="100%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T808" style:parent-style-name="Car.predefinitoparagrafo" style:family="text">
      <style:text-properties fo:font-weight="bold" style:font-weight-asian="bold" style:font-weight-complex="bold"/>
    </style:style>
    <style:style style:name="T809" style:parent-style-name="Car.predefinitoparagrafo" style:family="text">
      <style:text-properties fo:font-weight="bold" style:font-weight-asian="bold" style:font-weight-complex="bold"/>
    </style:style>
    <style:style style:name="T810" style:parent-style-name="Car.predefinitoparagrafo" style:family="text">
      <style:text-properties fo:font-weight="bold" style:font-weight-asian="bold" style:font-weight-complex="bold"/>
    </style:style>
    <style:style style:name="TableRow811" style:family="table-row">
      <style:table-row-properties style:min-row-height="0.4888in" style:use-optimal-row-height="false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e" style:family="paragraph">
      <style:text-properties fo:font-weight="bold" style:font-weight-asian="bold" style:font-weight-complex="bold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e" style:family="paragraph">
      <style:text-properties fo:font-weight="bold" style:font-weight-asian="bold" style:font-weight-complex="bold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17" style:family="table-row">
      <style:table-row-properties style:min-row-height="0.1805in" style:use-optimal-row-height="false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e" style:family="paragraph">
      <style:text-properties fo:font-weight="bold" style:font-weight-asian="bold" style:font-weight-complex="bold"/>
    </style:style>
    <style:style style:name="TableCell820" style:family="table-cell">
      <style:table-cell-properties fo:border="0.0069in solid #000000" style:writing-mode="lr-tb" fo:padding-top="0in" fo:padding-left="0.0069in" fo:padding-bottom="0in" fo:padding-right="0.0069in"/>
    </style:style>
    <style:style style:name="P821" style:parent-style-name="Normale" style:family="paragraph">
      <style:text-properties fo:font-weight="bold" style:font-weight-asian="bold" style:font-weight-complex="bold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e" style:family="paragraph">
      <style:paragraph-properties fo:margin-bottom="0in"/>
    </style:style>
    <style:style style:name="TableRow824" style:family="table-row">
      <style:table-row-properties style:min-row-height="0.1562in" style:use-optimal-row-height="false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6" style:family="table-row">
      <style:table-row-properties style:use-optimal-row-height="false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T828" style:parent-style-name="Car.predefinitoparagrafo" style:family="text">
      <style:text-properties fo:font-weight="bold" style:font-weight-asian="bold" style:font-weight-complex="bold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e" style:family="paragraph">
      <style:text-properties fo:font-weight="bold" style:font-weight-asian="bold" style:font-weight-complex="bold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T833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834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835" style:parent-style-name="Normale" style:family="paragraph">
      <style:text-properties fo:language="en" fo:country="US"/>
    </style:style>
    <style:style style:name="P836" style:parent-style-name="Normale" style:family="paragraph">
      <style:text-properties fo:language="en" fo:country="US"/>
    </style:style>
    <style:style style:name="TableColumn838" style:family="table-column">
      <style:table-column-properties style:column-width="0.3791in" style:use-optimal-column-width="false"/>
    </style:style>
    <style:style style:name="TableColumn839" style:family="table-column">
      <style:table-column-properties style:column-width="0.584in" style:use-optimal-column-width="false"/>
    </style:style>
    <style:style style:name="TableColumn840" style:family="table-column">
      <style:table-column-properties style:column-width="0.018in" style:use-optimal-column-width="false"/>
    </style:style>
    <style:style style:name="TableColumn841" style:family="table-column">
      <style:table-column-properties style:column-width="0.2972in" style:use-optimal-column-width="false"/>
    </style:style>
    <style:style style:name="TableColumn842" style:family="table-column">
      <style:table-column-properties style:column-width="0.6486in" style:use-optimal-column-width="false"/>
    </style:style>
    <style:style style:name="TableColumn843" style:family="table-column">
      <style:table-column-properties style:column-width="0.0381in" style:use-optimal-column-width="false"/>
    </style:style>
    <style:style style:name="TableColumn844" style:family="table-column">
      <style:table-column-properties style:column-width="2.4277in" style:use-optimal-column-width="false"/>
    </style:style>
    <style:style style:name="TableColumn845" style:family="table-column">
      <style:table-column-properties style:column-width="1.2125in" style:use-optimal-column-width="false"/>
    </style:style>
    <style:style style:name="TableColumn846" style:family="table-column">
      <style:table-column-properties style:column-width="1.2381in" style:use-optimal-column-width="false"/>
    </style:style>
    <style:style style:name="Table837" style:family="table">
      <style:table-properties style:width="6.8437in" fo:margin-left="0in" table:align="left"/>
    </style:style>
    <style:style style:name="TableRow847" style:family="table-row">
      <style:table-row-properties style:min-row-height="0.0993in" style:use-optimal-row-height="false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850" style:parent-style-name="Normale" style:family="paragraph">
      <style:paragraph-properties fo:margin-bottom="0in" fo:line-height="100%"/>
    </style:style>
    <style:style style:name="T851" style:parent-style-name="Car.predefinitoparagrafo" style:family="text">
      <style:text-properties style:font-weight-complex="bold" fo:font-style="italic" style:font-style-asian="italic" style:font-style-complex="italic"/>
    </style:style>
    <style:style style:name="T852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T854" style:parent-style-name="Car.predefinitoparagrafo" style:family="text">
      <style:text-properties fo:font-style="italic" style:font-style-asian="italic" style:font-style-complex="italic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859" style:family="table-row">
      <style:table-row-properties style:min-row-height="0.1875in" style:use-optimal-row-height="false"/>
    </style:style>
    <style:style style:name="P860" style:parent-style-name="Normale" style:family="paragraph">
      <style:paragraph-properties fo:margin-bottom="0in"/>
    </style:style>
    <style:style style:name="P861" style:parent-style-name="Normale" style:family="paragraph">
      <style:paragraph-properties fo:margin-bottom="0in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866" style:family="table-row">
      <style:table-row-properties style:min-row-height="0.1875in" style:use-optimal-row-height="false"/>
    </style:style>
    <style:style style:name="P867" style:parent-style-name="Normale" style:family="paragraph">
      <style:paragraph-properties fo:margin-bottom="0in"/>
    </style:style>
    <style:style style:name="P868" style:parent-style-name="Normale" style:family="paragraph">
      <style:paragraph-properties fo:margin-bottom="0in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873" style:family="table-row">
      <style:table-row-properties style:min-row-height="0.1965in" style:use-optimal-row-height="false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878" style:family="table-row">
      <style:table-row-properties style:min-row-height="0.1965in" style:use-optimal-row-height="false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e" style:family="paragraph">
      <style:paragraph-properties fo:margin-bottom="0in" fo:line-height="100%"/>
    </style:style>
    <style:style style:name="T881" style:parent-style-name="Car.predefinitoparagrafo" style:family="text">
      <style:text-properties fo:font-weight="bold" style:font-weight-asian="bold" style:font-weight-complex="bold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884" style:parent-style-name="Normale" style:family="paragraph">
      <style:paragraph-properties fo:margin-bottom="0in" fo:line-height="100%"/>
    </style:style>
    <style:style style:name="T885" style:parent-style-name="Car.predefinitoparagrafo" style:family="text">
      <style:text-properties style:font-weight-complex="bold"/>
    </style:style>
    <style:style style:name="TableRow886" style:family="table-row">
      <style:table-row-properties style:min-row-height="0.1965in" style:use-optimal-row-height="false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Normale" style:family="paragraph">
      <style:paragraph-properties fo:margin-bottom="0in" fo:line-height="100%"/>
    </style:style>
    <style:style style:name="T891" style:parent-style-name="Car.predefinitoparagrafo" style:family="text">
      <style:text-properties fo:font-weight="bold" style:font-weight-asian="bold" style:font-weight-complex="bold"/>
    </style:style>
    <style:style style:name="TableRow892" style:family="table-row">
      <style:table-row-properties style:min-row-height="0.1965in" style:use-optimal-row-height="false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Normale" style:family="paragraph">
      <style:paragraph-properties fo:margin-bottom="0in" fo:line-height="100%"/>
    </style:style>
    <style:style style:name="T895" style:parent-style-name="Car.predefinitoparagrafo" style:family="text">
      <style:text-properties fo:font-weight="bold" style:font-weight-asian="bold" style:font-weight-complex="bold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e" style:family="paragraph">
      <style:paragraph-properties fo:margin-bottom="0in" fo:line-height="100%"/>
    </style:style>
    <style:style style:name="TableRow898" style:family="table-row">
      <style:table-row-properties style:min-row-height="0.1965in" style:use-optimal-row-height="false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901" style:parent-style-name="Normale" style:family="paragraph">
      <style:paragraph-properties fo:margin-bottom="0in" fo:line-height="100%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e" style:family="paragraph">
      <style:paragraph-properties fo:margin-bottom="0in" fo:line-height="100%"/>
    </style:style>
    <style:style style:name="T904" style:parent-style-name="Car.predefinitoparagrafo" style:family="text">
      <style:text-properties style:font-weight-complex="bold"/>
    </style:style>
    <style:style style:name="TableRow905" style:family="table-row">
      <style:table-row-properties style:min-row-height="0.1965in" style:use-optimal-row-height="false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908" style:parent-style-name="Normale" style:family="paragraph">
      <style:paragraph-properties fo:margin-bottom="0in" fo:line-height="100%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e" style:family="paragraph">
      <style:paragraph-properties fo:margin-bottom="0in" fo:line-height="100%"/>
    </style:style>
    <style:style style:name="T911" style:parent-style-name="Car.predefinitoparagrafo" style:family="text">
      <style:text-properties style:font-weight-complex="bold"/>
    </style:style>
    <style:style style:name="TableRow912" style:family="table-row">
      <style:table-row-properties style:min-row-height="0.1965in" style:use-optimal-row-height="false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e" style:family="paragraph">
      <style:paragraph-properties fo:margin-bottom="0in" fo:line-height="100%"/>
    </style:style>
    <style:style style:name="T915" style:parent-style-name="Car.predefinitoparagrafo" style:family="text">
      <style:text-properties fo:font-weight="bold" style:font-weight-asian="bold" style:font-weight-complex="bold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Normale" style:family="paragraph">
      <style:paragraph-properties fo:margin-bottom="0in" fo:line-height="100%"/>
    </style:style>
    <style:style style:name="T918" style:parent-style-name="Car.predefinitoparagrafo" style:family="text">
      <style:text-properties style:font-weight-complex="bold"/>
    </style:style>
    <style:style style:name="TableRow919" style:family="table-row">
      <style:table-row-properties style:min-row-height="0.1965in" style:use-optimal-row-height="false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e" style:family="paragraph">
      <style:paragraph-properties fo:margin-bottom="0in" fo:line-height="100%"/>
    </style:style>
    <style:style style:name="T922" style:parent-style-name="Car.predefinitoparagrafo" style:family="text">
      <style:text-properties fo:font-weight="bold" style:font-weight-asian="bold" style:font-weight-complex="bold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e" style:family="paragraph">
      <style:paragraph-properties fo:margin-bottom="0in" fo:line-height="100%"/>
    </style:style>
    <style:style style:name="TableRow925" style:family="table-row">
      <style:table-row-properties style:min-row-height="0.1965in" style:use-optimal-row-height="false"/>
    </style:style>
    <style:style style:name="TableCell9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e" style:family="paragraph">
      <style:paragraph-properties fo:margin-bottom="0in" fo:line-height="100%"/>
    </style:style>
    <style:style style:name="TableRow930" style:family="table-row">
      <style:table-row-properties style:min-row-height="0.1965in" style:use-optimal-row-height="false"/>
    </style:style>
    <style:style style:name="TableCell9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Normale" style:family="paragraph">
      <style:paragraph-properties fo:margin-bottom="0in" fo:line-height="100%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7" style:parent-style-name="Normale" style:family="paragraph">
      <style:text-properties fo:font-weight="bold" style:font-weight-asian="bold" style:font-weight-complex="bold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94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94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47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e" style:family="paragraph">
      <style:paragraph-properties fo:margin-bottom="0in" fo:line-height="100%"/>
    </style:style>
    <style:style style:name="P953" style:parent-style-name="Normale" style:family="paragraph">
      <style:paragraph-properties fo:margin-bottom="0in" fo:line-height="100%" fo:margin-left="0.2201in">
        <style:tab-stops/>
      </style:paragraph-properties>
    </style:style>
    <style:style style:name="P954" style:parent-style-name="Normale" style:family="paragraph">
      <style:paragraph-properties fo:margin-bottom="0in" fo:line-height="100%" fo:margin-left="0.2201in">
        <style:tab-stops/>
      </style:paragraph-properties>
    </style:style>
    <style:style style:name="P955" style:parent-style-name="Normale" style:family="paragraph">
      <style:paragraph-properties fo:margin-bottom="0in" fo:line-height="100%" fo:margin-left="0.2201in">
        <style:tab-stops/>
      </style:paragraph-properties>
    </style:style>
    <style:style style:name="TableRow956" style:family="table-row">
      <style:table-row-properties style:use-optimal-row-height="false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Normale" style:family="paragraph">
      <style:paragraph-properties fo:margin-bottom="0in" fo:line-height="100%"/>
    </style:style>
    <style:style style:name="P965" style:parent-style-name="Normale" style:family="paragraph">
      <style:paragraph-properties fo:margin-bottom="0in" fo:line-height="100%" fo:margin-left="0.2201in">
        <style:tab-stops/>
      </style:paragraph-properties>
    </style:style>
    <style:style style:name="P966" style:parent-style-name="Normale" style:family="paragraph">
      <style:paragraph-properties fo:margin-bottom="0in" fo:line-height="100%" fo:margin-left="0.2201in">
        <style:tab-stops/>
      </style:paragraph-properties>
      <style:text-properties style:font-style-complex="italic"/>
    </style:style>
    <style:style style:name="P967" style:parent-style-name="Normale" style:family="paragraph">
      <style:paragraph-properties fo:margin-bottom="0in" fo:line-height="100%" fo:margin-left="0.2201in">
        <style:tab-stops/>
      </style:paragraph-properties>
      <style:text-properties style:font-style-complex="italic"/>
    </style:style>
    <style:style style:name="P968" style:parent-style-name="Normale" style:family="paragraph">
      <style:paragraph-properties fo:margin-bottom="0in" fo:line-height="100%" fo:margin-left="0.2201in">
        <style:tab-stops/>
      </style:paragraph-properties>
      <style:text-properties fo:language="en" fo:country="US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9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9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97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77" style:parent-style-name="Normale" style:family="paragraph">
      <style:paragraph-properties fo:margin-bottom="0in" fo:line-height="100%"/>
    </style:style>
    <style:style style:name="TableRow978" style:family="table-row">
      <style:table-row-properties style:use-optimal-row-height="false"/>
    </style:style>
    <style:style style:name="TableCell97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80" style:parent-style-name="Normale" style:family="paragraph">
      <style:paragraph-properties fo:margin-bottom="0in" fo:line-height="100%"/>
    </style:style>
    <style:style style:name="TableRow981" style:family="table-row">
      <style:table-row-properties style:use-optimal-row-height="false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T983" style:parent-style-name="Car.predefinitoparagrafo" style:family="text">
      <style:text-properties fo:font-weight="bold" style:font-weight-asian="bold" style:font-weight-complex="bold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Normale" style:family="paragraph">
      <style:text-properties fo:font-weight="bold" style:font-weight-asian="bold" style:font-weight-complex="bold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Normale" style:family="paragraph">
      <style:text-properties fo:font-weight="bold" style:font-weight-asian="bold" style:font-weight-complex="bold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Normale" style:family="paragraph">
      <style:paragraph-properties fo:margin-bottom="0in" fo:line-height="100%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3" style:parent-style-name="Normale" style:family="paragraph">
      <style:text-properties fo:font-weight="bold" style:font-weight-asian="bold" style:font-weight-complex="bold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e" style:family="paragraph">
      <style:text-properties fo:font-weight="bold" style:font-weight-asian="bold" style:font-weight-complex="bold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Normale" style:family="paragraph">
      <style:paragraph-properties fo:margin-bottom="0in" fo:line-height="100%"/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e" style:family="paragraph">
      <style:paragraph-properties fo:margin-bottom="0in" fo:line-height="100%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T1003" style:parent-style-name="Car.predefinitoparagrafo" style:family="text">
      <style:text-properties fo:font-weight="bold" style:font-weight-asian="bold" style:font-weight-complex="bold"/>
    </style:style>
    <style:style style:name="TableRow1004" style:family="table-row">
      <style:table-row-properties style:use-optimal-row-height="false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Normale" style:family="paragraph">
      <style:text-properties fo:font-weight="bold" style:font-weight-asian="bold" style:font-weight-complex="bold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Normale" style:family="paragraph">
      <style:text-properties fo:font-weight="bold" style:font-weight-asian="bold" style:font-weight-complex="bold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Normale" style:family="paragraph">
      <style:paragraph-properties fo:margin-bottom="0in" fo:line-height="100%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1013" style:parent-style-name="Car.predefinitoparagrafo" style:family="text">
      <style:text-properties fo:font-weight="bold" style:font-weight-asian="bold" style:font-weight-complex="bold"/>
    </style:style>
    <style:style style:name="T1014" style:parent-style-name="Car.predefinitoparagrafo" style:family="text">
      <style:text-properties fo:font-weight="bold" style:font-weight-asian="bold" style:font-weight-complex="bold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e" style:family="paragraph">
      <style:text-properties fo:font-weight="bold" style:font-weight-asian="bold" style:font-weight-complex="bold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Normale" style:family="paragraph">
      <style:paragraph-properties fo:margin-bottom="0in" fo:line-height="100%"/>
    </style:style>
    <style:style style:name="TableRow1019" style:family="table-row">
      <style:table-row-properties style:use-optimal-row-height="false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rmale" style:family="paragraph">
      <style:paragraph-properties fo:margin-bottom="0in" fo:line-height="100%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Normale" style:family="paragraph">
      <style:paragraph-properties fo:margin-bottom="0in" fo:line-height="100%"/>
    </style:style>
    <style:style style:name="T1025" style:parent-style-name="Car.predefinitoparagrafo" style:family="text">
      <style:text-properties fo:font-weight="bold" style:font-weight-asian="bold" style:font-weight-complex="bold"/>
    </style:style>
    <style:style style:name="TableRow1026" style:family="table-row">
      <style:table-row-properties style:use-optimal-row-height="false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29" style:family="table-cell">
      <style:table-cell-properties fo:border="0.0069in solid #000000" style:writing-mode="lr-tb" fo:padding-top="0in" fo:padding-left="0.0069in" fo:padding-bottom="0in" fo:padding-right="0.0069in"/>
    </style:style>
    <style:style style:name="P1030" style:parent-style-name="Normale" style:family="paragraph">
      <style:paragraph-properties fo:margin-bottom="0in" fo:line-height="100%"/>
    </style:style>
    <style:style style:name="T1031" style:parent-style-name="Car.predefinitoparagrafo" style:family="text">
      <style:text-properties fo:font-weight="bold" style:font-weight-asian="bold" style:font-weight-complex="bold"/>
    </style:style>
    <style:style style:name="TableCell1032" style:family="table-cell">
      <style:table-cell-properties fo:border="0.0069in solid #000000" style:writing-mode="lr-tb" fo:padding-top="0in" fo:padding-left="0.0069in" fo:padding-bottom="0in" fo:padding-right="0.0069in"/>
    </style:style>
    <style:style style:name="P1033" style:parent-style-name="Normale" style:family="paragraph">
      <style:paragraph-properties fo:margin-bottom="0in" fo:line-height="100%"/>
    </style:style>
    <style:style style:name="TableRow1034" style:family="table-row">
      <style:table-row-properties style:use-optimal-row-height="false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37" style:family="table-cell">
      <style:table-cell-properties fo:border="0.0069in solid #000000" style:writing-mode="lr-tb" fo:padding-top="0in" fo:padding-left="0.0069in" fo:padding-bottom="0in" fo:padding-right="0.0069in"/>
    </style:style>
    <style:style style:name="P103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39" style:family="table-cell">
      <style:table-cell-properties fo:border="0.0069in solid #000000" style:writing-mode="lr-tb" fo:padding-top="0in" fo:padding-left="0.0069in" fo:padding-bottom="0in" fo:padding-right="0.0069in"/>
    </style:style>
    <style:style style:name="P1040" style:parent-style-name="Normale" style:family="paragraph">
      <style:paragraph-properties fo:margin-bottom="0in" fo:line-height="100%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e" style:family="paragraph">
      <style:paragraph-properties fo:margin-bottom="0in" fo:line-height="100%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T1046" style:parent-style-name="Car.predefinitoparagrafo" style:family="text">
      <style:text-properties fo:font-weight="bold" style:font-weight-asian="bold" style:font-weight-complex="bold"/>
    </style:style>
    <style:style style:name="T1047" style:parent-style-name="Car.predefinitoparagrafo" style:family="text">
      <style:text-properties fo:font-weight="bold" style:font-weight-asian="bold" style:font-weight-complex="bold"/>
    </style:style>
    <style:style style:name="TableRow1048" style:family="table-row">
      <style:table-row-properties style:use-optimal-row-height="false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e" style:family="paragraph">
      <style:text-properties fo:font-weight="bold" style:font-weight-asian="bold" style:font-weight-complex="bold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e" style:family="paragraph">
      <style:text-properties fo:font-weight="bold" style:font-weight-asian="bold" style:font-weight-complex="bold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e" style:family="paragraph">
      <style:text-properties fo:font-weight="bold" style:font-weight-asian="bold" style:font-weight-complex="bold"/>
    </style:style>
    <style:style style:name="TableCell1057" style:family="table-cell">
      <style:table-cell-properties fo:border="0.0069in solid #000000" style:writing-mode="lr-tb" fo:padding-top="0in" fo:padding-left="0.0069in" fo:padding-bottom="0in" fo:padding-right="0.0069in"/>
    </style:style>
    <style:style style:name="P1058" style:parent-style-name="Normale" style:family="paragraph">
      <style:text-properties fo:font-weight="bold" style:font-weight-asian="bold" style:font-weight-complex="bold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T1064" style:parent-style-name="Car.predefinitoparagrafo" style:family="text">
      <style:text-properties fo:font-weight="bold" style:font-weight-asian="bold" style:font-weight-complex="bold"/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e" style:family="paragraph">
      <style:text-properties fo:font-weight="bold" style:font-weight-asian="bold" style:font-weight-complex="bold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T1069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070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TableColumn1072" style:family="table-column">
      <style:table-column-properties style:column-width="0.3743in" style:use-optimal-column-width="false"/>
    </style:style>
    <style:style style:name="TableColumn1073" style:family="table-column">
      <style:table-column-properties style:column-width="1.1027in" style:use-optimal-column-width="false"/>
    </style:style>
    <style:style style:name="TableColumn1074" style:family="table-column">
      <style:table-column-properties style:column-width="0.0979in" style:use-optimal-column-width="false"/>
    </style:style>
    <style:style style:name="TableColumn1075" style:family="table-column">
      <style:table-column-properties style:column-width="0.3305in" style:use-optimal-column-width="false"/>
    </style:style>
    <style:style style:name="TableColumn1076" style:family="table-column">
      <style:table-column-properties style:column-width="0.1291in" style:use-optimal-column-width="false"/>
    </style:style>
    <style:style style:name="TableColumn1077" style:family="table-column">
      <style:table-column-properties style:column-width="2.3729in" style:use-optimal-column-width="false"/>
    </style:style>
    <style:style style:name="TableColumn1078" style:family="table-column">
      <style:table-column-properties style:column-width="1.2194in" style:use-optimal-column-width="false"/>
    </style:style>
    <style:style style:name="TableColumn1079" style:family="table-column">
      <style:table-column-properties style:column-width="0.0062in" style:use-optimal-column-width="false"/>
    </style:style>
    <style:style style:name="TableColumn1080" style:family="table-column">
      <style:table-column-properties style:column-width="1.2138in" style:use-optimal-column-width="false"/>
    </style:style>
    <style:style style:name="TableColumn1081" style:family="table-column">
      <style:table-column-properties style:column-width="0.0437in" style:use-optimal-column-width="false"/>
    </style:style>
    <style:style style:name="Table1071" style:family="table">
      <style:table-properties style:width="6.8909in" fo:margin-left="-0.0034in" table:align="left"/>
    </style:style>
    <style:style style:name="TableRow1082" style:family="table-row">
      <style:table-row-properties style:min-row-height="0.0993in" style:use-optimal-row-height="false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Normale" style:family="paragraph">
      <style:paragraph-properties fo:margin-bottom="0in" fo:line-height="100%"/>
    </style:style>
    <style:style style:name="T1085" style:parent-style-name="Car.predefinitoparagrafo" style:family="text">
      <style:text-properties fo:font-weight="bold" style:font-weight-asian="bold" style:font-weight-complex="bold"/>
    </style:style>
    <style:style style:name="T1086" style:parent-style-name="Car.predefinitoparagrafo" style:family="text">
      <style:text-properties style:font-weight-complex="bold" fo:font-style="italic" style:font-style-asian="italic" style:font-style-complex="italic"/>
    </style:style>
    <style:style style:name="P1087" style:parent-style-name="Normale" style:family="paragraph">
      <style:paragraph-properties fo:margin-bottom="0in" fo:line-height="100%"/>
    </style:style>
    <style:style style:name="T1088" style:parent-style-name="Car.predefinitoparagrafo" style:family="text">
      <style:text-properties style:font-weight-complex="bold" fo:font-style="italic" style:font-style-asian="italic" style:font-style-complex="italic"/>
    </style:style>
    <style:style style:name="T1089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090" style:family="table-cell">
      <style:table-cell-properties fo:border="0.0069in solid #000000" style:writing-mode="lr-tb" fo:padding-top="0in" fo:padding-left="0.0069in" fo:padding-bottom="0in" fo:padding-right="0.0069in"/>
    </style:style>
    <style:style style:name="P1091" style:parent-style-name="Normale" style:family="paragraph">
      <style:paragraph-properties fo:margin-bottom="0in" fo:line-height="100%"/>
    </style:style>
    <style:style style:name="T1092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1097" style:family="table-row">
      <style:table-row-properties style:min-row-height="0.1875in" style:use-optimal-row-height="false"/>
    </style:style>
    <style:style style:name="P1098" style:parent-style-name="Normale" style:family="paragraph">
      <style:paragraph-properties fo:margin-bottom="0in"/>
      <style:text-properties fo:hyphenate="true"/>
    </style:style>
    <style:style style:name="P1099" style:parent-style-name="Normale" style:family="paragraph">
      <style:paragraph-properties fo:margin-bottom="0in"/>
      <style:text-properties style:font-weight-complex="bold" fo:font-style="italic" style:font-style-asian="italic" style:font-style-complex="italic" fo:background-color="#FFFF00" fo:hyphenate="true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1104" style:family="table-row">
      <style:table-row-properties style:min-row-height="0.1875in" style:use-optimal-row-height="false"/>
    </style:style>
    <style:style style:name="P1105" style:parent-style-name="Normale" style:family="paragraph">
      <style:paragraph-properties fo:margin-bottom="0in"/>
      <style:text-properties fo:hyphenate="true"/>
    </style:style>
    <style:style style:name="P1106" style:parent-style-name="Normale" style:family="paragraph">
      <style:paragraph-properties fo:margin-bottom="0in"/>
      <style:text-properties style:font-weight-complex="bold" fo:font-style="italic" style:font-style-asian="italic" style:font-style-complex="italic" fo:background-color="#FFFF00" fo:hyphenate="true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1111" style:family="table-row">
      <style:table-row-properties style:min-row-height="0.1965in" style:use-optimal-row-height="false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1116" style:family="table-row">
      <style:table-row-properties style:min-row-height="0.1965in" style:use-optimal-row-height="false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Normale" style:family="paragraph">
      <style:paragraph-properties fo:margin-bottom="0in" fo:line-height="100%"/>
    </style:style>
    <style:style style:name="T1119" style:parent-style-name="Car.predefinitoparagrafo" style:family="text">
      <style:text-properties fo:font-weight="bold" style:font-weight-asian="bold" style:font-weight-complex="bold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1122" style:parent-style-name="Normale" style:family="paragraph">
      <style:paragraph-properties fo:margin-bottom="0in" fo:line-height="100%"/>
    </style:style>
    <style:style style:name="T1123" style:parent-style-name="Car.predefinitoparagrafo" style:family="text">
      <style:text-properties style:font-weight-complex="bold"/>
    </style:style>
    <style:style style:name="T1124" style:parent-style-name="Car.predefinitoparagrafo" style:family="text">
      <style:text-properties style:font-weight-complex="bold"/>
    </style:style>
    <style:style style:name="TableRow1125" style:family="table-row">
      <style:table-row-properties style:min-row-height="0.1965in" style:use-optimal-row-height="false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Normale" style:family="paragraph">
      <style:paragraph-properties fo:margin-bottom="0in" fo:line-height="100%"/>
    </style:style>
    <style:style style:name="TableRow1130" style:family="table-row">
      <style:table-row-properties style:min-row-height="0.1965in" style:use-optimal-row-height="false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Normale" style:family="paragraph">
      <style:paragraph-properties fo:margin-bottom="0in" fo:line-height="100%"/>
    </style:style>
    <style:style style:name="T1133" style:parent-style-name="Car.predefinitoparagrafo" style:family="text">
      <style:text-properties fo:font-weight="bold" style:font-weight-asian="bold" style:font-weight-complex="bold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e" style:family="paragraph">
      <style:paragraph-properties fo:margin-bottom="0in" fo:line-height="100%"/>
    </style:style>
    <style:style style:name="T1136" style:parent-style-name="Car.predefinitoparagrafo" style:family="text">
      <style:text-properties style:font-weight-complex="bold"/>
    </style:style>
    <style:style style:name="TableRow1137" style:family="table-row">
      <style:table-row-properties style:min-row-height="0.1965in" style:use-optimal-row-height="false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1140" style:parent-style-name="Normale" style:family="paragraph">
      <style:paragraph-properties fo:margin-bottom="0in" fo:line-height="100%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Normale" style:family="paragraph">
      <style:paragraph-properties fo:margin-bottom="0in" fo:line-height="100%"/>
    </style:style>
    <style:style style:name="T1143" style:parent-style-name="Car.predefinitoparagrafo" style:family="text">
      <style:text-properties style:font-weight-complex="bold"/>
    </style:style>
    <style:style style:name="TableRow1144" style:family="table-row">
      <style:table-row-properties style:min-row-height="0.1965in" style:use-optimal-row-height="false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1147" style:parent-style-name="Normale" style:family="paragraph">
      <style:paragraph-properties fo:margin-bottom="0in" fo:line-height="100%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Normale" style:family="paragraph">
      <style:paragraph-properties fo:margin-bottom="0in" fo:line-height="100%"/>
    </style:style>
    <style:style style:name="T1150" style:parent-style-name="Car.predefinitoparagrafo" style:family="text">
      <style:text-properties style:font-weight-complex="bold"/>
    </style:style>
    <style:style style:name="TableRow1151" style:family="table-row">
      <style:table-row-properties style:min-row-height="0.1965in" style:use-optimal-row-height="false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Normale" style:family="paragraph">
      <style:paragraph-properties fo:margin-bottom="0in" fo:line-height="100%"/>
    </style:style>
    <style:style style:name="T1154" style:parent-style-name="Car.predefinitoparagrafo" style:family="text">
      <style:text-properties fo:font-weight="bold" style:font-weight-asian="bold" style:font-weight-complex="bold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Normale" style:family="paragraph">
      <style:paragraph-properties fo:margin-bottom="0in" fo:line-height="100%"/>
    </style:style>
    <style:style style:name="T1157" style:parent-style-name="Car.predefinitoparagrafo" style:family="text">
      <style:text-properties style:font-weight-complex="bold"/>
    </style:style>
    <style:style style:name="TableRow1158" style:family="table-row">
      <style:table-row-properties style:min-row-height="0.1965in" style:use-optimal-row-height="false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Normale" style:family="paragraph">
      <style:paragraph-properties fo:margin-bottom="0in" fo:line-height="100%"/>
    </style:style>
    <style:style style:name="T1161" style:parent-style-name="Car.predefinitoparagrafo" style:family="text">
      <style:text-properties fo:font-weight="bold" style:font-weight-asian="bold" style:font-weight-complex="bold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Normale" style:family="paragraph">
      <style:paragraph-properties fo:margin-bottom="0in" fo:line-height="100%"/>
    </style:style>
    <style:style style:name="TableRow1164" style:family="table-row">
      <style:table-row-properties style:min-row-height="0.1965in" style:use-optimal-row-height="false"/>
    </style:style>
    <style:style style:name="TableCell1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P1168" style:parent-style-name="Normale" style:family="paragraph">
      <style:paragraph-properties fo:margin-bottom="0in" fo:line-height="100%"/>
    </style:style>
    <style:style style:name="TableRow1169" style:family="table-row">
      <style:table-row-properties style:min-row-height="0.1965in" style:use-optimal-row-height="false"/>
    </style:style>
    <style:style style:name="TableCell1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Normale" style:family="paragraph">
      <style:paragraph-properties fo:margin-bottom="0in" fo:line-height="100%"/>
    </style:style>
    <style:style style:name="TableRow1174" style:family="table-row">
      <style:table-row-properties style:use-optimal-row-height="false"/>
    </style:style>
    <style:style style:name="TableCell1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6" style:parent-style-name="Normale" style:family="paragraph">
      <style:paragraph-properties fo:text-align="center" fo:margin-bottom="0in" fo:line-height="100%"/>
      <style:text-properties fo:font-weight="bold" style:font-weight-asian="bold" style:font-weight-complex="bold" fo:text-transform="uppercase"/>
    </style:style>
    <style:style style:name="TableRow1177" style:family="table-row">
      <style:table-row-properties style:use-optimal-row-height="false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Normale" style:family="paragraph">
      <style:paragraph-properties fo:margin-bottom="0in" fo:line-height="100%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Normale" style:family="paragraph">
      <style:paragraph-properties fo:margin-bottom="0in" fo:line-height="100%"/>
    </style:style>
    <style:style style:name="TableRow1184" style:family="table-row">
      <style:table-row-properties style:use-optimal-row-height="false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e" style:family="paragraph">
      <style:paragraph-properties fo:margin-bottom="0in" fo:line-height="100%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e" style:family="paragraph">
      <style:paragraph-properties fo:margin-bottom="0in" fo:line-height="100%"/>
    </style:style>
    <style:style style:name="P1191" style:parent-style-name="Normale" style:family="paragraph">
      <style:paragraph-properties fo:margin-bottom="0in" fo:line-height="100%"/>
    </style:style>
    <style:style style:name="P1192" style:parent-style-name="Normale" style:family="paragraph">
      <style:paragraph-properties fo:margin-bottom="0in" fo:line-height="100%"/>
    </style:style>
    <style:style style:name="P1193" style:parent-style-name="Normale" style:family="paragraph">
      <style:paragraph-properties fo:margin-bottom="0in" fo:line-height="100%"/>
    </style:style>
    <style:style style:name="P1194" style:parent-style-name="Normale" style:family="paragraph">
      <style:paragraph-properties fo:margin-bottom="0in" fo:line-height="100%"/>
    </style:style>
    <style:style style:name="P1195" style:parent-style-name="Normale" style:family="paragraph">
      <style:paragraph-properties fo:margin-bottom="0in" fo:line-height="100%"/>
    </style:style>
    <style:style style:name="P1196" style:parent-style-name="Normale" style:family="paragraph">
      <style:paragraph-properties fo:margin-bottom="0in" fo:line-height="100%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Normale" style:family="paragraph">
      <style:paragraph-properties fo:margin-bottom="0in" fo:line-height="100%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P1201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Normale" style:family="paragraph">
      <style:paragraph-properties fo:margin-bottom="0in" fo:line-height="100%"/>
    </style:style>
    <style:style style:name="TableRow1204" style:family="table-row">
      <style:table-row-properties style:min-row-height="0.7562in" style:use-optimal-row-height="false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Normale" style:family="paragraph">
      <style:paragraph-properties fo:margin-bottom="0in" fo:line-height="100%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1209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10" style:parent-style-name="Normale" style:family="paragraph">
      <style:paragraph-properties fo:margin-bottom="0in" fo:line-height="100%"/>
    </style:style>
    <style:style style:name="T1211" style:parent-style-name="Car.predefinitoparagrafo" style:family="text">
      <style:text-properties style:font-style-complex="italic"/>
    </style:style>
    <style:style style:name="T1212" style:parent-style-name="Car.predefinitoparagrafo" style:family="text">
      <style:text-properties fo:font-style="italic" style:font-style-asian="italic"/>
    </style:style>
    <style:style style:name="P1213" style:parent-style-name="Normale" style:family="paragraph">
      <style:paragraph-properties fo:margin-bottom="0in" fo:line-height="100%"/>
    </style:style>
    <style:style style:name="P1214" style:parent-style-name="Normale" style:family="paragraph">
      <style:paragraph-properties fo:margin-bottom="0in" fo:line-height="100%"/>
    </style:style>
    <style:style style:name="P1215" style:parent-style-name="Normale" style:family="paragraph">
      <style:paragraph-properties fo:margin-bottom="0in" fo:line-height="100%"/>
    </style:style>
    <style:style style:name="TableRow1216" style:family="table-row">
      <style:table-row-properties style:min-row-height="0.7562in" style:use-optimal-row-height="false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Normale" style:family="paragraph">
      <style:paragraph-properties fo:margin-bottom="0in" fo:line-height="100%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1221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22" style:parent-style-name="Normale" style:family="paragraph">
      <style:paragraph-properties fo:margin-bottom="0in" fo:line-height="100%"/>
      <style:text-properties style:font-style-complex="italic"/>
    </style:style>
    <style:style style:name="TableRow1223" style:family="table-row">
      <style:table-row-properties style:min-row-height="0.4916in" style:use-optimal-row-height="false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Normale" style:family="paragraph">
      <style:paragraph-properties fo:margin-bottom="0in" fo:line-height="100%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1228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29" style:parent-style-name="Normale" style:family="paragraph">
      <style:paragraph-properties fo:margin-bottom="0in" fo:line-height="100%"/>
      <style:text-properties style:font-style-complex="italic"/>
    </style:style>
    <style:style style:name="TableRow1230" style:family="table-row">
      <style:table-row-properties style:use-optimal-row-height="false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Normale" style:family="paragraph">
      <style:paragraph-properties fo:margin-bottom="0in" fo:line-height="100%"/>
    </style:style>
    <style:style style:name="TableRow1233" style:family="table-row">
      <style:table-row-properties style:use-optimal-row-height="false"/>
    </style:style>
    <style:style style:name="TableCell1234" style:family="table-cell">
      <style:table-cell-properties fo:border="0.0069in solid #000000" style:writing-mode="lr-tb" fo:padding-top="0in" fo:padding-left="0.075in" fo:padding-bottom="0in" fo:padding-right="0.075in"/>
    </style:style>
    <style:style style:name="P1235" style:parent-style-name="Normale" style:family="paragraph">
      <style:paragraph-properties fo:margin-bottom="0in" fo:line-height="100%"/>
    </style:style>
    <style:style style:name="T1236" style:parent-style-name="Car.predefinitoparagrafo" style:family="text">
      <style:text-properties fo:font-weight="bold" style:font-weight-asian="bold" style:font-weight-complex="bold"/>
    </style:style>
    <style:style style:name="TableRow1237" style:family="table-row">
      <style:table-row-properties style:use-optimal-row-height="false"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P124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42" style:family="table-cell">
      <style:table-cell-properties fo:border="0.0069in solid #000000" style:writing-mode="lr-tb" fo:padding-top="0in" fo:padding-left="0.075in" fo:padding-bottom="0in" fo:padding-right="0.075in"/>
    </style:style>
    <style:style style:name="P1243" style:parent-style-name="Normale" style:family="paragraph">
      <style:paragraph-properties fo:margin-bottom="0in" fo:line-height="100%"/>
    </style:style>
    <style:style style:name="TableRow1244" style:family="table-row">
      <style:table-row-properties style:use-optimal-row-height="false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Normale" style:family="paragraph">
      <style:paragraph-properties fo:margin-bottom="0in" fo:line-height="100%"/>
    </style:style>
    <style:style style:name="TableRow1251" style:family="table-row">
      <style:table-row-properties style:use-optimal-row-height="false"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P1253" style:parent-style-name="Normale" style:family="paragraph">
      <style:paragraph-properties fo:margin-bottom="0in" fo:line-height="100%"/>
    </style:style>
    <style:style style:name="TableRow1254" style:family="table-row">
      <style:table-row-properties style:use-optimal-row-height="false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Normale" style:family="paragraph">
      <style:paragraph-properties fo:margin-bottom="0in" fo:line-height="100%"/>
    </style:style>
    <style:style style:name="T1257" style:parent-style-name="Car.predefinitoparagrafo" style:family="text">
      <style:text-properties fo:font-weight="bold" style:font-weight-asian="bold" style:font-weight-complex="bold"/>
    </style:style>
    <style:style style:name="TableRow1258" style:family="table-row">
      <style:table-row-properties style:use-optimal-row-height="false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Normale" style:family="paragraph">
      <style:paragraph-properties fo:margin-bottom="0in" fo:line-height="100%"/>
    </style:style>
    <style:style style:name="TableRow1265" style:family="table-row">
      <style:table-row-properties style:use-optimal-row-height="false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Normale" style:family="paragraph">
      <style:paragraph-properties fo:margin-bottom="0in" fo:line-height="100%"/>
    </style:style>
    <style:style style:name="TableRow1272" style:family="table-row">
      <style:table-row-properties style:use-optimal-row-height="false"/>
    </style:style>
    <style:style style:name="TableCell1273" style:family="table-cell">
      <style:table-cell-properties fo:border="0.0069in solid #000000" style:writing-mode="lr-tb" fo:padding-top="0in" fo:padding-left="0.075in" fo:padding-bottom="0in" fo:padding-right="0.075in"/>
    </style:style>
    <style:style style:name="P1274" style:parent-style-name="Normale" style:family="paragraph">
      <style:paragraph-properties fo:margin-bottom="0in" fo:line-height="100%"/>
    </style:style>
    <style:style style:name="TableRow1275" style:family="table-row">
      <style:table-row-properties style:use-optimal-row-height="false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Normale" style:family="paragraph">
      <style:paragraph-properties fo:margin-bottom="0in" fo:line-height="100%"/>
    </style:style>
    <style:style style:name="T1278" style:parent-style-name="Car.predefinitoparagrafo" style:family="text">
      <style:text-properties fo:font-weight="bold" style:font-weight-asian="bold" style:font-weight-complex="bold"/>
    </style:style>
    <style:style style:name="TableRow1279" style:family="table-row">
      <style:table-row-properties style:use-optimal-row-height="false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Normale" style:family="paragraph">
      <style:paragraph-properties fo:margin-bottom="0in" fo:line-height="100%"/>
    </style:style>
    <style:style style:name="TableRow1286" style:family="table-row">
      <style:table-row-properties style:use-optimal-row-height="false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P129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Normale" style:family="paragraph">
      <style:paragraph-properties fo:margin-bottom="0in" fo:line-height="100%"/>
    </style:style>
    <style:style style:name="TableRow1293" style:family="table-row">
      <style:table-row-properties style:use-optimal-row-height="false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Normale" style:family="paragraph">
      <style:paragraph-properties fo:margin-bottom="0in" fo:line-height="100%"/>
    </style:style>
    <style:style style:name="TableRow1296" style:family="table-row">
      <style:table-row-properties style:use-optimal-row-height="false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Normale" style:family="paragraph">
      <style:paragraph-properties fo:margin-bottom="0in" fo:line-height="100%"/>
    </style:style>
    <style:style style:name="T1299" style:parent-style-name="Car.predefinitoparagrafo" style:family="text">
      <style:text-properties fo:font-weight="bold" style:font-weight-asian="bold" style:font-weight-complex="bold"/>
    </style:style>
    <style:style style:name="TableRow1300" style:family="table-row">
      <style:table-row-properties style:use-optimal-row-height="false"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P130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03" style:family="table-cell">
      <style:table-cell-properties fo:border="0.0069in solid #000000" style:writing-mode="lr-tb" fo:padding-top="0in" fo:padding-left="0.075in" fo:padding-bottom="0in" fo:padding-right="0.075in"/>
    </style:style>
    <style:style style:name="P130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05" style:family="table-cell">
      <style:table-cell-properties fo:border="0.0069in solid #000000" style:writing-mode="lr-tb" fo:padding-top="0in" fo:padding-left="0.075in" fo:padding-bottom="0in" fo:padding-right="0.075in"/>
    </style:style>
    <style:style style:name="P1306" style:parent-style-name="Normale" style:family="paragraph">
      <style:paragraph-properties fo:margin-bottom="0in" fo:line-height="100%"/>
    </style:style>
    <style:style style:name="TableRow1307" style:family="table-row">
      <style:table-row-properties style:use-optimal-row-height="false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Normale" style:family="paragraph">
      <style:paragraph-properties fo:margin-bottom="0in" fo:line-height="100%"/>
    </style:style>
    <style:style style:name="TableRow1310" style:family="table-row">
      <style:table-row-properties style:use-optimal-row-height="false"/>
    </style:style>
    <style:style style:name="TableCell1311" style:family="table-cell">
      <style:table-cell-properties fo:border="0.0069in solid #000000" style:writing-mode="lr-tb" fo:padding-top="0in" fo:padding-left="0.075in" fo:padding-bottom="0in" fo:padding-right="0.075in"/>
    </style:style>
    <style:style style:name="P1312" style:parent-style-name="Normale" style:family="paragraph">
      <style:paragraph-properties fo:margin-bottom="0in" fo:line-height="100%"/>
    </style:style>
    <style:style style:name="T1313" style:parent-style-name="Car.predefinitoparagrafo" style:family="text">
      <style:text-properties fo:font-weight="bold" style:font-weight-asian="bold" style:font-weight-complex="bold"/>
    </style:style>
    <style:style style:name="TableRow1314" style:family="table-row">
      <style:table-row-properties style:use-optimal-row-height="false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Normale" style:family="paragraph">
      <style:paragraph-properties fo:margin-bottom="0in" fo:line-height="100%"/>
    </style:style>
    <style:style style:name="T1317" style:parent-style-name="Car.predefinitoparagrafo" style:family="text">
      <style:text-properties fo:font-weight="bold" style:font-weight-asian="bold" style:font-weight-complex="bold"/>
    </style:style>
    <style:style style:name="T1318" style:parent-style-name="Car.predefinitoparagrafo" style:family="text">
      <style:text-properties fo:font-weight="bold" style:font-weight-asian="bold" style:font-weight-complex="bold"/>
    </style:style>
    <style:style style:name="TableCell1319" style:family="table-cell">
      <style:table-cell-properties fo:border="0.0069in solid #000000" style:writing-mode="lr-tb" fo:padding-top="0in" fo:padding-left="0.0069in" fo:padding-bottom="0in" fo:padding-right="0.0069in"/>
    </style:style>
    <style:style style:name="P1320" style:parent-style-name="Normale" style:family="paragraph">
      <style:paragraph-properties fo:margin-bottom="0in" fo:line-height="100%"/>
    </style:style>
    <style:style style:name="T1321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322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</office:automatic-styles>
  <office:body>
    <office:text text:use-soft-page-breaks="true">
      <text:p text:style-name="P1"/>
      <text:p text:style-name="P37"/>
      <text:p text:style-name="P38"/>
      <text:p text:style-name="P39"/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TitoloDocumento">Raccolta<text:s/>e Analisi<text:s/>dei Requisiti</text:p>
            <text:p text:style-name="P44">Progetto</text:p>
            <text:p text:style-name="TitoloDocumento"><text:span text:style-name="T45">GuardaTV<text:s/></text:span><text:line-break/></text:p>
            <table:table table:style-name="Table46">
              <table:table-columns>
                <table:table-column table:style-name="TableColumn47"/>
                <table:table-column table:style-name="TableColumn48"/>
              </table:table-columns>
              <table:table-row table:style-name="TableRow49">
                <table:table-cell table:style-name="TableCell50">
                  <text:p text:style-name="P51">Riferimento</text:p>
                </table:table-cell>
                <table:table-cell table:style-name="TableCell52">
                  <text:p text:style-name="P53"/>
                </table:table-cell>
              </table:table-row>
              <table:table-row table:style-name="TableRow54">
                <table:table-cell table:style-name="TableCell55">
                  <text:p text:style-name="P56">Versione</text:p>
                </table:table-cell>
                <table:table-cell table:style-name="TableCell57">
                  <text:p text:style-name="Normale"><text:span text:style-name="T58">0.1</text:span></text:p>
                </table:table-cell>
              </table:table-row>
              <table:table-row table:style-name="TableRow59">
                <table:table-cell table:style-name="TableCell60">
                  <text:p text:style-name="P61">Data</text:p>
                </table:table-cell>
                <table:table-cell table:style-name="TableCell62">
                  <text:p text:style-name="Normale"><text:span text:style-name="T63">15/10/2021</text:span></text:p>
                </table:table-cell>
              </table:table-row>
              <table:table-row table:style-name="TableRow64">
                <table:table-cell table:style-name="TableCell65">
                  <text:p text:style-name="P66">Destinatario</text:p>
                </table:table-cell>
                <table:table-cell table:style-name="TableCell67">
                  <text:p text:style-name="P68">Studenti di Ingegneria del Software 2021/22</text:p>
                </table:table-cell>
              </table:table-row>
              <table:table-row table:style-name="TableRow69">
                <table:table-cell table:style-name="TableCell70">
                  <text:p text:style-name="P71">Presentato da</text:p>
                </table:table-cell>
                <table:table-cell table:style-name="TableCell72">
                  <text:p text:style-name="P73">Gruppo 16</text:p>
                </table:table-cell>
              </table:table-row>
              <table:table-row table:style-name="TableRow74">
                <table:table-cell table:style-name="TableCell75">
                  <text:p text:style-name="P76">Approvato da</text:p>
                </table:table-cell>
                <table:table-cell table:style-name="TableCell77">
                  <text:p text:style-name="P78"/>
                </table:table-cell>
              </table:table-row>
            </table:table>
            <text:p text:style-name="P79"/>
            <text:p text:style-name="P80"/>
          </table:table-cell>
        </table:table-row>
      </table:table>
      <text:p text:style-name="P81"><text:s text:c="3"/></text:p>
      <text:p text:style-name="P82"/>
      <text:h text:style-name="P83" text:outline-level="1"><text:bookmark-start text:name="_Toc465941687"/></text:h>
      <text:soft-page-break/>
      <text:h text:style-name="P84" text:outline-level="1"><text:span text:style-name="T102">Revision</text:span><text:span text:style-name="T103"><text:s/></text:span><text:span text:style-name="T104">History</text:span><text:bookmark-end text:name="_Toc465941687"/></text:h>
      <text:p text:style-name="Normale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<text:span text:style-name="T113">Data</text:span></text:p>
          </table:table-cell>
          <table:table-cell table:style-name="TableCell114">
            <text:p text:style-name="P115"><text:span text:style-name="T116">Versione</text:span></text:p>
          </table:table-cell>
          <table:table-cell table:style-name="TableCell117">
            <text:p text:style-name="P118"><text:span text:style-name="T119">Descrizione</text:span></text:p>
          </table:table-cell>
          <table:table-cell table:style-name="TableCell120">
            <text:p text:style-name="P121"><text:span text:style-name="T122">Autori</text:span></text:p>
          </table:table-cell>
        </table:table-row>
        <table:table-row table:style-name="TableRow123">
          <table:table-cell table:style-name="TableCell124">
            <text:p text:style-name="P125"><text:span text:style-name="T126">25/10/2021</text:span></text:p>
          </table:table-cell>
          <table:table-cell table:style-name="TableCell127">
            <text:p text:style-name="P128"><text:span text:style-name="T129">0.1</text:span></text:p>
          </table:table-cell>
          <table:table-cell table:style-name="TableCell130">
            <text:p text:style-name="P131"><text:span text:style-name="T132">Prima stesura</text:span></text:p>
          </table:table-cell>
          <table:table-cell table:style-name="TableCell133">
            <text:p text:style-name="P134">N. Cacace</text:p>
            <text:p text:style-name="P135">S. Pastore</text:p>
            <text:p text:style-name="P136">A. Prezioso</text:p>
            <text:p text:style-name="P137">A. Ricchetti</text:p>
          </table:table-cell>
        </table:table-row>
        <table:table-row table:style-name="TableRow138">
          <table:table-cell table:style-name="TableCell139">
            <text:p text:style-name="P140">27/10/2021</text:p>
          </table:table-cell>
          <table:table-cell table:style-name="TableCell141">
            <text:p text:style-name="P142">0.2</text:p>
          </table:table-cell>
          <table:table-cell table:style-name="TableCell143">
            <text:p text:style-name="P144">Aggiunta Scenari</text:p>
          </table:table-cell>
          <table:table-cell table:style-name="TableCell145">
            <text:p text:style-name="P146">N. Cacace</text:p>
            <text:p text:style-name="P147">S. Pastore</text:p>
            <text:p text:style-name="P148">A. Prezioso</text:p>
            <text:p text:style-name="P149">A. Ricchetti<text:s/></text:p>
          </table:table-cell>
        </table:table-row>
        <table:table-row table:style-name="TableRow150">
          <table:table-cell table:style-name="TableCell151">
            <text:p text:style-name="P152">29/10/2021</text:p>
          </table:table-cell>
          <table:table-cell table:style-name="TableCell153">
            <text:p text:style-name="P154">0.3</text:p>
          </table:table-cell>
          <table:table-cell table:style-name="TableCell155">
            <text:p text:style-name="P156">Aggiunta Casi d’Uso</text:p>
          </table:table-cell>
          <table:table-cell table:style-name="TableCell157">
            <text:p text:style-name="P158">N. Cacace</text:p>
            <text:p text:style-name="P159">S. Pastore</text:p>
            <text:p text:style-name="P160">A. Prezioso</text:p>
            <text:p text:style-name="P161">A. Ricchetti</text:p>
          </table:table-cell>
        </table:table-row>
      </table:table>
      <text:p text:style-name="Normale"/>
      <text:p text:style-name="P162"/>
      <text:list text:style-name="LFO4" text:continue-numbering="true">
        <text:list-item>
          <text:p text:style-name="P163">Requisiti funzionali</text:p>
        </text:list-item>
      </text:list>
      <table:table table:style-name="Table164">
        <table:table-columns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Identificatore</text:p>
          </table:table-cell>
          <table:table-cell table:style-name="TableCell171">
            <text:p text:style-name="P172">Priorità</text:p>
          </table:table-cell>
          <table:table-cell table:style-name="TableCell173">
            <text:p text:style-name="P174">Requisiti</text:p>
          </table:table-cell>
        </table:table-row>
        <table:table-row table:style-name="TableRow175">
          <table:table-cell table:style-name="TableCell176">
            <text:p text:style-name="P177">REQ1</text:p>
          </table:table-cell>
          <table:table-cell table:style-name="TableCell178">
            <text:p text:style-name="P179">5</text:p>
          </table:table-cell>
          <table:table-cell table:style-name="TableCell180">
            <text:p text:style-name="P181">Il<text:s/>Sistema deve permettere all’utente di registrarsi a meno che non sia già registrato e/o loggato</text:p>
          </table:table-cell>
        </table:table-row>
        <table:table-row table:style-name="TableRow182">
          <table:table-cell table:style-name="TableCell183">
            <text:p text:style-name="P184">REQ2</text:p>
          </table:table-cell>
          <table:table-cell table:style-name="TableCell185">
            <text:p text:style-name="P186">5</text:p>
          </table:table-cell>
          <table:table-cell table:style-name="TableCell187">
            <text:p text:style-name="P188">Quando l’utente è registrato, il Sistema deve permettere di autenticarsi tramite i dati di accesso inseriti durante la fase di<text:s/>registrazione</text:p>
          </table:table-cell>
        </table:table-row>
        <table:table-row table:style-name="TableRow189">
          <table:table-cell table:style-name="TableCell190">
            <text:p text:style-name="P191">REQ3</text:p>
          </table:table-cell>
          <table:table-cell table:style-name="TableCell192">
            <text:p text:style-name="P193">4</text:p>
          </table:table-cell>
          <table:table-cell table:style-name="TableCell194">
            <text:p text:style-name="P195">Il Sistema deve permettere di effettuare la ricerca di contenuti specifici attraverso gli appositi filtri</text:p>
          </table:table-cell>
        </table:table-row>
        <table:table-row table:style-name="TableRow196">
          <table:table-cell table:style-name="TableCell197">
            <text:p text:style-name="P198">REQ4</text:p>
          </table:table-cell>
          <table:table-cell table:style-name="TableCell199">
            <text:p text:style-name="P200">5</text:p>
          </table:table-cell>
          <table:table-cell table:style-name="TableCell201">
            <text:p text:style-name="P202">Quando l’utente è loggato, il Sistema deve permettere la creazione di <text:s/>una nuova lista</text:p>
          </table:table-cell>
        </table:table-row>
        <table:table-row table:style-name="TableRow203">
          <table:table-cell table:style-name="TableCell204">
            <text:p text:style-name="P205">REQ5</text:p>
          </table:table-cell>
          <table:table-cell table:style-name="TableCell206">
            <text:p text:style-name="P207">4</text:p>
          </table:table-cell>
          <table:table-cell table:style-name="TableCell208">
            <text:p text:style-name="P209">Quando l’utente è<text:s/>loggato e ha almeno una lista personale, il Sistema deve permettere l’eliminazione di una lista</text:p>
          </table:table-cell>
        </table:table-row>
        <table:table-row table:style-name="TableRow210">
          <table:table-cell table:style-name="TableCell211">
            <text:p text:style-name="P212">REQ6</text:p>
          </table:table-cell>
          <table:table-cell table:style-name="TableCell213">
            <text:p text:style-name="P214">5</text:p>
          </table:table-cell>
          <table:table-cell table:style-name="TableCell215">
            <text:p text:style-name="P216">Quando l’utente è loggato e ha almeno una lista personale, il Sistema deve permettere l’aggiunta di contenuti in una lista a meno che non siano già presenti</text:p>
          </table:table-cell>
        </table:table-row>
        <table:table-row table:style-name="TableRow217">
          <table:table-cell table:style-name="TableCell218">
            <text:p text:style-name="P219">REQ7</text:p>
          </table:table-cell>
          <table:table-cell table:style-name="TableCell220">
            <text:p text:style-name="P221">4</text:p>
          </table:table-cell>
          <table:table-cell table:style-name="TableCell222">
            <text:p text:style-name="P223">Quando l’utente è loggato e ha almeno una lista personale non vuota, il Sistema deve permettere la rimozione di un contenuto</text:p>
          </table:table-cell>
        </table:table-row>
        <table:table-row table:style-name="TableRow224">
          <table:table-cell table:style-name="TableCell225">
            <text:p text:style-name="P226">REQ8</text:p>
          </table:table-cell>
          <table:table-cell table:style-name="TableCell227">
            <text:p text:style-name="P228">5</text:p>
          </table:table-cell>
          <table:table-cell table:style-name="TableCell229">
            <text:p text:style-name="P230">Quando l’utente è loggato, il Sistema deve permettere la visualizzazione delle proprie liste</text:p>
          </table:table-cell>
        </table:table-row>
        <table:table-row table:style-name="TableRow231">
          <table:table-cell table:style-name="TableCell232">
            <text:p text:style-name="P233">REQ9</text:p>
          </table:table-cell>
          <table:table-cell table:style-name="TableCell234">
            <text:p text:style-name="P235">5</text:p>
          </table:table-cell>
          <table:table-cell table:style-name="TableCell236">
            <text:p text:style-name="P237">Il<text:s/>Sistema deve permettere la visualizzazione della descrizione dei contenuti</text:p>
          </table:table-cell>
        </table:table-row>
        <table:table-row table:style-name="TableRow238">
          <table:table-cell table:style-name="TableCell239">
            <text:p text:style-name="P240">REQ10</text:p>
          </table:table-cell>
          <table:table-cell table:style-name="TableCell241">
            <text:p text:style-name="P242">3</text:p>
          </table:table-cell>
          <table:table-cell table:style-name="TableCell243">
            <text:p text:style-name="P244">Quando l’utente è loggato, il Sistema deve permettere l’aggiunta di una recensione ad un contenuto a meno che non sia già stata aggiunta in precedenza</text:p>
          </table:table-cell>
        </table:table-row>
        <table:table-row table:style-name="TableRow245">
          <table:table-cell table:style-name="TableCell246">
            <text:p text:style-name="P247">REQ11</text:p>
          </table:table-cell>
          <table:table-cell table:style-name="TableCell248">
            <text:p text:style-name="P249">3</text:p>
          </table:table-cell>
          <table:table-cell table:style-name="TableCell250">
            <text:p text:style-name="P251">Quando<text:s/>l’utente è loggato e ha già recensito un contenuto, il Sistema deve permettere la modifica della recensione</text:p>
          </table:table-cell>
        </table:table-row>
        <table:table-row table:style-name="TableRow252">
          <table:table-cell table:style-name="TableCell253">
            <text:p text:style-name="P254">REQ12</text:p>
          </table:table-cell>
          <table:table-cell table:style-name="TableCell255">
            <text:p text:style-name="P256">3</text:p>
          </table:table-cell>
          <table:table-cell table:style-name="TableCell257">
            <text:p text:style-name="P258">Quando l’utente è loggato e ha già recensito un contenuto, il Sistema deve permettere l’eliminazione della recensione</text:p>
          </table:table-cell>
        </table:table-row>
        <table:table-row table:style-name="TableRow259">
          <table:table-cell table:style-name="TableCell260">
            <text:p text:style-name="P261">REQ13</text:p>
          </table:table-cell>
          <table:table-cell table:style-name="TableCell262">
            <text:p text:style-name="P263">3</text:p>
          </table:table-cell>
          <table:table-cell table:style-name="TableCell264">
            <text:p text:style-name="P265">Il<text:s/>Sistema deve permettere la visualizzazione delle liste di altri utenti<text:s/></text:p>
          </table:table-cell>
        </table:table-row>
        <table:table-row table:style-name="TableRow266">
          <table:table-cell table:style-name="TableCell267">
            <text:p text:style-name="P268">REQ14</text:p>
          </table:table-cell>
          <table:table-cell table:style-name="TableCell269">
            <text:p text:style-name="P270">5</text:p>
          </table:table-cell>
          <table:table-cell table:style-name="TableCell271">
            <text:p text:style-name="P272">Quando l’utente è loggato, il Sistema deve permettere la visualizzazione dell’area personale</text:p>
          </table:table-cell>
        </table:table-row>
        <table:table-row table:style-name="TableRow273">
          <table:table-cell table:style-name="TableCell274">
            <text:p text:style-name="P275">REQ15</text:p>
          </table:table-cell>
          <table:table-cell table:style-name="TableCell276">
            <text:p text:style-name="P277">3</text:p>
          </table:table-cell>
          <table:table-cell table:style-name="TableCell278">
            <text:p text:style-name="P279">Quando l’utente è loggato, il Sistema deve permettere la modifica<text:s/>della password</text:p>
          </table:table-cell>
        </table:table-row>
        <table:table-row table:style-name="TableRow280">
          <table:table-cell table:style-name="TableCell281">
            <text:p text:style-name="P282">REQ16</text:p>
          </table:table-cell>
          <table:table-cell table:style-name="TableCell283">
            <text:p text:style-name="P284">1</text:p>
          </table:table-cell>
          <table:table-cell table:style-name="TableCell285">
            <text:p text:style-name="P286">Quando l’utente è loggato, il Sistema deve permettere la visualizzazione della lista dei contenuti recensiti</text:p>
          </table:table-cell>
        </table:table-row>
        <table:table-row table:style-name="TableRow287">
          <table:table-cell table:style-name="TableCell288">
            <text:p text:style-name="P289">REQ17</text:p>
          </table:table-cell>
          <table:table-cell table:style-name="TableCell290">
            <text:p text:style-name="P291">5</text:p>
          </table:table-cell>
          <table:table-cell table:style-name="TableCell292">
            <text:p text:style-name="P293">Quando l’utente loggato è amministratore, il Sistema deve permettere l’aggiunta di nuovi contenuti<text:s/></text:p>
          </table:table-cell>
        </table:table-row>
        <table:table-row table:style-name="TableRow294">
          <table:table-cell table:style-name="TableCell295">
            <text:p text:style-name="P296">REQ18</text:p>
          </table:table-cell>
          <table:table-cell table:style-name="TableCell297">
            <text:p text:style-name="P298">5</text:p>
          </table:table-cell>
          <table:table-cell table:style-name="TableCell299">
            <text:p text:style-name="P300">Quando l’utente loggato è amministratore, il Sistema deve permettere la modifica dei contenuti<text:s/></text:p>
          </table:table-cell>
        </table:table-row>
        <text:soft-page-break/>
        <table:table-row table:style-name="TableRow301">
          <table:table-cell table:style-name="TableCell302">
            <text:p text:style-name="P303">REQ19</text:p>
          </table:table-cell>
          <table:table-cell table:style-name="TableCell304">
            <text:p text:style-name="P305">4</text:p>
          </table:table-cell>
          <table:table-cell table:style-name="TableCell306">
            <text:p text:style-name="P307">Quando l’utente loggato è amministratore, il Sistema deve permettere la rimozione dei contenuti<text:s/></text:p>
          </table:table-cell>
        </table:table-row>
        <table:table-row table:style-name="TableRow308">
          <table:table-cell table:style-name="TableCell309">
            <text:p text:style-name="P310">REQ20</text:p>
          </table:table-cell>
          <table:table-cell table:style-name="TableCell311">
            <text:p text:style-name="P312">5</text:p>
          </table:table-cell>
          <table:table-cell table:style-name="TableCell313">
            <text:p text:style-name="P314">Quando l’utente loggato è<text:s/>amministratore, il Sistema deve permettere la rimozione delle recensioni</text:p>
          </table:table-cell>
        </table:table-row>
      </table:table>
      <text:p text:style-name="Normale"/>
      <text:list text:style-name="LFO4" text:continue-numbering="true">
        <text:list-item>
          <text:p text:style-name="P315"><text:bookmark-start text:name="_Hlk86057037"/><text:bookmark-start text:name="_Hlk86057100"/>Requisiti Non-Funzionali</text:p>
        </text:list-item>
      </text:list>
      <text:list text:style-name="LFO5" text:continue-numbering="true">
        <text:list-item>
          <text:p text:style-name="P316"><text:bookmark-end text:name="_Hlk86057037"/><text:bookmark-end text:name="_Hlk86057100"/>Usability</text:p>
          <text:list text:continue-numbering="true">
            <text:list-item>
              <text:p text:style-name="P317"><text:span text:style-name="T318">Gli utenti devono avere la possibilità di cercare i contenuti senza essere già registrati</text:span></text:p>
            </text:list-item>
            <text:list-item>
              <text:p text:style-name="P319"><text:span text:style-name="T320">Gli utenti devono essere in grado di<text:s/></text:span><text:span text:style-name="T321">registrare un nuovo account in meno di 4 step</text:span></text:p>
            </text:list-item>
            <text:list-item>
              <text:p text:style-name="P322"><text:span text:style-name="T323">Le interfacce devono usare colori facilmente distinguibili da utenti affetti da daltonismo</text:span></text:p>
            </text:list-item>
            <text:list-item>
              <text:p text:style-name="P324"><text:span text:style-name="T325">I font usati devono essere facilmente comprensibili da utenti dislessici</text:span></text:p>
            </text:list-item>
          </text:list>
        </text:list-item>
        <text:list-item>
          <text:p text:style-name="P326">Reliability</text:p>
          <text:list text:continue-numbering="true">
            <text:list-item>
              <text:p text:style-name="P327"><text:span text:style-name="T328">Capacità di sopportare input<text:s/></text:span><text:span text:style-name="T329">errati</text:span></text:p>
            </text:list-item>
            <text:list-item>
              <text:p text:style-name="P330">Il sito deve crittografare i dati sensibili degli utenti, effettuando il salting delle password per proteggere il sistema da attacchi a dizionario</text:p>
            </text:list-item>
            <text:list-item>
              <text:p text:style-name="P331">Utilizzo di HTTPS</text:p>
            </text:list-item>
          </text:list>
        </text:list-item>
        <text:list-item>
          <text:p text:style-name="P332">Performance</text:p>
          <text:list text:continue-numbering="true">
            <text:list-item>
              <text:p text:style-name="P333"><text:span text:style-name="T334">Il tempo di risposta deve essere inferiore ad 1 secondo</text:span></text:p>
            </text:list-item>
            <text:list-item>
              <text:p text:style-name="P335"><text:span text:style-name="T336">Il sistema deve<text:s/></text:span><text:span text:style-name="T337">supportare il login di 20 utenti in contemporanea</text:span></text:p>
            </text:list-item>
          </text:list>
        </text:list-item>
        <text:list-item>
          <text:p text:style-name="P338">Supportability</text:p>
          <text:list text:continue-numbering="true">
            <text:list-item>
              <text:p text:style-name="P339"><text:span text:style-name="T340">L’amministratore deve essere in grado di aggiungere nuovi contenuti senza modifiche al sistema esistente</text:span></text:p>
            </text:list-item>
          </text:list>
        </text:list-item>
      </text:list>
      <text:list text:style-name="LFO4" text:continue-numbering="true">
        <text:list-item>
          <text:p text:style-name="P341">Constraints</text:p>
        </text:list-item>
      </text:list>
      <text:list text:style-name="LFO5" text:continue-numbering="true">
        <text:list-item>
          <text:p text:style-name="P342">Implementation</text:p>
        </text:list-item>
      </text:list>
      <text:p text:style-name="P343">ND</text:p>
      <text:list text:style-name="LFO5" text:continue-numbering="true">
        <text:list-item>
          <text:p text:style-name="P344">Interface</text:p>
        </text:list-item>
      </text:list>
      <text:soft-page-break/>
      <text:p text:style-name="P345">ND</text:p>
      <text:list text:style-name="LFO5" text:continue-numbering="true">
        <text:list-item>
          <text:p text:style-name="P346">Operation</text:p>
        </text:list-item>
      </text:list>
      <text:p text:style-name="P347">ND</text:p>
      <text:list text:style-name="LFO5" text:continue-numbering="true">
        <text:list-item>
          <text:p text:style-name="P348">Packaging</text:p>
          <text:list text:continue-numbering="true">
            <text:list-item>
              <text:p text:style-name="P349">Bisogna rispettare i<text:s/>tempi di consegna indicati nello Statement of Work</text:p>
            </text:list-item>
          </text:list>
        </text:list-item>
        <text:list-item>
          <text:p text:style-name="P350">Legal</text:p>
          <text:list text:continue-numbering="true">
            <text:list-item>
              <text:p text:style-name="P351"><text:span text:style-name="T352">GuardaTV si conforma alle leggi sul diritto d’autore (</text:span>L. 633/1941)</text:p>
            </text:list-item>
          </text:list>
        </text:list-item>
      </text:list>
      <text:p text:style-name="P353"/>
      <text:list text:style-name="LFO4" text:continue-numbering="true">
        <text:list-item>
          <text:p text:style-name="P354">Scenario</text:p>
        </text:list-item>
      </text:list>
      <text:list text:style-name="LFO5" text:continue-numbering="true">
        <text:list-item>
          <text:p text:style-name="P355">SC3<text:s/>- Ricerca:</text:p>
          <text:list text:continue-numbering="true">
            <text:list-item>
              <text:p text:style-name="P356">Andrea, intenzionato a scegliere un film, accede al sito GuardaTV</text:p>
            </text:list-item>
            <text:list-item>
              <text:p text:style-name="P357">Clicca sulla barra di ricerca,<text:s/>compila il form inserendo il nome del film<text:s/></text:p>
            </text:list-item>
            <text:list-item>
              <text:p text:style-name="P358">Conferma l’input e attende il risultato della ricerca</text:p>
            </text:list-item>
            <text:list-item>
              <text:p text:style-name="P359">Il sistema mostra i contenuti filtrati dalla ricerca</text:p>
            </text:list-item>
            <text:list-item>
              <text:p text:style-name="P360">Andrea seleziona un film tra i risultati</text:p>
            </text:list-item>
            <text:list-item>
              <text:p text:style-name="P361">Si apre la pagina descrittiva del film</text:p>
            </text:list-item>
          </text:list>
        </text:list-item>
        <text:list-item>
          <text:p text:style-name="P362">Attori: Andrea<text:s/>(utente non registrato)</text:p>
        </text:list-item>
        <text:list-item>
          <text:p text:style-name="P363">Scenari concreti:</text:p>
          <text:list text:continue-numbering="true">
            <text:list-item>
              <text:p text:style-name="P364">Descrive una singola istanza di ricerca di un contenuto</text:p>
            </text:list-item>
            <text:list-item>
              <text:p text:style-name="P365">Non descrive tutti i possibili metodi di ricerca</text:p>
            </text:list-item>
          </text:list>
        </text:list-item>
      </text:list>
      <text:p text:style-name="P366"/>
      <text:list text:style-name="LFO5" text:continue-numbering="true">
        <text:list-item>
          <text:p text:style-name="P367">SC4<text:s/>- Creazione lista:</text:p>
          <text:list text:continue-numbering="true">
            <text:list-item>
              <text:p text:style-name="P368">Nicola, intenzionato a creare la lista dei suoi film preferiti,<text:span text:style-name="T369"><text:s/></text:span>si reca nell’area<text:s/>personale di GuardaTV</text:p>
            </text:list-item>
            <text:list-item>
              <text:p text:style-name="P370">Apre la pagina dedicata alle liste personali</text:p>
            </text:list-item>
            <text:list-item>
              <text:p text:style-name="P371">Nicola crea una nuova lista</text:p>
            </text:list-item>
            <text:list-item>
              <text:p text:style-name="P372">Nicola inserisce il Titolo e la descrizione della lista appena creata</text:p>
            </text:list-item>
            <text:list-item>
              <text:p text:style-name="P373">Nicola conferma i dettagli della lista</text:p>
            </text:list-item>
            <text:list-item>
              <text:p text:style-name="P374">Il Sistema notifica la corretta creazione della<text:s/>lista<text:s/></text:p>
            </text:list-item>
          </text:list>
        </text:list-item>
        <text:list-item>
          <text:p text:style-name="P375">Attori: Nicola (utente loggato)</text:p>
        </text:list-item>
        <text:list-item>
          <text:p text:style-name="P376">Scenari concreti:</text:p>
          <text:list text:continue-numbering="true">
            <text:list-item>
              <text:p text:style-name="P377">Descrive una singola istanza di creazione di una lista andata a buon fine</text:p>
            </text:list-item>
          </text:list>
        </text:list-item>
      </text:list>
      <text:p text:style-name="Gpstesto"/>
      <text:list text:style-name="LFO5" text:continue-numbering="true">
        <text:list-item>
          <text:p text:style-name="P378"><text:span text:style-name="T379">SC</text:span><text:span text:style-name="T380">6</text:span><text:span text:style-name="T381"><text:s/>–</text:span><text:s/><text:span text:style-name="T382">Aggiunta Contenuto alla lista</text:span></text:p>
          <text:list text:continue-numbering="true">
            <text:list-item>
              <text:p text:style-name="P383">Nicola, intenzionato ad aggiungere un film alla sua lista dei preferiti, apre la pagina<text:s/>descrittiva del film selezionato</text:p>
            </text:list-item>
            <text:list-item>
              <text:p text:style-name="P384">Aggiunge il film selezionando la lista desiderata</text:p>
            </text:list-item>
          </text:list>
        </text:list-item>
        <text:list-item>
          <text:p text:style-name="P385">Attori: Nicola (utente loggato)</text:p>
        </text:list-item>
        <text:list-item>
          <text:p text:style-name="P386">Scenari concreti:</text:p>
          <text:list text:continue-numbering="true">
            <text:list-item>
              <text:p text:style-name="P387">Descrive una singola istanza di aggiunta di un contenuto alla lista</text:p>
            </text:list-item>
          </text:list>
        </text:list-item>
      </text:list>
      <text:p text:style-name="Gpstesto"/>
      <text:list text:style-name="LFO5" text:continue-numbering="true">
        <text:list-item>
          <text:p text:style-name="P388">SC10<text:s/>– Nuova Recensione</text:p>
          <text:list text:continue-numbering="true">
            <text:list-item>
              <text:p text:style-name="P389">Nicola, dopo aver visto un film, vuole recensirlo quindi seleziona il film dal catalogo</text:p>
            </text:list-item>
            <text:list-item>
              <text:p text:style-name="P390">Si apre la pagina descrittiva del contenuto<text:s/></text:p>
            </text:list-item>
            <text:list-item>
              <text:p text:style-name="P391">Nicola va nella sezione delle recensioni e recensisce il film</text:p>
            </text:list-item>
            <text:list-item>
              <text:p text:style-name="P392">Nicola inserisce descrizione e punteggio</text:p>
            </text:list-item>
            <text:list-item>
              <text:p text:style-name="P393">Conferma l’input e aspetta un risultato</text:p>
            </text:list-item>
            <text:list-item>
              <text:p text:style-name="P394">Il sistema<text:s/>notifica la corretta aggiunta della recensione</text:p>
            </text:list-item>
          </text:list>
        </text:list-item>
        <text:list-item>
          <text:p text:style-name="P395">Attori: Nicola (utente loggato)</text:p>
        </text:list-item>
        <text:list-item>
          <text:p text:style-name="P396">Scenari concreti:</text:p>
          <text:list text:continue-numbering="true">
            <text:list-item>
              <text:p text:style-name="P397">Descrive una singola istanza di aggiunta di una recensione ad un contenuto</text:p>
            </text:list-item>
          </text:list>
        </text:list-item>
      </text:list>
      <text:p text:style-name="P398"/>
      <text:list text:style-name="LFO5" text:continue-numbering="true">
        <text:list-item>
          <text:p text:style-name="P399">SC12<text:s/>– Eliminazione Recensione</text:p>
          <text:list text:continue-numbering="true">
            <text:list-item>
              <text:p text:style-name="P400">Nicola, intenzionato a rimuovere la recensione relativa ad un film, effettuata in precedenza, accede alla sua pagina personale</text:p>
            </text:list-item>
            <text:list-item>
              <text:p text:style-name="P401">Nicola si reca nella sezione dedicata alle sue recensioni<text:s/></text:p>
            </text:list-item>
            <text:list-item>
              <text:p text:style-name="P402">Nicola seleziona la recensione da eliminare e conferma la scelta</text:p>
            </text:list-item>
            <text:list-item>
              <text:p text:style-name="P403">Il sistema notifica l’avvenuta cancellazione con successo</text:p>
            </text:list-item>
          </text:list>
        </text:list-item>
        <text:list-item>
          <text:p text:style-name="P404">Attori:<text:span text:style-name="T405"><text:s/></text:span>Nicola (Utente registrato)</text:p>
        </text:list-item>
        <text:list-item>
          <text:p text:style-name="P406">Scenari concreti :</text:p>
          <text:list text:continue-numbering="true">
            <text:list-item>
              <text:p text:style-name="P407">Descrive una singola istanza di rimozione di una recensione</text:p>
            </text:list-item>
            <text:list-item>
              <text:p text:style-name="P408">Non descrive<text:s/>tutti i possibili metodi di rimozione delle recensioni</text:p>
            </text:list-item>
          </text:list>
        </text:list-item>
      </text:list>
      <text:p text:style-name="P409"/>
      <text:list text:style-name="LFO5" text:continue-numbering="true">
        <text:list-item>
          <text:p text:style-name="P410">SC13 – Condivisione Lista</text:p>
          <text:list text:continue-numbering="true">
            <text:list-item>
              <text:p text:style-name="P411">Andrea vuole vedere la lista dei preferiti di Nicola, Nicola apre la sua lista dei preferiti</text:p>
            </text:list-item>
            <text:list-item>
              <text:p text:style-name="P412">Nicola condivide ed invia la lista ad Andrea</text:p>
            </text:list-item>
            <text:list-item>
              <text:p text:style-name="P413">Andrea apre e visualizza la lista che è stata condivisa<text:s/></text:p>
            </text:list-item>
          </text:list>
        </text:list-item>
        <text:list-item>
          <text:p text:style-name="P414">Attori: Andrea (Utente non registrato), Nicola (Utente registrato)</text:p>
        </text:list-item>
        <text:list-item>
          <text:p text:style-name="P415">Scenari concreti:</text:p>
          <text:list text:continue-numbering="true">
            <text:list-item>
              <text:p text:style-name="P416">Descrive una singola istanza di condivisione di una lista</text:p>
            </text:list-item>
          </text:list>
        </text:list-item>
      </text:list>
      <text:p text:style-name="P417"/>
      <text:p text:style-name="P418"/>
      <text:list text:style-name="LFO5" text:continue-numbering="true">
        <text:list-item>
          <text:p text:style-name="P419">SC17 - <text:s/>Inserimento di un nuovo contenuto</text:p>
          <text:list text:continue-numbering="true">
            <text:list-item>
              <text:p text:style-name="P420">Maria deve aggiungere un nuovo film al catalogo; apre la pagina di amministrazione</text:p>
            </text:list-item>
            <text:list-item>
              <text:p text:style-name="P421">Maria entra nell’area dedicata all’aggiunta di nuovi contenuti</text:p>
            </text:list-item>
            <text:list-item>
              <text:p text:style-name="P422">Maria inserisce<text:s/>l’ID,<text:s/>il nome, una descrizione del contenuto,<text:s/>il genere e<text:s/><text:s/>l’immagine ed opzionalmente un trailer</text:p>
            </text:list-item>
            <text:list-item>
              <text:p text:style-name="P423">Conferma gli input e attende un riscontro</text:p>
            </text:list-item>
            <text:list-item>
              <text:p text:style-name="P424">Il sito conferma la corretta aggiunta del nuovo contenuto</text:p>
            </text:list-item>
          </text:list>
        </text:list-item>
        <text:list-item>
          <text:p text:style-name="P425">Attori: Maria (utente amministratore)</text:p>
        </text:list-item>
        <text:list-item>
          <text:p text:style-name="P426">Scenari concreti:</text:p>
          <text:list text:continue-numbering="true">
            <text:list-item>
              <text:p text:style-name="P427">Descrive una singola istanza di rimozione di aggiunta di un nuovo contenuto<text:s/></text:p>
            </text:list-item>
          </text:list>
        </text:list-item>
      </text:list>
      <text:p text:style-name="P428"/>
      <text:p text:style-name="P429"/>
      <text:list text:style-name="LFO4" text:continue-numbering="true">
        <text:list-item>
          <text:p text:style-name="P430">Casi d’uso<text:s/></text:p>
        </text:list-item>
      </text:list>
      <table:table table:style-name="Table431">
        <table:table-columns>
          <table:table-column table:style-name="TableColumn432"/>
          <table:table-column table:style-name="TableColumn433"/>
          <table:table-column table:style-name="TableColumn434"/>
          <table:table-column table:style-name="TableColumn435"/>
          <table:table-column table:style-name="TableColumn436"/>
          <table:table-column table:style-name="TableColumn437"/>
          <table:table-column table:style-name="TableColumn438"/>
          <table:table-column table:style-name="TableColumn439"/>
        </table:table-columns>
        <table:table-row table:style-name="TableRow440">
          <table:table-cell table:style-name="TableCell441" table:number-columns-spanned="4" table:number-rows-spanned="3">
            <text:p text:style-name="P442">Identificativo</text:p>
            <text:p text:style-name="P443"><text:span text:style-name="T444">UC_NF _</text:span><text:span text:style-name="T445">4</text:span></text:p>
          </table:table-cell>
          <table:covered-table-cell/>
          <table:covered-table-cell/>
          <table:covered-table-cell/>
          <table:table-cell table:style-name="TableCell446" table:number-rows-spanned="3">
            <text:p text:style-name="P447">Creare una nuova lista<text:s/></text:p>
          </table:table-cell>
          <table:table-cell table:style-name="TableCell448" table:number-columns-spanned="2">
            <text:p text:style-name="P449">Data</text:p>
          </table:table-cell>
          <table:covered-table-cell/>
          <table:table-cell table:style-name="TableCell450">
            <text:p text:style-name="P451">29/10/21</text:p>
          </table:table-cell>
        </table:table-row>
        <table:table-row table:style-name="TableRow452">
          <table:covered-table-cell>
            <text:p text:style-name="P453"/>
          </table:covered-table-cell>
          <table:covered-table-cell/>
          <table:covered-table-cell/>
          <table:covered-table-cell/>
          <table:covered-table-cell>
            <text:p text:style-name="P454"/>
          </table:covered-table-cell>
          <table:table-cell table:style-name="TableCell455">
            <text:p text:style-name="P456">Vers.</text:p>
          </table:table-cell>
          <table:table-cell table:style-name="TableCell457" table:number-columns-spanned="2">
            <text:p text:style-name="P458">0.00.001</text:p>
          </table:table-cell>
          <table:covered-table-cell/>
        </table:table-row>
        <table:table-row table:style-name="TableRow459">
          <table:covered-table-cell>
            <text:p text:style-name="P460"/>
          </table:covered-table-cell>
          <table:covered-table-cell/>
          <table:covered-table-cell/>
          <table:covered-table-cell/>
          <table:covered-table-cell>
            <text:p text:style-name="P461"/>
          </table:covered-table-cell>
          <table:table-cell table:style-name="TableCell462">
            <text:p text:style-name="P463">Autore</text:p>
          </table:table-cell>
          <table:table-cell table:style-name="TableCell464" table:number-columns-spanned="2">
            <text:p text:style-name="P465">Gruppo 16</text:p>
          </table:table-cell>
          <table:covered-table-cell/>
        </table:table-row>
        <table:table-row table:style-name="TableRow466">
          <table:table-cell table:style-name="TableCell467" table:number-columns-spanned="4">
            <text:p text:style-name="P468">Descrizione</text:p>
          </table:table-cell>
          <table:covered-table-cell/>
          <table:covered-table-cell/>
          <table:covered-table-cell/>
          <table:table-cell table:style-name="TableCell469" table:number-columns-spanned="4">
            <text:p text:style-name="P470">La UC fornisce la funzionalità di creare una nuova lista<text:s/></text:p>
          </table:table-cell>
          <table:covered-table-cell/>
          <table:covered-table-cell/>
          <table:covered-table-cell/>
        </table:table-row>
        <table:table-row table:style-name="TableRow471">
          <table:table-cell table:style-name="TableCell472" table:number-columns-spanned="4">
            <text:p text:style-name="P473"><text:span text:style-name="T474">Attore Principale</text:span></text:p>
          </table:table-cell>
          <table:covered-table-cell/>
          <table:covered-table-cell/>
          <table:covered-table-cell/>
          <table:table-cell table:style-name="TableCell475" table:number-columns-spanned="4">
            <text:p text:style-name="P476">Utente loggato</text:p>
            <text:p text:style-name="P477"><text:span text:style-name="T478">È interessato a creare una nuova lista di contenuti</text:span></text:p>
          </table:table-cell>
          <table:covered-table-cell/>
          <table:covered-table-cell/>
          <table:covered-table-cell/>
        </table:table-row>
        <table:table-row table:style-name="TableRow479">
          <table:table-cell table:style-name="TableCell480" table:number-columns-spanned="4">
            <text:p text:style-name="P481">Attori secondari</text:p>
          </table:table-cell>
          <table:covered-table-cell/>
          <table:covered-table-cell/>
          <table:covered-table-cell/>
          <table:table-cell table:style-name="TableCell482" table:number-columns-spanned="4">
            <text:p text:style-name="P483"><text:span text:style-name="T484">NA</text:span></text:p>
          </table:table-cell>
          <table:covered-table-cell/>
          <table:covered-table-cell/>
          <table:covered-table-cell/>
        </table:table-row>
        <table:table-row table:style-name="TableRow485">
          <table:table-cell table:style-name="TableCell486" table:number-columns-spanned="4">
            <text:p text:style-name="P487"><text:span text:style-name="T488">Entry Condition</text:span></text:p>
          </table:table-cell>
          <table:covered-table-cell/>
          <table:covered-table-cell/>
          <table:covered-table-cell/>
          <table:table-cell table:style-name="TableCell489" table:number-columns-spanned="4">
            <text:p text:style-name="P490">È visualizzata la pagina dedicata alle liste personali<text:s/></text:p>
          </table:table-cell>
          <table:covered-table-cell/>
          <table:covered-table-cell/>
          <table:covered-table-cell/>
        </table:table-row>
        <table:table-row table:style-name="TableRow491">
          <table:table-cell table:style-name="TableCell492" table:number-columns-spanned="4">
            <text:p text:style-name="P493">Exit condition</text:p>
            <text:p text:style-name="P494"><text:s text:c="23"/>On success</text:p>
          </table:table-cell>
          <table:covered-table-cell/>
          <table:covered-table-cell/>
          <table:covered-table-cell/>
          <table:table-cell table:style-name="TableCell495" table:number-columns-spanned="4">
            <text:p text:style-name="P496"><text:span text:style-name="T497">La lista è stata creata(con successo)</text:span></text:p>
          </table:table-cell>
          <table:covered-table-cell/>
          <table:covered-table-cell/>
          <table:covered-table-cell/>
        </table:table-row>
        <table:table-row table:style-name="TableRow498">
          <table:table-cell table:style-name="TableCell499" table:number-columns-spanned="4">
            <text:p text:style-name="P500">Exit condition</text:p>
            <text:p text:style-name="P501"><text:s text:c="23"/>On failure</text:p>
          </table:table-cell>
          <table:covered-table-cell/>
          <table:covered-table-cell/>
          <table:covered-table-cell/>
          <table:table-cell table:style-name="TableCell502" table:number-columns-spanned="4">
            <text:p text:style-name="P503"><text:span text:style-name="T504">Nessuna nuova lista è stata creata</text:span></text:p>
          </table:table-cell>
          <table:covered-table-cell/>
          <table:covered-table-cell/>
          <table:covered-table-cell/>
        </table:table-row>
        <table:table-row table:style-name="TableRow505">
          <table:table-cell table:style-name="TableCell506" table:number-columns-spanned="4">
            <text:p text:style-name="P507"><text:span text:style-name="T508">Rilevanza/User Priority</text:span></text:p>
          </table:table-cell>
          <table:covered-table-cell/>
          <table:covered-table-cell/>
          <table:covered-table-cell/>
          <table:table-cell table:style-name="TableCell509" table:number-columns-spanned="4">
            <text:p text:style-name="P510"><text:span text:style-name="T511">Media</text:span></text:p>
          </table:table-cell>
          <table:covered-table-cell/>
          <table:covered-table-cell/>
          <table:covered-table-cell/>
        </table:table-row>
        <table:table-row table:style-name="TableRow512">
          <table:table-cell table:style-name="TableCell513" table:number-columns-spanned="4">
            <text:p text:style-name="P514"><text:span text:style-name="T515">Frequenza stimata</text:span></text:p>
          </table:table-cell>
          <table:covered-table-cell/>
          <table:covered-table-cell/>
          <table:covered-table-cell/>
          <table:table-cell table:style-name="TableCell516" table:number-columns-spanned="4">
            <text:p text:style-name="P517">50 usi/giorno</text:p>
          </table:table-cell>
          <table:covered-table-cell/>
          <table:covered-table-cell/>
          <table:covered-table-cell/>
        </table:table-row>
        <table:table-row table:style-name="TableRow518">
          <table:table-cell table:style-name="TableCell519" table:number-columns-spanned="4">
            <text:p text:style-name="P520">Extension point</text:p>
          </table:table-cell>
          <table:covered-table-cell/>
          <table:covered-table-cell/>
          <table:covered-table-cell/>
          <table:table-cell table:style-name="TableCell521" table:number-columns-spanned="4">
            <text:p text:style-name="P522">NA</text:p>
          </table:table-cell>
          <table:covered-table-cell/>
          <table:covered-table-cell/>
          <table:covered-table-cell/>
        </table:table-row>
        <table:table-row table:style-name="TableRow523">
          <table:table-cell table:style-name="TableCell524" table:number-columns-spanned="4">
            <text:p text:style-name="P525">Generalization of</text:p>
          </table:table-cell>
          <table:covered-table-cell/>
          <table:covered-table-cell/>
          <table:covered-table-cell/>
          <table:table-cell table:style-name="TableCell526" table:number-columns-spanned="4">
            <text:p text:style-name="P527">NA</text:p>
          </table:table-cell>
          <table:covered-table-cell/>
          <table:covered-table-cell/>
          <table:covered-table-cell/>
        </table:table-row>
        <table:table-row table:style-name="TableRow528">
          <table:table-cell table:style-name="TableCell529" table:number-columns-spanned="8">
            <text:p text:style-name="P530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31">
          <table:table-cell table:style-name="TableCell532">
            <text:p text:style-name="P533">1</text:p>
          </table:table-cell>
          <table:table-cell table:style-name="TableCell534" table:number-columns-spanned="2">
            <text:p text:style-name="P535">Utente:</text:p>
          </table:table-cell>
          <table:covered-table-cell/>
          <table:table-cell table:style-name="TableCell536" table:number-columns-spanned="5">
            <text:p text:style-name="P537">Richiede di poter creare una nuova lista .</text:p>
          </table:table-cell>
          <table:covered-table-cell/>
          <table:covered-table-cell/>
          <table:covered-table-cell/>
          <table:covered-table-cell/>
        </table:table-row>
        <table:table-row table:style-name="TableRow538">
          <table:table-cell table:style-name="TableCell539">
            <text:p text:style-name="P540">2</text:p>
          </table:table-cell>
          <table:table-cell table:style-name="TableCell541" table:number-columns-spanned="2">
            <text:p text:style-name="P542">Sistema:</text:p>
          </table:table-cell>
          <table:covered-table-cell/>
          <table:table-cell table:style-name="TableCell543" table:number-columns-spanned="5">
            <text:p text:style-name="P544">Visualizza una form che richiede l'inserimento di:</text:p>
            <text:p text:style-name="P545">• Nome: Stringa di caratteri alfanumerici.</text:p>
            <text:p text:style-name="P546">• Descrizione: Stringa di 256 caratteri alfanumerici.</text:p>
            <text:p text:style-name="P547">Tutti i campi suddetti, eccezion fatta per Descrizione sono obbligatori.</text:p>
            <text:p text:style-name="P548"/>
          </table:table-cell>
          <table:covered-table-cell/>
          <table:covered-table-cell/>
          <table:covered-table-cell/>
          <table:covered-table-cell/>
        </table:table-row>
        <table:table-row table:style-name="TableRow549">
          <table:table-cell table:style-name="TableCell550">
            <text:p text:style-name="P551">3</text:p>
          </table:table-cell>
          <table:table-cell table:style-name="TableCell552" table:number-columns-spanned="2">
            <text:p text:style-name="P553">Utente:</text:p>
          </table:table-cell>
          <table:covered-table-cell/>
          <table:table-cell table:style-name="TableCell554" table:number-columns-spanned="5">
            <text:p text:style-name="P555">Riempie tutti i campi obbligatori e sottomette il form compilato.</text:p>
          </table:table-cell>
          <table:covered-table-cell/>
          <table:covered-table-cell/>
          <table:covered-table-cell/>
          <table:covered-table-cell/>
        </table:table-row>
        <table:table-row table:style-name="TableRow556">
          <table:table-cell table:style-name="TableCell557">
            <text:p text:style-name="P558">4</text:p>
          </table:table-cell>
          <table:table-cell table:style-name="TableCell559" table:number-columns-spanned="2">
            <text:p text:style-name="P560">Sistema:</text:p>
          </table:table-cell>
          <table:covered-table-cell/>
          <table:table-cell table:style-name="TableCell561" table:number-columns-spanned="5">
            <text:p text:style-name="P562">Verifica che:</text:p>
            <text:p text:style-name="P563">• tutti i campi obbligatori siano stati compilati.</text:p>
            <text:p text:style-name="P564">• La descrizione non supera i 256 caratteri.</text:p>
            <text:p text:style-name="P565">• il<text:s/>nome della lista non sia già in uso sull’account corrente.</text:p>
          </table:table-cell>
          <table:covered-table-cell/>
          <table:covered-table-cell/>
          <table:covered-table-cell/>
          <table:covered-table-cell/>
        </table:table-row>
        <table:table-row table:style-name="TableRow566">
          <table:table-cell table:style-name="TableCell567">
            <text:p text:style-name="P568">5</text:p>
          </table:table-cell>
          <table:table-cell table:style-name="TableCell569" table:number-columns-spanned="2">
            <text:p text:style-name="P570"><text:s/>Sistema:</text:p>
          </table:table-cell>
          <table:covered-table-cell/>
          <table:table-cell table:style-name="TableCell571" table:number-columns-spanned="5">
            <text:p text:style-name="P572">Salva la lista dell’utente. <text:s text:c="41"/></text:p>
          </table:table-cell>
          <table:covered-table-cell/>
          <table:covered-table-cell/>
          <table:covered-table-cell/>
          <table:covered-table-cell/>
        </table:table-row>
        <table:table-row table:style-name="TableRow573">
          <table:table-cell table:style-name="TableCell574">
            <text:p text:style-name="P575">6</text:p>
          </table:table-cell>
          <table:table-cell table:style-name="TableCell576" table:number-columns-spanned="2">
            <text:p text:style-name="P577"><text:s/>Sistema:</text:p>
          </table:table-cell>
          <table:covered-table-cell/>
          <table:table-cell table:style-name="TableCell578" table:number-columns-spanned="5">
            <text:p text:style-name="P579">Mostra una schermata che informa il cliente dell’aggiunta avvenuta con successo.</text:p>
          </table:table-cell>
          <table:covered-table-cell/>
          <table:covered-table-cell/>
          <table:covered-table-cell/>
          <table:covered-table-cell/>
        </table:table-row>
        <table:table-row table:style-name="TableRow580">
          <table:table-cell table:style-name="TableCell581" table:number-columns-spanned="8">
            <text:p text:style-name="P582"><text:span text:style-name="T583">Scenario/Flusso di eventi Alternativo:<text:s/></text:span>qualche campo obbligatorio non è stato compil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84">
          <table:table-cell table:style-name="TableCell585" table:number-columns-spanned="2">
            <text:p text:style-name="P586">4.a1</text:p>
          </table:table-cell>
          <table:covered-table-cell/>
          <table:table-cell table:style-name="TableCell587" table:number-columns-spanned="2">
            <text:p text:style-name="P588">Sistema:</text:p>
          </table:table-cell>
          <table:covered-table-cell/>
          <table:table-cell table:style-name="TableCell589" table:number-columns-spanned="4">
            <text:p text:style-name="P590">Visualizza un messaggio di errore che segnala all’utente che non ha inserito tutti i dati obbligatori..</text:p>
          </table:table-cell>
          <table:covered-table-cell/>
          <table:covered-table-cell/>
          <table:covered-table-cell/>
        </table:table-row>
        <table:table-row table:style-name="TableRow591">
          <table:table-cell table:style-name="TableCell592" table:number-columns-spanned="2">
            <text:p text:style-name="P593">4.a2</text:p>
          </table:table-cell>
          <table:covered-table-cell/>
          <table:table-cell table:style-name="TableCell594" table:number-columns-spanned="2">
            <text:p text:style-name="P595">Sistema</text:p>
          </table:table-cell>
          <table:covered-table-cell/>
          <table:table-cell table:style-name="TableCell596" table:number-columns-spanned="4">
            <text:p text:style-name="P597">Resta in attesa di una nuova sottomissione del form.</text:p>
          </table:table-cell>
          <table:covered-table-cell/>
          <table:covered-table-cell/>
          <table:covered-table-cell/>
        </table:table-row>
        <table:table-row table:style-name="TableRow598">
          <table:table-cell table:style-name="TableCell599" table:number-columns-spanned="8">
            <text:p text:style-name="P6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01">
          <table:table-cell table:style-name="TableCell602" table:number-columns-spanned="8">
            <text:p text:style-name="P603"><text:span text:style-name="T604">Scenario/Flusso di eventi Alternativo: <text:s/></text:span>il<text:s/>nome della lista<text:s/>è<text:s/>già<text:s/>in uso nell’accoun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05">
          <table:table-cell table:style-name="TableCell606" table:number-columns-spanned="2">
            <text:p text:style-name="P607">4b.1</text:p>
          </table:table-cell>
          <table:covered-table-cell/>
          <table:table-cell table:style-name="TableCell608" table:number-columns-spanned="2">
            <text:p text:style-name="P609">Sistema:</text:p>
          </table:table-cell>
          <table:covered-table-cell/>
          <table:table-cell table:style-name="TableCell610" table:number-columns-spanned="4">
            <text:p text:style-name="P611">Visualizza un messaggio di errore all'utente che gli segnala che il nome scelto già è presente all’interno del sistema e pertanto deve cambiarlo</text:p>
          </table:table-cell>
          <table:covered-table-cell/>
          <table:covered-table-cell/>
          <table:covered-table-cell/>
        </table:table-row>
        <text:soft-page-break/>
        <table:table-row table:style-name="TableRow612">
          <table:table-cell table:style-name="TableCell613" table:number-columns-spanned="2">
            <text:p text:style-name="P614">4b.2</text:p>
          </table:table-cell>
          <table:covered-table-cell/>
          <table:table-cell table:style-name="TableCell615" table:number-columns-spanned="2">
            <text:p text:style-name="P616">Sistema</text:p>
          </table:table-cell>
          <table:covered-table-cell/>
          <table:table-cell table:style-name="TableCell617" table:number-columns-spanned="4">
            <text:p text:style-name="P618">Resta in attesa di una nuova sottomissione della form.</text:p>
          </table:table-cell>
          <table:covered-table-cell/>
          <table:covered-table-cell/>
          <table:covered-table-cell/>
        </table:table-row>
        <table:table-row table:style-name="TableRow619">
          <table:table-cell table:style-name="TableCell620" table:number-columns-spanned="8">
            <text:p text:style-name="P6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2">
          <table:table-cell table:style-name="TableCell623" table:number-columns-spanned="8">
            <text:p text:style-name="P624"><text:span text:style-name="T625">Scenario/Flusso di eventi Alternativo: <text:s/></text:span>La descrizione ha superato i caratteri stabili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6">
          <table:table-cell table:style-name="TableCell627" table:number-columns-spanned="2">
            <text:p text:style-name="P628">4c.1</text:p>
          </table:table-cell>
          <table:covered-table-cell/>
          <table:table-cell table:style-name="TableCell629" table:number-columns-spanned="2">
            <text:p text:style-name="P630">Sistema:</text:p>
          </table:table-cell>
          <table:covered-table-cell/>
          <table:table-cell table:style-name="TableCell631" table:number-columns-spanned="4">
            <text:p text:style-name="P632">Visualizza un messaggio di errore all'utente che gli segnala che la descrizione ha superato i 256 caratteri, pertanto deve rimuovere alcuni caratteri.</text:p>
          </table:table-cell>
          <table:covered-table-cell/>
          <table:covered-table-cell/>
          <table:covered-table-cell/>
        </table:table-row>
        <table:table-row table:style-name="TableRow633">
          <table:table-cell table:style-name="TableCell634" table:number-columns-spanned="2">
            <text:p text:style-name="P635">4c.2</text:p>
          </table:table-cell>
          <table:covered-table-cell/>
          <table:table-cell table:style-name="TableCell636" table:number-columns-spanned="2">
            <text:p text:style-name="P637">Sistema</text:p>
          </table:table-cell>
          <table:covered-table-cell/>
          <table:table-cell table:style-name="TableCell638" table:number-columns-spanned="4">
            <text:p text:style-name="P639">Resta in attesa di una nuova sottomissione della form.</text:p>
          </table:table-cell>
          <table:covered-table-cell/>
          <table:covered-table-cell/>
          <table:covered-table-cell/>
        </table:table-row>
        <table:table-row table:style-name="TableRow640">
          <table:table-cell table:style-name="TableCell641" table:number-columns-spanned="8">
            <text:p text:style-name="P6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43">
          <table:table-cell table:style-name="TableCell644" table:number-columns-spanned="8">
            <text:p text:style-name="P645">Scenario/Flusso di eventi di ERRORE: sistema non riesce ad effettuare il salvataggio dei d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46">
          <table:table-cell table:style-name="TableCell647" table:number-columns-spanned="2">
            <text:p text:style-name="P648">5.1</text:p>
          </table:table-cell>
          <table:covered-table-cell/>
          <table:table-cell table:style-name="TableCell649" table:number-columns-spanned="2">
            <text:p text:style-name="P650">Sistema:</text:p>
          </table:table-cell>
          <table:covered-table-cell/>
          <table:table-cell table:style-name="TableCell651" table:number-columns-spanned="4">
            <text:p text:style-name="P652">Visualizza un messaggio di errore all'utente. Il messaggio segnala che non è stato possibile salvare i dati e invita a riprovare più tardi.</text:p>
          </table:table-cell>
          <table:covered-table-cell/>
          <table:covered-table-cell/>
          <table:covered-table-cell/>
        </table:table-row>
        <table:table-row table:style-name="TableRow653">
          <table:table-cell table:style-name="TableCell654" table:number-columns-spanned="2">
            <text:p text:style-name="P655">5.2</text:p>
          </table:table-cell>
          <table:covered-table-cell/>
          <table:table-cell table:style-name="TableCell656" table:number-columns-spanned="2">
            <text:p text:style-name="P657">Sistema</text:p>
          </table:table-cell>
          <table:covered-table-cell/>
          <table:table-cell table:style-name="TableCell658" table:number-columns-spanned="4">
            <text:p text:style-name="P659">Termina con un insuccesso</text:p>
          </table:table-cell>
          <table:covered-table-cell/>
          <table:covered-table-cell/>
          <table:covered-table-cell/>
        </table:table-row>
        <table:table-row table:style-name="TableRow660">
          <table:table-cell table:style-name="TableCell661" table:number-columns-spanned="8">
            <text:p text:style-name="P6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3">
          <table:table-cell table:style-name="TableCell664" table:number-columns-spanned="8">
            <text:p text:style-name="P665"><text:span text:style-name="T666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7">
          <table:table-cell table:style-name="TableCell668" table:number-columns-spanned="4">
            <text:p text:style-name="P669">5.1</text:p>
          </table:table-cell>
          <table:covered-table-cell/>
          <table:covered-table-cell/>
          <table:covered-table-cell/>
          <table:table-cell table:style-name="TableCell670" table:number-columns-spanned="4">
            <text:p text:style-name="P671"><text:span text:style-name="T672">PUNTO DA DISCUTERE:<text:s/></text:span><text:span text:style-name="T673">Cosa fare quando si fallisce il salvataggio dei dati?</text:span></text:p>
          </table:table-cell>
          <table:covered-table-cell/>
          <table:covered-table-cell/>
          <table:covered-table-cell/>
        </table:table-row>
      </table:table>
      <text:p text:style-name="Normale"/>
      <table:table table:style-name="Table674">
        <table:table-columns>
          <table:table-column table:style-name="TableColumn675"/>
          <table:table-column table:style-name="TableColumn676"/>
          <table:table-column table:style-name="TableColumn677"/>
          <table:table-column table:style-name="TableColumn678"/>
          <table:table-column table:style-name="TableColumn679"/>
          <table:table-column table:style-name="TableColumn680"/>
          <table:table-column table:style-name="TableColumn681"/>
          <table:table-column table:style-name="TableColumn682"/>
        </table:table-columns>
        <table:table-row table:style-name="TableRow683">
          <table:table-cell table:style-name="TableCell684" table:number-columns-spanned="4" table:number-rows-spanned="3">
            <text:p text:style-name="P685">Identificativo</text:p>
            <text:p text:style-name="P686"><text:span text:style-name="T687">UC_ RC_</text:span><text:span text:style-name="T688">3</text:span></text:p>
          </table:table-cell>
          <table:covered-table-cell/>
          <table:covered-table-cell/>
          <table:covered-table-cell/>
          <table:table-cell table:style-name="TableCell689" table:number-rows-spanned="3">
            <text:p text:style-name="P690">Ricercare contenuti</text:p>
          </table:table-cell>
          <table:table-cell table:style-name="TableCell691" table:number-columns-spanned="2">
            <text:p text:style-name="P692">Data</text:p>
          </table:table-cell>
          <table:covered-table-cell/>
          <table:table-cell table:style-name="TableCell693">
            <text:p text:style-name="P694">29/10/21</text:p>
          </table:table-cell>
        </table:table-row>
        <table:table-row table:style-name="TableRow695">
          <table:covered-table-cell>
            <text:p text:style-name="P696"/>
          </table:covered-table-cell>
          <table:covered-table-cell/>
          <table:covered-table-cell/>
          <table:covered-table-cell/>
          <table:covered-table-cell>
            <text:p text:style-name="P697"/>
          </table:covered-table-cell>
          <table:table-cell table:style-name="TableCell698">
            <text:p text:style-name="P699">Vers.</text:p>
          </table:table-cell>
          <table:table-cell table:style-name="TableCell700" table:number-columns-spanned="2">
            <text:p text:style-name="P701">0.00.001</text:p>
          </table:table-cell>
          <table:covered-table-cell/>
        </table:table-row>
        <table:table-row table:style-name="TableRow702">
          <table:covered-table-cell>
            <text:p text:style-name="P703"/>
          </table:covered-table-cell>
          <table:covered-table-cell/>
          <table:covered-table-cell/>
          <table:covered-table-cell/>
          <table:covered-table-cell>
            <text:p text:style-name="P704"/>
          </table:covered-table-cell>
          <table:table-cell table:style-name="TableCell705">
            <text:p text:style-name="P706">Autore</text:p>
          </table:table-cell>
          <table:table-cell table:style-name="TableCell707" table:number-columns-spanned="2">
            <text:p text:style-name="P708">Gruppo 16</text:p>
          </table:table-cell>
          <table:covered-table-cell/>
        </table:table-row>
        <table:table-row table:style-name="TableRow709">
          <table:table-cell table:style-name="TableCell710" table:number-columns-spanned="4">
            <text:p text:style-name="P711">Descrizione</text:p>
          </table:table-cell>
          <table:covered-table-cell/>
          <table:covered-table-cell/>
          <table:covered-table-cell/>
          <table:table-cell table:style-name="TableCell712" table:number-columns-spanned="4">
            <text:p text:style-name="P713">La UC fornisce la funzionalità di ricerca dei contenuti<text:s/></text:p>
          </table:table-cell>
          <table:covered-table-cell/>
          <table:covered-table-cell/>
          <table:covered-table-cell/>
        </table:table-row>
        <table:table-row table:style-name="TableRow714">
          <table:table-cell table:style-name="TableCell715" table:number-columns-spanned="4">
            <text:p text:style-name="P716"><text:span text:style-name="T717">Attore Principale</text:span></text:p>
          </table:table-cell>
          <table:covered-table-cell/>
          <table:covered-table-cell/>
          <table:covered-table-cell/>
          <table:table-cell table:style-name="TableCell718" table:number-columns-spanned="4">
            <text:p text:style-name="P719">Utente</text:p>
            <text:p text:style-name="P720"><text:span text:style-name="T721">È interessato a cercare dei contenuti<text:s/></text:span></text:p>
          </table:table-cell>
          <table:covered-table-cell/>
          <table:covered-table-cell/>
          <table:covered-table-cell/>
        </table:table-row>
        <table:table-row table:style-name="TableRow722">
          <table:table-cell table:style-name="TableCell723" table:number-columns-spanned="4">
            <text:p text:style-name="P724">Attori secondari</text:p>
          </table:table-cell>
          <table:covered-table-cell/>
          <table:covered-table-cell/>
          <table:covered-table-cell/>
          <table:table-cell table:style-name="TableCell725" table:number-columns-spanned="4">
            <text:p text:style-name="P726"><text:span text:style-name="T727">NA</text:span></text:p>
          </table:table-cell>
          <table:covered-table-cell/>
          <table:covered-table-cell/>
          <table:covered-table-cell/>
        </table:table-row>
        <table:table-row table:style-name="TableRow728">
          <table:table-cell table:style-name="TableCell729" table:number-columns-spanned="4">
            <text:p text:style-name="P730"><text:span text:style-name="T731">Entry Condition</text:span></text:p>
          </table:table-cell>
          <table:covered-table-cell/>
          <table:covered-table-cell/>
          <table:covered-table-cell/>
          <table:table-cell table:style-name="TableCell732" table:number-columns-spanned="4">
            <text:p text:style-name="P733">È visualizzata il comando per effettuare la ricerca</text:p>
          </table:table-cell>
          <table:covered-table-cell/>
          <table:covered-table-cell/>
          <table:covered-table-cell/>
        </table:table-row>
        <table:table-row table:style-name="TableRow734">
          <table:table-cell table:style-name="TableCell735" table:number-columns-spanned="4">
            <text:p text:style-name="P736">Exit condition</text:p>
            <text:p text:style-name="P737"><text:s text:c="23"/>On success</text:p>
          </table:table-cell>
          <table:covered-table-cell/>
          <table:covered-table-cell/>
          <table:covered-table-cell/>
          <table:table-cell table:style-name="TableCell738" table:number-columns-spanned="4">
            <text:p text:style-name="P739"><text:span text:style-name="T740">Viene visualizzata la lista di contenuti relativi alla ricerca</text:span></text:p>
          </table:table-cell>
          <table:covered-table-cell/>
          <table:covered-table-cell/>
          <table:covered-table-cell/>
        </table:table-row>
        <table:table-row table:style-name="TableRow741">
          <table:table-cell table:style-name="TableCell742" table:number-columns-spanned="4">
            <text:p text:style-name="P743">Exit condition</text:p>
            <text:p text:style-name="P744"><text:s text:c="23"/>On failure</text:p>
          </table:table-cell>
          <table:covered-table-cell/>
          <table:covered-table-cell/>
          <table:covered-table-cell/>
          <table:table-cell table:style-name="TableCell745" table:number-columns-spanned="4">
            <text:p text:style-name="P746">Nessuna ricerca viene effettuata</text:p>
          </table:table-cell>
          <table:covered-table-cell/>
          <table:covered-table-cell/>
          <table:covered-table-cell/>
        </table:table-row>
        <table:table-row table:style-name="TableRow747">
          <table:table-cell table:style-name="TableCell748" table:number-columns-spanned="4">
            <text:p text:style-name="P749"><text:span text:style-name="T750">Rilevanza/User Priority</text:span></text:p>
          </table:table-cell>
          <table:covered-table-cell/>
          <table:covered-table-cell/>
          <table:covered-table-cell/>
          <table:table-cell table:style-name="TableCell751" table:number-columns-spanned="4">
            <text:p text:style-name="P752"><text:span text:style-name="T753">Alta</text:span></text:p>
          </table:table-cell>
          <table:covered-table-cell/>
          <table:covered-table-cell/>
          <table:covered-table-cell/>
        </table:table-row>
        <table:table-row table:style-name="TableRow754">
          <table:table-cell table:style-name="TableCell755" table:number-columns-spanned="4">
            <text:p text:style-name="P756"><text:span text:style-name="T757">Frequenza stimata</text:span></text:p>
          </table:table-cell>
          <table:covered-table-cell/>
          <table:covered-table-cell/>
          <table:covered-table-cell/>
          <table:table-cell table:style-name="TableCell758" table:number-columns-spanned="4">
            <text:p text:style-name="P759">15000 usi/giorno</text:p>
          </table:table-cell>
          <table:covered-table-cell/>
          <table:covered-table-cell/>
          <table:covered-table-cell/>
        </table:table-row>
        <table:table-row table:style-name="TableRow760">
          <table:table-cell table:style-name="TableCell761" table:number-columns-spanned="4">
            <text:p text:style-name="P762">Extension point</text:p>
          </table:table-cell>
          <table:covered-table-cell/>
          <table:covered-table-cell/>
          <table:covered-table-cell/>
          <table:table-cell table:style-name="TableCell763" table:number-columns-spanned="4">
            <text:p text:style-name="P764">NA</text:p>
          </table:table-cell>
          <table:covered-table-cell/>
          <table:covered-table-cell/>
          <table:covered-table-cell/>
        </table:table-row>
        <table:table-row table:style-name="TableRow765">
          <table:table-cell table:style-name="TableCell766" table:number-columns-spanned="4">
            <text:p text:style-name="P767">Generalization of</text:p>
          </table:table-cell>
          <table:covered-table-cell/>
          <table:covered-table-cell/>
          <table:covered-table-cell/>
          <table:table-cell table:style-name="TableCell768" table:number-columns-spanned="4">
            <text:p text:style-name="P769">NA</text:p>
          </table:table-cell>
          <table:covered-table-cell/>
          <table:covered-table-cell/>
          <table:covered-table-cell/>
        </table:table-row>
        <table:table-row table:style-name="TableRow770">
          <table:table-cell table:style-name="TableCell771" table:number-columns-spanned="8">
            <text:p text:style-name="P772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73">
          <table:table-cell table:style-name="TableCell774">
            <text:p text:style-name="Normale">1</text:p>
          </table:table-cell>
          <table:table-cell table:style-name="TableCell775" table:number-columns-spanned="2">
            <text:p text:style-name="Normale">Utente:</text:p>
          </table:table-cell>
          <table:covered-table-cell/>
          <table:table-cell table:style-name="TableCell776" table:number-columns-spanned="5">
            <text:p text:style-name="Normale">Scrive la stringa di ricerca nell’apposito form e seleziona gli eventuali filtri aggiuntivi a disposizione e invia.</text:p>
          </table:table-cell>
          <table:covered-table-cell/>
          <table:covered-table-cell/>
          <table:covered-table-cell/>
          <table:covered-table-cell/>
        </table:table-row>
        <table:table-row table:style-name="TableRow777">
          <table:table-cell table:style-name="TableCell778">
            <text:p text:style-name="Normale">2</text:p>
          </table:table-cell>
          <table:table-cell table:style-name="TableCell779" table:number-columns-spanned="2">
            <text:p text:style-name="Normale">Sistema:</text:p>
          </table:table-cell>
          <table:covered-table-cell/>
          <table:table-cell table:style-name="TableCell780" table:number-columns-spanned="5">
            <text:p text:style-name="Normale">Verifica che nel form ci sia una stringa valida per la ricerca</text:p>
          </table:table-cell>
          <table:covered-table-cell/>
          <table:covered-table-cell/>
          <table:covered-table-cell/>
          <table:covered-table-cell/>
        </table:table-row>
        <table:table-row table:style-name="TableRow781">
          <table:table-cell table:style-name="TableCell782">
            <text:p text:style-name="Normale">3</text:p>
          </table:table-cell>
          <table:table-cell table:style-name="TableCell783" table:number-columns-spanned="2">
            <text:p text:style-name="Normale">Sistema:</text:p>
          </table:table-cell>
          <table:covered-table-cell/>
          <table:table-cell table:style-name="TableCell784" table:number-columns-spanned="5">
            <text:p text:style-name="Normale">Mostra la lista di contenuti filtrati affini alla ricerca</text:p>
          </table:table-cell>
          <table:covered-table-cell/>
          <table:covered-table-cell/>
          <table:covered-table-cell/>
          <table:covered-table-cell/>
        </table:table-row>
        <table:table-row table:style-name="TableRow785">
          <table:table-cell table:style-name="TableCell786" table:number-columns-spanned="8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87">
          <table:table-cell table:style-name="TableCell788" table:number-columns-spanned="8">
            <text:p text:style-name="Normale"><text:span text:style-name="T789">I Scenario/Flusso di eventi Alternativo:<text:s/></text:span>La stringa di ricerca non è una stringa vali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790">
          <table:table-cell table:style-name="TableCell791" table:number-columns-spanned="2">
            <text:p text:style-name="P792">2.1</text:p>
          </table:table-cell>
          <table:covered-table-cell/>
          <table:table-cell table:style-name="TableCell793" table:number-columns-spanned="2">
            <text:p text:style-name="P794">Sistema:</text:p>
          </table:table-cell>
          <table:covered-table-cell/>
          <table:table-cell table:style-name="TableCell795" table:number-columns-spanned="4">
            <text:p text:style-name="Normale">Visualizza un messaggio di errore che segnala all’utente che il campo non è valido, e deve essere reinserito</text:p>
          </table:table-cell>
          <table:covered-table-cell/>
          <table:covered-table-cell/>
          <table:covered-table-cell/>
        </table:table-row>
        <table:table-row table:style-name="TableRow796">
          <table:table-cell table:style-name="TableCell797" table:number-columns-spanned="2">
            <text:p text:style-name="P798">2.2</text:p>
          </table:table-cell>
          <table:covered-table-cell/>
          <table:table-cell table:style-name="TableCell799" table:number-columns-spanned="2">
            <text:p text:style-name="P800">Sistema:</text:p>
          </table:table-cell>
          <table:covered-table-cell/>
          <table:table-cell table:style-name="TableCell801" table:number-columns-spanned="4">
            <text:p text:style-name="P802">Resta in attesa di una nuova sottomissione della ricerca</text:p>
          </table:table-cell>
          <table:covered-table-cell/>
          <table:covered-table-cell/>
          <table:covered-table-cell/>
        </table:table-row>
        <table:table-row table:style-name="TableRow803">
          <table:table-cell table:style-name="TableCell804" table:number-columns-spanned="8">
            <text:p text:style-name="P8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06">
          <table:table-cell table:style-name="TableCell807" table:number-columns-spanned="8">
            <text:p text:style-name="Normale"><text:span text:style-name="T808">I Scenario/Flusso di eventi di ERRORE: <text:s/></text:span><text:span text:style-name="T809">sistema non riesce<text:s/></text:span><text:span text:style-name="T810">a ricercare i contenut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11">
          <table:table-cell table:style-name="TableCell812" table:number-columns-spanned="2">
            <text:p text:style-name="P813">3.1</text:p>
          </table:table-cell>
          <table:covered-table-cell/>
          <table:table-cell table:style-name="TableCell814" table:number-columns-spanned="2">
            <text:p text:style-name="P815">Sistema:</text:p>
          </table:table-cell>
          <table:covered-table-cell/>
          <table:table-cell table:style-name="TableCell816" table:number-columns-spanned="4">
            <text:p text:style-name="Normale">Visualizza un messaggio di errore all’utente. Il messaggio segnala che non è stato possibile effettuare la ricerca ed invita a riprovare più tardi.</text:p>
          </table:table-cell>
          <table:covered-table-cell/>
          <table:covered-table-cell/>
          <table:covered-table-cell/>
        </table:table-row>
        <table:table-row table:style-name="TableRow817">
          <table:table-cell table:style-name="TableCell818" table:number-columns-spanned="2">
            <text:p text:style-name="P819">3.2</text:p>
          </table:table-cell>
          <table:covered-table-cell/>
          <table:table-cell table:style-name="TableCell820" table:number-columns-spanned="2">
            <text:p text:style-name="P821"><text:s/>Sistema:</text:p>
          </table:table-cell>
          <table:covered-table-cell/>
          <table:table-cell table:style-name="TableCell822" table:number-columns-spanned="4">
            <text:p text:style-name="P823">Termina con insuccesso</text:p>
          </table:table-cell>
          <table:covered-table-cell/>
          <table:covered-table-cell/>
          <table:covered-table-cell/>
        </table:table-row>
        <table:table-row table:style-name="TableRow824">
          <table:table-cell table:style-name="TableCell825" table:number-columns-spanned="8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6">
          <table:table-cell table:style-name="TableCell827" table:number-columns-spanned="8">
            <text:p text:style-name="Normale"><text:span text:style-name="T828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9">
          <table:table-cell table:style-name="TableCell830" table:number-columns-spanned="4">
            <text:p text:style-name="P831">3.1</text:p>
          </table:table-cell>
          <table:covered-table-cell/>
          <table:covered-table-cell/>
          <table:covered-table-cell/>
          <table:table-cell table:style-name="TableCell832" table:number-columns-spanned="4">
            <text:p text:style-name="Normale"><text:span text:style-name="T833">PUNTO DA DISCUTERE:<text:s/></text:span><text:span text:style-name="T834">Cosa fare quando si fallisce la ricerca dei contenuti?</text:span></text:p>
          </table:table-cell>
          <table:covered-table-cell/>
          <table:covered-table-cell/>
          <table:covered-table-cell/>
        </table:table-row>
      </table:table>
      <text:p text:style-name="P835"/>
      <text:p text:style-name="P836"/>
      <table:table table:style-name="Table837">
        <table:table-columns>
          <table:table-column table:style-name="TableColumn838"/>
          <table:table-column table:style-name="TableColumn839"/>
          <table:table-column table:style-name="TableColumn840"/>
          <table:table-column table:style-name="TableColumn841"/>
          <table:table-column table:style-name="TableColumn842"/>
          <table:table-column table:style-name="TableColumn843"/>
          <table:table-column table:style-name="TableColumn844"/>
          <table:table-column table:style-name="TableColumn845"/>
          <table:table-column table:style-name="TableColumn846"/>
        </table:table-columns>
        <table:table-row table:style-name="TableRow847">
          <table:table-cell table:style-name="TableCell848" table:number-columns-spanned="5" table:number-rows-spanned="3">
            <text:p text:style-name="P849">Identificativo</text:p>
            <text:p text:style-name="P850"><text:span text:style-name="T851">UC_RW _</text:span><text:span text:style-name="T852">10</text:span></text:p>
          </table:table-cell>
          <table:covered-table-cell/>
          <table:covered-table-cell/>
          <table:covered-table-cell/>
          <table:covered-table-cell/>
          <table:table-cell table:style-name="TableCell853" table:number-columns-spanned="2" table:number-rows-spanned="3">
            <text:p text:style-name="Normale"><text:span text:style-name="T854">Recensire un contenuto</text:span></text:p>
          </table:table-cell>
          <table:covered-table-cell/>
          <table:table-cell table:style-name="TableCell855">
            <text:p text:style-name="P856">Data</text:p>
          </table:table-cell>
          <table:table-cell table:style-name="TableCell857">
            <text:p text:style-name="P858">29/10/21</text:p>
          </table:table-cell>
        </table:table-row>
        <table:table-row table:style-name="TableRow859">
          <table:covered-table-cell>
            <text:p text:style-name="P860"/>
          </table:covered-table-cell>
          <table:covered-table-cell/>
          <table:covered-table-cell/>
          <table:covered-table-cell/>
          <table:covered-table-cell/>
          <table:covered-table-cell>
            <text:p text:style-name="P861"/>
          </table:covered-table-cell>
          <table:covered-table-cell/>
          <table:table-cell table:style-name="TableCell862">
            <text:p text:style-name="P863">Vers.</text:p>
          </table:table-cell>
          <table:table-cell table:style-name="TableCell864">
            <text:p text:style-name="P865">0.00.001</text:p>
          </table:table-cell>
        </table:table-row>
        <table:table-row table:style-name="TableRow866">
          <table:covered-table-cell>
            <text:p text:style-name="P867"/>
          </table:covered-table-cell>
          <table:covered-table-cell/>
          <table:covered-table-cell/>
          <table:covered-table-cell/>
          <table:covered-table-cell/>
          <table:covered-table-cell>
            <text:p text:style-name="P868"/>
          </table:covered-table-cell>
          <table:covered-table-cell/>
          <table:table-cell table:style-name="TableCell869">
            <text:p text:style-name="P870">Autore</text:p>
          </table:table-cell>
          <table:table-cell table:style-name="TableCell871">
            <text:p text:style-name="P872">Gruppo 16</text:p>
          </table:table-cell>
        </table:table-row>
        <table:table-row table:style-name="TableRow873">
          <table:table-cell table:style-name="TableCell874" table:number-columns-spanned="5">
            <text:p text:style-name="P875">Descrizione</text:p>
          </table:table-cell>
          <table:covered-table-cell/>
          <table:covered-table-cell/>
          <table:covered-table-cell/>
          <table:covered-table-cell/>
          <table:table-cell table:style-name="TableCell876" table:number-columns-spanned="4">
            <text:p text:style-name="P877">La UC fornisce la funzionalità di recensire i contenuti</text:p>
          </table:table-cell>
          <table:covered-table-cell/>
          <table:covered-table-cell/>
          <table:covered-table-cell/>
        </table:table-row>
        <table:table-row table:style-name="TableRow878">
          <table:table-cell table:style-name="TableCell879" table:number-columns-spanned="5">
            <text:p text:style-name="P880"><text:span text:style-name="T881">Attore Principale</text:span></text:p>
          </table:table-cell>
          <table:covered-table-cell/>
          <table:covered-table-cell/>
          <table:covered-table-cell/>
          <table:covered-table-cell/>
          <table:table-cell table:style-name="TableCell882" table:number-columns-spanned="4">
            <text:p text:style-name="P883">Utente loggato</text:p>
            <text:p text:style-name="P884"><text:span text:style-name="T885">È interessato a recensire un contenuto <text:s/></text:span></text:p>
          </table:table-cell>
          <table:covered-table-cell/>
          <table:covered-table-cell/>
          <table:covered-table-cell/>
        </table:table-row>
        <table:table-row table:style-name="TableRow886">
          <table:table-cell table:style-name="TableCell887" table:number-columns-spanned="5">
            <text:p text:style-name="P888">Attori secondari</text:p>
          </table:table-cell>
          <table:covered-table-cell/>
          <table:covered-table-cell/>
          <table:covered-table-cell/>
          <table:covered-table-cell/>
          <table:table-cell table:style-name="TableCell889" table:number-columns-spanned="4">
            <text:p text:style-name="P890"><text:span text:style-name="T891">NA</text:span></text:p>
          </table:table-cell>
          <table:covered-table-cell/>
          <table:covered-table-cell/>
          <table:covered-table-cell/>
        </table:table-row>
        <table:table-row table:style-name="TableRow892">
          <table:table-cell table:style-name="TableCell893" table:number-columns-spanned="5">
            <text:p text:style-name="P894"><text:span text:style-name="T895">Entry Condition</text:span></text:p>
          </table:table-cell>
          <table:covered-table-cell/>
          <table:covered-table-cell/>
          <table:covered-table-cell/>
          <table:covered-table-cell/>
          <table:table-cell table:style-name="TableCell896" table:number-columns-spanned="4">
            <text:p text:style-name="P897">L’utente sceglie un contenuto da recensire</text:p>
          </table:table-cell>
          <table:covered-table-cell/>
          <table:covered-table-cell/>
          <table:covered-table-cell/>
        </table:table-row>
        <table:table-row table:style-name="TableRow898">
          <table:table-cell table:style-name="TableCell899" table:number-columns-spanned="5">
            <text:p text:style-name="P900">Exit condition</text:p>
            <text:p text:style-name="P901"><text:s text:c="23"/>On success</text:p>
          </table:table-cell>
          <table:covered-table-cell/>
          <table:covered-table-cell/>
          <table:covered-table-cell/>
          <table:covered-table-cell/>
          <table:table-cell table:style-name="TableCell902" table:number-columns-spanned="4">
            <text:p text:style-name="P903"><text:span text:style-name="T904">La recensione è stata aggiunta ed è visualizzabile dagli utenti</text:span></text:p>
          </table:table-cell>
          <table:covered-table-cell/>
          <table:covered-table-cell/>
          <table:covered-table-cell/>
        </table:table-row>
        <table:table-row table:style-name="TableRow905">
          <table:table-cell table:style-name="TableCell906" table:number-columns-spanned="5">
            <text:p text:style-name="P907">Exit condition</text:p>
            <text:p text:style-name="P908"><text:s text:c="23"/>On failure</text:p>
          </table:table-cell>
          <table:covered-table-cell/>
          <table:covered-table-cell/>
          <table:covered-table-cell/>
          <table:covered-table-cell/>
          <table:table-cell table:style-name="TableCell909" table:number-columns-spanned="4">
            <text:p text:style-name="P910"><text:span text:style-name="T911">Nessuna recensione è aggiunta</text:span></text:p>
          </table:table-cell>
          <table:covered-table-cell/>
          <table:covered-table-cell/>
          <table:covered-table-cell/>
        </table:table-row>
        <table:table-row table:style-name="TableRow912">
          <table:table-cell table:style-name="TableCell913" table:number-columns-spanned="5">
            <text:p text:style-name="P914"><text:span text:style-name="T915">Rilevanza/User Priority</text:span></text:p>
          </table:table-cell>
          <table:covered-table-cell/>
          <table:covered-table-cell/>
          <table:covered-table-cell/>
          <table:covered-table-cell/>
          <table:table-cell table:style-name="TableCell916" table:number-columns-spanned="4">
            <text:p text:style-name="P917"><text:span text:style-name="T918">Media</text:span></text:p>
          </table:table-cell>
          <table:covered-table-cell/>
          <table:covered-table-cell/>
          <table:covered-table-cell/>
        </table:table-row>
        <table:table-row table:style-name="TableRow919">
          <table:table-cell table:style-name="TableCell920" table:number-columns-spanned="5">
            <text:p text:style-name="P921"><text:span text:style-name="T922">Frequenza stimata</text:span></text:p>
          </table:table-cell>
          <table:covered-table-cell/>
          <table:covered-table-cell/>
          <table:covered-table-cell/>
          <table:covered-table-cell/>
          <table:table-cell table:style-name="TableCell923" table:number-columns-spanned="4">
            <text:p text:style-name="P924">400 usi/giorno</text:p>
          </table:table-cell>
          <table:covered-table-cell/>
          <table:covered-table-cell/>
          <table:covered-table-cell/>
        </table:table-row>
        <table:table-row table:style-name="TableRow925">
          <table:table-cell table:style-name="TableCell926" table:number-columns-spanned="5">
            <text:p text:style-name="P927">Extension point</text:p>
          </table:table-cell>
          <table:covered-table-cell/>
          <table:covered-table-cell/>
          <table:covered-table-cell/>
          <table:covered-table-cell/>
          <table:table-cell table:style-name="TableCell928" table:number-columns-spanned="4">
            <text:p text:style-name="P929">NA</text:p>
          </table:table-cell>
          <table:covered-table-cell/>
          <table:covered-table-cell/>
          <table:covered-table-cell/>
        </table:table-row>
        <table:table-row table:style-name="TableRow930">
          <table:table-cell table:style-name="TableCell931" table:number-columns-spanned="5">
            <text:p text:style-name="P932">Generalization of</text:p>
          </table:table-cell>
          <table:covered-table-cell/>
          <table:covered-table-cell/>
          <table:covered-table-cell/>
          <table:covered-table-cell/>
          <table:table-cell table:style-name="TableCell933" table:number-columns-spanned="4">
            <text:p text:style-name="P934">NA</text:p>
          </table:table-cell>
          <table:covered-table-cell/>
          <table:covered-table-cell/>
          <table:covered-table-cell/>
        </table:table-row>
        <table:table-row table:style-name="TableRow935">
          <table:table-cell table:style-name="TableCell936" table:number-columns-spanned="9">
            <text:p text:style-name="P937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8">
          <table:table-cell table:style-name="TableCell939">
            <text:p text:style-name="Normale">1</text:p>
          </table:table-cell>
          <table:table-cell table:style-name="TableCell940" table:number-columns-spanned="3">
            <text:p text:style-name="Normale">Utente:</text:p>
          </table:table-cell>
          <table:covered-table-cell/>
          <table:covered-table-cell/>
          <table:table-cell table:style-name="TableCell941" table:number-columns-spanned="5">
            <text:p text:style-name="P942">Clicca sul contenuto da recensire</text:p>
          </table:table-cell>
          <table:covered-table-cell/>
          <table:covered-table-cell/>
          <table:covered-table-cell/>
          <table:covered-table-cell/>
        </table:table-row>
        <table:table-row table:style-name="TableRow943">
          <table:table-cell table:style-name="TableCell944">
            <text:p text:style-name="Normale">2</text:p>
          </table:table-cell>
          <table:table-cell table:style-name="TableCell945" table:number-columns-spanned="3">
            <text:p text:style-name="Normale">Sistema:</text:p>
          </table:table-cell>
          <table:covered-table-cell/>
          <table:covered-table-cell/>
          <table:table-cell table:style-name="TableCell946" table:number-columns-spanned="5">
            <text:p text:style-name="P947">Visualizza la pagina del contenuto</text:p>
          </table:table-cell>
          <table:covered-table-cell/>
          <table:covered-table-cell/>
          <table:covered-table-cell/>
          <table:covered-table-cell/>
        </table:table-row>
        <table:table-row table:style-name="TableRow948">
          <table:table-cell table:style-name="TableCell949">
            <text:p text:style-name="Normale">3</text:p>
          </table:table-cell>
          <table:table-cell table:style-name="TableCell950" table:number-columns-spanned="3">
            <text:p text:style-name="Normale">Sistema:</text:p>
          </table:table-cell>
          <table:covered-table-cell/>
          <table:covered-table-cell/>
          <table:table-cell table:style-name="TableCell951" table:number-columns-spanned="5">
            <text:p text:style-name="P952">Visualizza un form che richiede l'inserimento di:</text:p>
            <text:p text:style-name="P953">• punteggio:<text:s/>un valore da 1 a 5. [obbligatorio]<text:bookmark-start text:name="__DdeLink__2771_2108554864"/><text:bookmark-end text:name="__DdeLink__2771_2108554864"/></text:p>
            <text:p text:style-name="P954">• testo: Stringa di 256 caratteri alfabetici.<text:s/>[opzionale]</text:p>
            <text:p text:style-name="P955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956">
          <table:table-cell table:style-name="TableCell957">
            <text:p text:style-name="Normale">4</text:p>
          </table:table-cell>
          <table:table-cell table:style-name="TableCell958" table:number-columns-spanned="3">
            <text:p text:style-name="Normale">Utente:</text:p>
          </table:table-cell>
          <table:covered-table-cell/>
          <table:covered-table-cell/>
          <table:table-cell table:style-name="TableCell959" table:number-columns-spanned="5">
            <text:p text:style-name="Normale">Riempie tutti i campi obbligatori e sottomette il form compilato.</text:p>
          </table:table-cell>
          <table:covered-table-cell/>
          <table:covered-table-cell/>
          <table:covered-table-cell/>
          <table:covered-table-cell/>
        </table:table-row>
        <table:table-row table:style-name="TableRow960">
          <table:table-cell table:style-name="TableCell961">
            <text:p text:style-name="Normale">5</text:p>
          </table:table-cell>
          <table:table-cell table:style-name="TableCell962" table:number-columns-spanned="3">
            <text:p text:style-name="Normale">Sistema:</text:p>
          </table:table-cell>
          <table:covered-table-cell/>
          <table:covered-table-cell/>
          <table:table-cell table:style-name="TableCell963" table:number-columns-spanned="5">
            <text:p text:style-name="P964">Verifica che:</text:p>
            <text:p text:style-name="P965">• tutti i campi obbligatori siano stati compilati.</text:p>
            <text:p text:style-name="P966">• Il testo non superi i 256 caratteri.</text:p>
            <text:p text:style-name="P967">•<text:s/>Non sia già presente una recensione del medesimo utente allo specifico contenuto</text:p>
            <text:p text:style-name="P968"/>
          </table:table-cell>
          <table:covered-table-cell/>
          <table:covered-table-cell/>
          <table:covered-table-cell/>
          <table:covered-table-cell/>
        </table:table-row>
        <table:table-row table:style-name="TableRow969">
          <table:table-cell table:style-name="TableCell970">
            <text:p text:style-name="Normale">6</text:p>
          </table:table-cell>
          <table:table-cell table:style-name="TableCell971" table:number-columns-spanned="3">
            <text:p text:style-name="Normale">Sistema:</text:p>
          </table:table-cell>
          <table:covered-table-cell/>
          <table:covered-table-cell/>
          <table:table-cell table:style-name="TableCell972" table:number-columns-spanned="5">
            <text:p text:style-name="Normale">Salva la recensione dell’utente</text:p>
          </table:table-cell>
          <table:covered-table-cell/>
          <table:covered-table-cell/>
          <table:covered-table-cell/>
          <table:covered-table-cell/>
        </table:table-row>
        <table:table-row table:style-name="TableRow973">
          <table:table-cell table:style-name="TableCell974">
            <text:p text:style-name="Normale">7</text:p>
          </table:table-cell>
          <table:table-cell table:style-name="TableCell975" table:number-columns-spanned="3">
            <text:p text:style-name="Normale">Sistema:</text:p>
          </table:table-cell>
          <table:covered-table-cell/>
          <table:covered-table-cell/>
          <table:table-cell table:style-name="TableCell976" table:number-columns-spanned="5">
            <text:p text:style-name="P977">Mostra<text:s/>un avviso<text:s/>che informa l’utente<text:s/>della recensione aggiunta con successo</text:p>
          </table:table-cell>
          <table:covered-table-cell/>
          <table:covered-table-cell/>
          <table:covered-table-cell/>
          <table:covered-table-cell/>
        </table:table-row>
        <table:table-row table:style-name="TableRow978">
          <table:table-cell table:style-name="TableCell979" table:number-columns-spanned="9">
            <text:p text:style-name="P9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81">
          <table:table-cell table:style-name="TableCell982" table:number-columns-spanned="9">
            <text:p text:style-name="Normale"><text:span text:style-name="T983">I Scenario/Flusso di eventi Alternativo: <text:s/></text:span>non è stato assegnato un punteg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84">
          <table:table-cell table:style-name="TableCell985" table:number-columns-spanned="2">
            <text:p text:style-name="P986">5.a1</text:p>
          </table:table-cell>
          <table:covered-table-cell/>
          <table:table-cell table:style-name="TableCell987" table:number-columns-spanned="3">
            <text:p text:style-name="P988">Sistema:</text:p>
          </table:table-cell>
          <table:covered-table-cell/>
          <table:covered-table-cell/>
          <table:table-cell table:style-name="TableCell989" table:number-columns-spanned="4">
            <text:p text:style-name="P990">Visualizza un messaggio di errore che segnala all’utente che non ha inserito un punteggio</text:p>
          </table:table-cell>
          <table:covered-table-cell/>
          <table:covered-table-cell/>
          <table:covered-table-cell/>
        </table:table-row>
        <table:table-row table:style-name="TableRow991">
          <table:table-cell table:style-name="TableCell992" table:number-columns-spanned="2">
            <text:p text:style-name="P993">5.a2</text:p>
          </table:table-cell>
          <table:covered-table-cell/>
          <table:table-cell table:style-name="TableCell994" table:number-columns-spanned="3">
            <text:p text:style-name="P995">Sistema:</text:p>
          </table:table-cell>
          <table:covered-table-cell/>
          <table:covered-table-cell/>
          <table:table-cell table:style-name="TableCell996" table:number-columns-spanned="4">
            <text:p text:style-name="P997">Resta in attesa di una nuova sottomissione del punteggio.</text:p>
          </table:table-cell>
          <table:covered-table-cell/>
          <table:covered-table-cell/>
          <table:covered-table-cell/>
        </table:table-row>
        <table:table-row table:style-name="TableRow998">
          <table:table-cell table:style-name="TableCell999" table:number-columns-spanned="9">
            <text:p text:style-name="P10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01">
          <table:table-cell table:style-name="TableCell1002" table:number-columns-spanned="9">
            <text:p text:style-name="Normale"><text:span text:style-name="T1003">II Scenario/Flusso di eventi Alternativo: <text:s/></text:span>il testo ha superato i caratteri stabili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04">
          <table:table-cell table:style-name="TableCell1005" table:number-columns-spanned="2">
            <text:p text:style-name="P1006">5.b1</text:p>
          </table:table-cell>
          <table:covered-table-cell/>
          <table:table-cell table:style-name="TableCell1007" table:number-columns-spanned="3">
            <text:p text:style-name="P1008">Sistema:</text:p>
          </table:table-cell>
          <table:covered-table-cell/>
          <table:covered-table-cell/>
          <table:table-cell table:style-name="TableCell1009" table:number-columns-spanned="4">
            <text:p text:style-name="P1010">Visualizza un messaggio di errore all'utente che<text:s/>segnala la descrizione ha superato i 256 caratteri, pertanto deve rimuovere alcuni caratteri.</text:p>
          </table:table-cell>
          <table:covered-table-cell/>
          <table:covered-table-cell/>
          <table:covered-table-cell/>
        </table:table-row>
        <table:table-row table:style-name="TableRow1011">
          <table:table-cell table:style-name="TableCell1012" table:number-columns-spanned="2">
            <text:p text:style-name="Normale"><text:span text:style-name="T1013">5</text:span><text:span text:style-name="T1014">.b2</text:span></text:p>
          </table:table-cell>
          <table:covered-table-cell/>
          <table:table-cell table:style-name="TableCell1015" table:number-columns-spanned="3">
            <text:p text:style-name="P1016">Sistema:</text:p>
          </table:table-cell>
          <table:covered-table-cell/>
          <table:covered-table-cell/>
          <table:table-cell table:style-name="TableCell1017" table:number-columns-spanned="4">
            <text:p text:style-name="P1018">Resta in attesa di una nuova sottomissione del form.</text:p>
          </table:table-cell>
          <table:covered-table-cell/>
          <table:covered-table-cell/>
          <table:covered-table-cell/>
        </table:table-row>
        <table:table-row table:style-name="TableRow1019">
          <table:table-cell table:style-name="TableCell1020" table:number-columns-spanned="9">
            <text:p text:style-name="P10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2">
          <table:table-cell table:style-name="TableCell1023" table:number-columns-spanned="9">
            <text:p text:style-name="P1024"><text:span text:style-name="T1025">II Scenario/Flusso di eventi Alternativo: <text:s/></text:span>l’utente ha già effettuato una recensione al contenuto in precedenz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6">
          <table:table-cell table:style-name="TableCell1027" table:number-columns-spanned="3">
            <text:p text:style-name="P1028">5.c1</text:p>
          </table:table-cell>
          <table:covered-table-cell/>
          <table:covered-table-cell/>
          <table:table-cell table:style-name="TableCell1029" table:number-columns-spanned="3">
            <text:p text:style-name="P1030"><text:s/><text:span text:style-name="T1031">Sistema:</text:span></text:p>
          </table:table-cell>
          <table:covered-table-cell/>
          <table:covered-table-cell/>
          <table:table-cell table:style-name="TableCell1032" table:number-columns-spanned="3">
            <text:p text:style-name="P1033">Visualizza un messaggio di errore all’utente che segnala la presenza di una <text:s text:c="17"/>recensione precedente</text:p>
          </table:table-cell>
          <table:covered-table-cell/>
          <table:covered-table-cell/>
        </table:table-row>
        <table:table-row table:style-name="TableRow1034">
          <table:table-cell table:style-name="TableCell1035" table:number-columns-spanned="3">
            <text:p text:style-name="P1036">5.c2</text:p>
          </table:table-cell>
          <table:covered-table-cell/>
          <table:covered-table-cell/>
          <table:table-cell table:style-name="TableCell1037" table:number-columns-spanned="3">
            <text:p text:style-name="P1038"><text:s/>Sistema:</text:p>
          </table:table-cell>
          <table:covered-table-cell/>
          <table:covered-table-cell/>
          <table:table-cell table:style-name="TableCell1039" table:number-columns-spanned="3">
            <text:p text:style-name="P1040"><text:s/>Ritorna alla pagina descrittiva del contenuto</text:p>
          </table:table-cell>
          <table:covered-table-cell/>
          <table:covered-table-cell/>
        </table:table-row>
        <table:table-row table:style-name="TableRow1041">
          <table:table-cell table:style-name="TableCell1042" table:number-columns-spanned="9">
            <text:p text:style-name="P10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44">
          <table:table-cell table:style-name="TableCell1045" table:number-columns-spanned="9">
            <text:p text:style-name="Normale"><text:span text:style-name="T1046">I Scenario/Flusso di eventi di ERRORE: <text:s/></text:span><text:span text:style-name="T1047">sistema non riesce ad effettuare il salvataggio dei dat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48">
          <table:table-cell table:style-name="TableCell1049" table:number-columns-spanned="2">
            <text:p text:style-name="P1050">6.1</text:p>
          </table:table-cell>
          <table:covered-table-cell/>
          <table:table-cell table:style-name="TableCell1051" table:number-columns-spanned="3">
            <text:p text:style-name="P1052">Sistema:</text:p>
          </table:table-cell>
          <table:covered-table-cell/>
          <table:covered-table-cell/>
          <table:table-cell table:style-name="TableCell1053" table:number-columns-spanned="4">
            <text:p text:style-name="Normale">Visualizza un messaggio di errore all'utente. Il messaggio segnala che non è stato possibile salvare i dati e invita a riprovare più tardi.</text:p>
          </table:table-cell>
          <table:covered-table-cell/>
          <table:covered-table-cell/>
          <table:covered-table-cell/>
        </table:table-row>
        <table:table-row table:style-name="TableRow1054">
          <table:table-cell table:style-name="TableCell1055" table:number-columns-spanned="2">
            <text:p text:style-name="P1056">6.2</text:p>
          </table:table-cell>
          <table:covered-table-cell/>
          <table:table-cell table:style-name="TableCell1057" table:number-columns-spanned="3">
            <text:p text:style-name="P1058"><text:s/>Sistema:</text:p>
          </table:table-cell>
          <table:covered-table-cell/>
          <table:covered-table-cell/>
          <table:table-cell table:style-name="TableCell1059" table:number-columns-spanned="4">
            <text:p text:style-name="Normale">Termina con un insuccesso</text:p>
          </table:table-cell>
          <table:covered-table-cell/>
          <table:covered-table-cell/>
          <table:covered-table-cell/>
        </table:table-row>
        <table:table-row table:style-name="TableRow1060">
          <table:table-cell table:style-name="TableCell1061" table:number-columns-spanned="9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2">
          <table:table-cell table:style-name="TableCell1063" table:number-columns-spanned="9">
            <text:p text:style-name="Normale"><text:span text:style-name="T1064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5">
          <table:table-cell table:style-name="TableCell1066" table:number-columns-spanned="5">
            <text:p text:style-name="P1067">6.1</text:p>
          </table:table-cell>
          <table:covered-table-cell/>
          <table:covered-table-cell/>
          <table:covered-table-cell/>
          <table:covered-table-cell/>
          <table:table-cell table:style-name="TableCell1068" table:number-columns-spanned="4">
            <text:p text:style-name="Normale"><text:span text:style-name="T1069">PUNTO DA DISCUTERE:<text:s/></text:span><text:span text:style-name="T1070">Cosa fare quando si fallisce il salvataggio dei dati?</text:span></text:p>
          </table:table-cell>
          <table:covered-table-cell/>
          <table:covered-table-cell/>
          <table:covered-table-cell/>
        </table:table-row>
      </table:table>
      <text:p text:style-name="Normale"/>
      <text:p text:style-name="Normale"/>
      <text:p text:style-name="Normale"/>
      <table:table table:style-name="Table1071">
        <table:table-columns>
          <table:table-column table:style-name="TableColumn1072"/>
          <table:table-column table:style-name="TableColumn1073"/>
          <table:table-column table:style-name="TableColumn1074"/>
          <table:table-column table:style-name="TableColumn1075"/>
          <table:table-column table:style-name="TableColumn1076"/>
          <table:table-column table:style-name="TableColumn1077"/>
          <table:table-column table:style-name="TableColumn1078"/>
          <table:table-column table:style-name="TableColumn1079"/>
          <table:table-column table:style-name="TableColumn1080"/>
          <table:table-column table:style-name="TableColumn1081"/>
        </table:table-columns>
        <table:table-row table:style-name="TableRow1082">
          <table:table-cell table:style-name="TableCell1083" table:number-columns-spanned="2" table:number-rows-spanned="3">
            <text:p text:style-name="P1084"><text:span text:style-name="T1085">Identificativo</text:span><text:span text:style-name="T1086"><text:s/></text:span></text:p>
            <text:p text:style-name="P1087"><text:span text:style-name="T1088">UC_AC_</text:span><text:span text:style-name="T1089">17</text:span></text:p>
          </table:table-cell>
          <table:covered-table-cell/>
          <table:table-cell table:style-name="TableCell1090" table:number-columns-spanned="4" table:number-rows-spanned="3">
            <text:p text:style-name="P1091"><text:span text:style-name="T1092"><text:s text:c="2"/>Aggiungere un contenuto</text:span></text:p>
          </table:table-cell>
          <table:covered-table-cell/>
          <table:covered-table-cell/>
          <table:covered-table-cell/>
          <table:table-cell table:style-name="TableCell1093" table:number-columns-spanned="2">
            <text:p text:style-name="P1094">Data</text:p>
          </table:table-cell>
          <table:covered-table-cell/>
          <table:table-cell table:style-name="TableCell1095">
            <text:p text:style-name="P1096">29/10/2021</text:p>
          </table:table-cell>
          <table:table-cell>
            <text:p text:style-name="P1096"/>
          </table:table-cell>
        </table:table-row>
        <table:table-row table:style-name="TableRow1097">
          <table:covered-table-cell>
            <text:p text:style-name="P1098"/>
          </table:covered-table-cell>
          <table:covered-table-cell/>
          <table:covered-table-cell>
            <text:p text:style-name="P1099"/>
          </table:covered-table-cell>
          <table:covered-table-cell/>
          <table:covered-table-cell/>
          <table:covered-table-cell/>
          <table:table-cell table:style-name="TableCell1100">
            <text:p text:style-name="P1101">Vers.</text:p>
          </table:table-cell>
          <table:table-cell table:style-name="TableCell1102" table:number-columns-spanned="2">
            <text:p text:style-name="P1103">0.00.001</text:p>
          </table:table-cell>
          <table:covered-table-cell/>
          <table:table-cell>
            <text:p text:style-name="P1103"/>
          </table:table-cell>
        </table:table-row>
        <table:table-row table:style-name="TableRow1104">
          <table:covered-table-cell>
            <text:p text:style-name="P1105"/>
          </table:covered-table-cell>
          <table:covered-table-cell/>
          <table:covered-table-cell>
            <text:p text:style-name="P1106"/>
          </table:covered-table-cell>
          <table:covered-table-cell/>
          <table:covered-table-cell/>
          <table:covered-table-cell/>
          <table:table-cell table:style-name="TableCell1107">
            <text:p text:style-name="P1108">Autore</text:p>
          </table:table-cell>
          <table:table-cell table:style-name="TableCell1109" table:number-columns-spanned="2">
            <text:p text:style-name="P1110">Gruppo 16</text:p>
          </table:table-cell>
          <table:covered-table-cell/>
          <table:table-cell>
            <text:p text:style-name="P1110"/>
          </table:table-cell>
        </table:table-row>
        <table:table-row table:style-name="TableRow1111">
          <table:table-cell table:style-name="TableCell1112" table:number-columns-spanned="4">
            <text:p text:style-name="P1113">Descrizione</text:p>
          </table:table-cell>
          <table:covered-table-cell/>
          <table:covered-table-cell/>
          <table:covered-table-cell/>
          <table:table-cell table:style-name="TableCell1114" table:number-columns-spanned="5">
            <text:p text:style-name="P1115">Lo UC fornisce la funzionalità di aggiunta di un nuovo contenuto</text:p>
          </table:table-cell>
          <table:covered-table-cell/>
          <table:covered-table-cell/>
          <table:covered-table-cell/>
          <table:covered-table-cell/>
          <table:table-cell>
            <text:p text:style-name="P1115"/>
          </table:table-cell>
        </table:table-row>
        <table:table-row table:style-name="TableRow1116">
          <table:table-cell table:style-name="TableCell1117" table:number-columns-spanned="4">
            <text:p text:style-name="P1118"><text:span text:style-name="T1119">Attore Principale</text:span></text:p>
          </table:table-cell>
          <table:covered-table-cell/>
          <table:covered-table-cell/>
          <table:covered-table-cell/>
          <table:table-cell table:style-name="TableCell1120" table:number-columns-spanned="5">
            <text:p text:style-name="P1121">Utente amministratore</text:p>
            <text:p text:style-name="P1122"><text:span text:style-name="T1123">È interessato ad aggiungere un nuovo contenuto<text:s/></text:span><text:span text:style-name="T1124">al catalogo</text:span></text:p>
          </table:table-cell>
          <table:covered-table-cell/>
          <table:covered-table-cell/>
          <table:covered-table-cell/>
          <table:covered-table-cell/>
          <table:table-cell>
            <text:p text:style-name="P1122"/>
          </table:table-cell>
        </table:table-row>
        <table:table-row table:style-name="TableRow1125">
          <table:table-cell table:style-name="TableCell1126" table:number-columns-spanned="4">
            <text:p text:style-name="P1127">Attori secondari</text:p>
          </table:table-cell>
          <table:covered-table-cell/>
          <table:covered-table-cell/>
          <table:covered-table-cell/>
          <table:table-cell table:style-name="TableCell1128" table:number-columns-spanned="5">
            <text:p text:style-name="P1129">NA</text:p>
          </table:table-cell>
          <table:covered-table-cell/>
          <table:covered-table-cell/>
          <table:covered-table-cell/>
          <table:covered-table-cell/>
          <table:table-cell>
            <text:p text:style-name="P1129"/>
          </table:table-cell>
        </table:table-row>
        <table:table-row table:style-name="TableRow1130">
          <table:table-cell table:style-name="TableCell1131" table:number-columns-spanned="4">
            <text:p text:style-name="P1132"><text:span text:style-name="T1133">Entry Condition</text:span></text:p>
          </table:table-cell>
          <table:covered-table-cell/>
          <table:covered-table-cell/>
          <table:covered-table-cell/>
          <table:table-cell table:style-name="TableCell1134" table:number-columns-spanned="5">
            <text:p text:style-name="P1135"><text:span text:style-name="T1136">È</text:span><text:s/>visualizzato il comando per effettuare l’aggiunta del contenuto.</text:p>
          </table:table-cell>
          <table:covered-table-cell/>
          <table:covered-table-cell/>
          <table:covered-table-cell/>
          <table:covered-table-cell/>
          <table:table-cell>
            <text:p text:style-name="P1135"/>
          </table:table-cell>
        </table:table-row>
        <table:table-row table:style-name="TableRow1137">
          <table:table-cell table:style-name="TableCell1138" table:number-columns-spanned="4">
            <text:p text:style-name="P1139">Exit condition</text:p>
            <text:p text:style-name="P1140"><text:s text:c="23"/>On success</text:p>
          </table:table-cell>
          <table:covered-table-cell/>
          <table:covered-table-cell/>
          <table:covered-table-cell/>
          <table:table-cell table:style-name="TableCell1141" table:number-columns-spanned="5">
            <text:p text:style-name="P1142"><text:span text:style-name="T1143">Il contenuto è stato aggiunto ed è visualizzabile agli utenti.</text:span></text:p>
          </table:table-cell>
          <table:covered-table-cell/>
          <table:covered-table-cell/>
          <table:covered-table-cell/>
          <table:covered-table-cell/>
          <table:table-cell>
            <text:p text:style-name="P1142"/>
          </table:table-cell>
        </table:table-row>
        <table:table-row table:style-name="TableRow1144">
          <table:table-cell table:style-name="TableCell1145" table:number-columns-spanned="4">
            <text:p text:style-name="P1146">Exit condition</text:p>
            <text:p text:style-name="P1147"><text:s text:c="23"/>On failure</text:p>
          </table:table-cell>
          <table:covered-table-cell/>
          <table:covered-table-cell/>
          <table:covered-table-cell/>
          <table:table-cell table:style-name="TableCell1148" table:number-columns-spanned="5">
            <text:p text:style-name="P1149"><text:span text:style-name="T1150">Nessun contenuto è stato aggiunto.</text:span></text:p>
          </table:table-cell>
          <table:covered-table-cell/>
          <table:covered-table-cell/>
          <table:covered-table-cell/>
          <table:covered-table-cell/>
          <table:table-cell>
            <text:p text:style-name="P1149"/>
          </table:table-cell>
        </table:table-row>
        <table:table-row table:style-name="TableRow1151">
          <table:table-cell table:style-name="TableCell1152" table:number-columns-spanned="4">
            <text:p text:style-name="P1153"><text:span text:style-name="T1154">Rilevanza/User Priority</text:span></text:p>
          </table:table-cell>
          <table:covered-table-cell/>
          <table:covered-table-cell/>
          <table:covered-table-cell/>
          <table:table-cell table:style-name="TableCell1155" table:number-columns-spanned="5">
            <text:p text:style-name="P1156"><text:span text:style-name="T1157">Elevata</text:span></text:p>
          </table:table-cell>
          <table:covered-table-cell/>
          <table:covered-table-cell/>
          <table:covered-table-cell/>
          <table:covered-table-cell/>
          <table:table-cell>
            <text:p text:style-name="P1156"/>
          </table:table-cell>
        </table:table-row>
        <table:table-row table:style-name="TableRow1158">
          <table:table-cell table:style-name="TableCell1159" table:number-columns-spanned="4">
            <text:p text:style-name="P1160"><text:span text:style-name="T1161">Frequenza stimata</text:span></text:p>
          </table:table-cell>
          <table:covered-table-cell/>
          <table:covered-table-cell/>
          <table:covered-table-cell/>
          <table:table-cell table:style-name="TableCell1162" table:number-columns-spanned="5">
            <text:p text:style-name="P1163">3 usi/giorno</text:p>
          </table:table-cell>
          <table:covered-table-cell/>
          <table:covered-table-cell/>
          <table:covered-table-cell/>
          <table:covered-table-cell/>
          <table:table-cell>
            <text:p text:style-name="P1163"/>
          </table:table-cell>
        </table:table-row>
        <table:table-row table:style-name="TableRow1164">
          <table:table-cell table:style-name="TableCell1165" table:number-columns-spanned="4">
            <text:p text:style-name="P1166">Extension point</text:p>
          </table:table-cell>
          <table:covered-table-cell/>
          <table:covered-table-cell/>
          <table:covered-table-cell/>
          <table:table-cell table:style-name="TableCell1167" table:number-columns-spanned="5">
            <text:p text:style-name="P1168">NA</text:p>
          </table:table-cell>
          <table:covered-table-cell/>
          <table:covered-table-cell/>
          <table:covered-table-cell/>
          <table:covered-table-cell/>
          <table:table-cell>
            <text:p text:style-name="P1168"/>
          </table:table-cell>
        </table:table-row>
        <table:table-row table:style-name="TableRow1169">
          <table:table-cell table:style-name="TableCell1170" table:number-columns-spanned="4">
            <text:p text:style-name="P1171">Generalization of</text:p>
          </table:table-cell>
          <table:covered-table-cell/>
          <table:covered-table-cell/>
          <table:covered-table-cell/>
          <table:table-cell table:style-name="TableCell1172" table:number-columns-spanned="5">
            <text:p text:style-name="P1173">NA</text:p>
          </table:table-cell>
          <table:covered-table-cell/>
          <table:covered-table-cell/>
          <table:covered-table-cell/>
          <table:covered-table-cell/>
          <table:table-cell>
            <text:p text:style-name="P1173"/>
          </table:table-cell>
        </table:table-row>
        <table:table-row table:style-name="TableRow1174">
          <table:table-cell table:style-name="TableCell1175" table:number-columns-spanned="9">
            <text:p text:style-name="P1176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>
            <text:p text:style-name="P1176"/>
          </table:table-cell>
        </table:table-row>
        <table:table-row table:style-name="TableRow1177">
          <table:table-cell table:style-name="TableCell1178">
            <text:p text:style-name="P1179">1</text:p>
          </table:table-cell>
          <table:table-cell table:style-name="TableCell1180" table:number-columns-spanned="2">
            <text:p text:style-name="P1181">Utente:</text:p>
          </table:table-cell>
          <table:covered-table-cell/>
          <table:table-cell table:style-name="TableCell1182" table:number-columns-spanned="6">
            <text:p text:style-name="P1183">Richiede di poter aggiungere un nuovo contenuto presso il sito attraverso l’apposito comando.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1183"/>
          </table:table-cell>
        </table:table-row>
        <table:table-row table:style-name="TableRow1184">
          <table:table-cell table:style-name="TableCell1185">
            <text:p text:style-name="P1186">2</text:p>
          </table:table-cell>
          <table:table-cell table:style-name="TableCell1187" table:number-columns-spanned="2">
            <text:p text:style-name="P1188">Sistema:</text:p>
          </table:table-cell>
          <table:covered-table-cell/>
          <table:table-cell table:style-name="TableCell1189" table:number-columns-spanned="6">
            <text:p text:style-name="P1190">Visualizza un form che richiede l’inserimento di :</text:p>
            <text:p text:style-name="P1191">• ID (obbligatorio)</text:p>
            <text:p text:style-name="P1192">•Nome del contenuto (obbligatorio).</text:p>
            <text:p text:style-name="P1193">•Descrizione del contenuto (obbligatorio).</text:p>
            <text:p text:style-name="P1194">•Genere (obbligatorio)</text:p>
            <text:p text:style-name="P1195">•Immagine del contenuto (obbligatorio).</text:p>
            <text:p text:style-name="P1196">•Video trailer (opzionale) .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1196"/>
          </table:table-cell>
        </table:table-row>
        <table:table-row table:style-name="TableRow1197">
          <table:table-cell table:style-name="TableCell1198">
            <text:p text:style-name="P1199">3</text:p>
          </table:table-cell>
          <table:table-cell table:style-name="TableCell1200" table:number-columns-spanned="2">
            <text:p text:style-name="P1201">Utente:</text:p>
          </table:table-cell>
          <table:covered-table-cell/>
          <table:table-cell table:style-name="TableCell1202" table:number-columns-spanned="6">
            <text:p text:style-name="P1203">Riempie tutti i cambi obbligatori e sottomette il form compilato. <text:s text:c="7"/>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1203"/>
          </table:table-cell>
        </table:table-row>
        <table:table-row table:style-name="TableRow1204">
          <table:table-cell table:style-name="TableCell1205">
            <text:p text:style-name="P1206">4</text:p>
          </table:table-cell>
          <table:table-cell table:style-name="TableCell1207" table:number-columns-spanned="2">
            <text:p text:style-name="P1208">Sistema:</text:p>
          </table:table-cell>
          <table:covered-table-cell/>
          <table:table-cell table:style-name="TableCell1209" table:number-columns-spanned="6">
            <text:p text:style-name="P1210"><text:span text:style-name="T1211">Verifica che</text:span><text:span text:style-name="T1212"><text:s/>:</text:span></text:p>
            <text:p text:style-name="P1213">•Tutti i campi obbligatori siano stati compilati.</text:p>
            <text:p text:style-name="P1214">•il contenuto<text:s/>non sia già presente nel catalogo.</text:p>
            <text:p text:style-name="P1215">•Il formato dell’immagine sia adeguato.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1215"/>
          </table:table-cell>
        </table:table-row>
        <table:table-row table:style-name="TableRow1216">
          <table:table-cell table:style-name="TableCell1217">
            <text:p text:style-name="P1218">5</text:p>
          </table:table-cell>
          <table:table-cell table:style-name="TableCell1219" table:number-columns-spanned="2">
            <text:p text:style-name="P1220">Sistema:</text:p>
          </table:table-cell>
          <table:covered-table-cell/>
          <table:table-cell table:style-name="TableCell1221" table:number-columns-spanned="6">
            <text:p text:style-name="P1222">Salva i dati relativi al nuovo contenuto<text:s/>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1222"/>
          </table:table-cell>
        </table:table-row>
        <table:table-row table:style-name="TableRow1223">
          <table:table-cell table:style-name="TableCell1224">
            <text:p text:style-name="P1225">6</text:p>
          </table:table-cell>
          <table:table-cell table:style-name="TableCell1226" table:number-columns-spanned="2">
            <text:p text:style-name="P1227">Sistema:</text:p>
          </table:table-cell>
          <table:covered-table-cell/>
          <table:table-cell table:style-name="TableCell1228" table:number-columns-spanned="6">
            <text:p text:style-name="P1229">Mostra un avviso che informa l’utente amministratore dell’aggiunta del contenuto avvenuta con successo e lo trasferisce alla home page.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1229"/>
          </table:table-cell>
        </table:table-row>
        <table:table-row table:style-name="TableRow1230">
          <table:table-cell table:style-name="TableCell1231" table:number-columns-spanned="9">
            <text:p text:style-name="P12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>
            <text:p text:style-name="P1232"/>
          </table:table-cell>
        </table:table-row>
        <table:table-row table:style-name="TableRow1233">
          <table:table-cell table:style-name="TableCell1234" table:number-columns-spanned="9">
            <text:p text:style-name="P1235"><text:span text:style-name="T1236">I Scenario/Flusso di eventi Alternativo:<text:s/></text:span>non sono stati compilati tutti i campi obbligato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>
            <text:p text:style-name="P1235"/>
          </table:table-cell>
        </table:table-row>
        <text:soft-page-break/>
        <table:table-row table:style-name="TableRow1237">
          <table:table-cell table:style-name="TableCell1238" table:number-columns-spanned="2">
            <text:p text:style-name="P1239">4.a1</text:p>
          </table:table-cell>
          <table:covered-table-cell/>
          <table:table-cell table:style-name="TableCell1240" table:number-columns-spanned="3">
            <text:p text:style-name="P1241">Sistema:</text:p>
          </table:table-cell>
          <table:covered-table-cell/>
          <table:covered-table-cell/>
          <table:table-cell table:style-name="TableCell1242" table:number-columns-spanned="5">
            <text:p text:style-name="P1243">Visualizza un messaggio di errore che segnala all’utente amministratore che non ha inserito tutti i dati necessari.</text:p>
          </table:table-cell>
          <table:covered-table-cell/>
          <table:covered-table-cell/>
          <table:covered-table-cell/>
          <table:covered-table-cell/>
        </table:table-row>
        <table:table-row table:style-name="TableRow1244">
          <table:table-cell table:style-name="TableCell1245" table:number-columns-spanned="2">
            <text:p text:style-name="P1246">4.a2</text:p>
          </table:table-cell>
          <table:covered-table-cell/>
          <table:table-cell table:style-name="TableCell1247" table:number-columns-spanned="3">
            <text:p text:style-name="P1248">Sistema:</text:p>
          </table:table-cell>
          <table:covered-table-cell/>
          <table:covered-table-cell/>
          <table:table-cell table:style-name="TableCell1249" table:number-columns-spanned="5">
            <text:p text:style-name="P1250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251">
          <table:table-cell table:style-name="TableCell1252" table:number-columns-spanned="10">
            <text:p text:style-name="P12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54">
          <table:table-cell table:style-name="TableCell1255" table:number-columns-spanned="10">
            <text:p text:style-name="P1256"><text:span text:style-name="T1257">II Scenario/Flusso di eventi Alternativo: <text:s/></text:span>il contenuto inserito dall’amministratore è già presente nel catalo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58">
          <table:table-cell table:style-name="TableCell1259" table:number-columns-spanned="2">
            <text:p text:style-name="P1260">4.b1</text:p>
          </table:table-cell>
          <table:covered-table-cell/>
          <table:table-cell table:style-name="TableCell1261" table:number-columns-spanned="3">
            <text:p text:style-name="P1262">Sistema:</text:p>
          </table:table-cell>
          <table:covered-table-cell/>
          <table:covered-table-cell/>
          <table:table-cell table:style-name="TableCell1263" table:number-columns-spanned="5">
            <text:p text:style-name="P1264">Visualizza un messaggio di errore che segnala all’utente amministratore che il contenuto inserito è già presente.</text:p>
          </table:table-cell>
          <table:covered-table-cell/>
          <table:covered-table-cell/>
          <table:covered-table-cell/>
          <table:covered-table-cell/>
        </table:table-row>
        <table:table-row table:style-name="TableRow1265">
          <table:table-cell table:style-name="TableCell1266" table:number-columns-spanned="2">
            <text:p text:style-name="P1267">4.b2</text:p>
          </table:table-cell>
          <table:covered-table-cell/>
          <table:table-cell table:style-name="TableCell1268" table:number-columns-spanned="3">
            <text:p text:style-name="P1269">Sistema:</text:p>
          </table:table-cell>
          <table:covered-table-cell/>
          <table:covered-table-cell/>
          <table:table-cell table:style-name="TableCell1270" table:number-columns-spanned="5">
            <text:p text:style-name="P1271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272">
          <table:table-cell table:style-name="TableCell1273" table:number-columns-spanned="10">
            <text:p text:style-name="P12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75">
          <table:table-cell table:style-name="TableCell1276" table:number-columns-spanned="10">
            <text:p text:style-name="P1277"><text:span text:style-name="T1278">II Scenario/Flusso di eventi Alternativo: <text:s/></text:span>il formato dell’immagine inserita non è adeguat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79">
          <table:table-cell table:style-name="TableCell1280" table:number-columns-spanned="2">
            <text:p text:style-name="P1281">4.c1</text:p>
          </table:table-cell>
          <table:covered-table-cell/>
          <table:table-cell table:style-name="TableCell1282" table:number-columns-spanned="3">
            <text:p text:style-name="P1283">Sistema:</text:p>
          </table:table-cell>
          <table:covered-table-cell/>
          <table:covered-table-cell/>
          <table:table-cell table:style-name="TableCell1284" table:number-columns-spanned="5">
            <text:p text:style-name="P1285">Visualizza un messaggio di errore che segnala all’utente amministratore che l’immagine inserita non è del formato adeguato.</text:p>
          </table:table-cell>
          <table:covered-table-cell/>
          <table:covered-table-cell/>
          <table:covered-table-cell/>
          <table:covered-table-cell/>
        </table:table-row>
        <table:table-row table:style-name="TableRow1286">
          <table:table-cell table:style-name="TableCell1287" table:number-columns-spanned="2">
            <text:p text:style-name="P1288">4.c2</text:p>
          </table:table-cell>
          <table:covered-table-cell/>
          <table:table-cell table:style-name="TableCell1289" table:number-columns-spanned="3">
            <text:p text:style-name="P1290">Sistema:</text:p>
          </table:table-cell>
          <table:covered-table-cell/>
          <table:covered-table-cell/>
          <table:table-cell table:style-name="TableCell1291" table:number-columns-spanned="5">
            <text:p text:style-name="P1292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293">
          <table:table-cell table:style-name="TableCell1294" table:number-columns-spanned="10">
            <text:p text:style-name="P12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96">
          <table:table-cell table:style-name="TableCell1297" table:number-columns-spanned="10">
            <text:p text:style-name="P1298"><text:span text:style-name="T1299">I Scenario/Flusso di eventi di ERRORE: <text:s/></text:span>sistema non riesce ad effettuare il salvataggio dei d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00">
          <table:table-cell table:style-name="TableCell1301" table:number-columns-spanned="2">
            <text:p text:style-name="P1302">5.1</text:p>
          </table:table-cell>
          <table:covered-table-cell/>
          <table:table-cell table:style-name="TableCell1303" table:number-columns-spanned="3">
            <text:p text:style-name="P1304">Sistema:</text:p>
          </table:table-cell>
          <table:covered-table-cell/>
          <table:covered-table-cell/>
          <table:table-cell table:style-name="TableCell1305" table:number-columns-spanned="5">
            <text:p text:style-name="P1306">Visualizza un messaggio di errore all’utente. Il messaggio segnala che non è stato possibile salvare i dati ed invita a riprovare più tardi.</text:p>
          </table:table-cell>
          <table:covered-table-cell/>
          <table:covered-table-cell/>
          <table:covered-table-cell/>
          <table:covered-table-cell/>
        </table:table-row>
        <table:table-row table:style-name="TableRow1307">
          <table:table-cell table:style-name="TableCell1308" table:number-columns-spanned="10">
            <text:p text:style-name="P13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0">
          <table:table-cell table:style-name="TableCell1311" table:number-columns-spanned="10">
            <text:p text:style-name="P1312"><text:span text:style-name="T1313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4">
          <table:table-cell table:style-name="TableCell1315" table:number-columns-spanned="2">
            <text:p text:style-name="P1316"><text:span text:style-name="T1317">5</text:span><text:span text:style-name="T1318">.1</text:span></text:p>
          </table:table-cell>
          <table:covered-table-cell/>
          <table:table-cell table:style-name="TableCell1319" table:number-columns-spanned="8">
            <text:p text:style-name="P1320"><text:span text:style-name="T1321">PUNTO DA DISCUTERE:<text:s/></text:span><text:span text:style-name="T1322">Cosa fare quando si fallisce il salvataggio dei dati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-Bold" svg:font-family="Helvetica-Bold" style:font-family-generic="system"/>
    <style:font-face style:name="Helvetica" svg:font-family="Helvetica" style:font-family-generic="system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GpsTitolo" style:display-name="Gps Titolo" style:family="paragraph" style:parent-style-name="Titolo1" style:default-outline-level="1">
      <style:paragraph-properties fo:border-top="none" fo:border-left="none" fo:border-bottom="0.0034in solid #D9E2F3" fo:border-right="none" fo:padding-top="0in" fo:padding-left="0in" fo:padding-bottom="0.0138in" fo:padding-right="0in" style:shadow="none" fo:margin-top="0.0833in" fo:margin-bottom="0.0833in" fo:line-height="150%"/>
      <style:text-properties style:font-name="Century Gothic" fo:color="#1F3864" fo:font-size="18pt" style:font-size-asian="18pt" style:font-size-complex="18pt" fo:hyphenate="false"/>
    </style:style>
    <style:style style:name="SottotitoliParagrafo" style:display-name="Sottotitoli Paragrafo" style:family="paragraph" style:parent-style-name="Titolo2" style:default-outline-level="2">
      <style:paragraph-properties fo:margin-right="-0.1979in"/>
      <style:text-properties style:font-name="Garamond" fo:font-weight="bold" style:font-weight-asian="bold" fo:font-style="italic" style:font-style-asian="italic" style:use-window-font-color="true" fo:hyphenate="false"/>
    </style:style>
    <style:style style:name="Normale" style:display-name="Normale" style:family="paragraph">
      <style:text-properties fo:language="it" fo:country="IT" fo:hyphenate="false"/>
    </style: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Car.predefinitoparagrafo" style:display-name="Car. predefinito paragrafo" style:family="text"/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GpsTitoloCarattere" style:display-name="Gps Titolo Carattere" style:family="text" style:parent-style-name="Car.predefinitoparagrafo">
      <style:text-properties style:font-name="Century Gothic" style:font-name-asian="Times New Roman" style:font-name-complex="Times New Roman" fo:color="#1F3864" fo:font-size="18pt" style:font-size-asian="18pt" style:font-size-complex="18pt" fo:language="it" fo:country="IT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fo:language="it" fo:country="IT"/>
    </style:style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fo:language="it" fo:country="IT"/>
    </style:style>
    <style:style style:name="TitoloDocumento" style:display-name="Titolo Documento" style:family="paragraph" style:parent-style-name="Normale">
      <style:paragraph-properties fo:text-align="end" fo:margin-bottom="0in" fo:line-height="115%"/>
      <style:text-properties style:font-name="Century Gothic" style:font-name-asian="Droid Sans" style:font-name-complex="Droid Sans" fo:color="#1F3864" fo:font-size="48pt" style:font-size-asian="48pt" style:font-size-complex="48pt" style:language-asian="it" style:country-asian="IT" fo:hyphenate="false"/>
    </style:style>
    <style:style style:name="TitoloDocumentoCarattere" style:display-name="Titolo Documento Carattere" style:family="text" style:parent-style-name="Car.predefinitoparagrafo">
      <style:text-properties style:font-name="Century Gothic" style:font-name-asian="Droid Sans" style:font-name-complex="Droid Sans" fo:color="#1F3864" fo:font-size="48pt" style:font-size-asian="48pt" style:font-size-complex="48pt" fo:language="it" fo:country="IT" style:language-asian="it" style:country-asian="I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 fo:language="it" fo:country="IT"/>
    </style:style>
    <style:style style:name="Gpstesto" style:display-name="Gps testo" style:family="paragraph" style:parent-style-name="Normale">
      <style:paragraph-properties fo:text-align="justify" fo:margin-bottom="0in" fo:line-height="150%"/>
      <style:text-properties style:font-name="Garamond" fo:font-size="12pt" style:font-size-asian="12pt" fo:hyphenate="false"/>
    </style:style>
    <style:style style:name="GpstestoCarattere" style:display-name="Gps testo Carattere" style:family="text" style:parent-style-name="Car.predefinitoparagrafo">
      <style:text-properties style:font-name="Garamond" fo:font-size="12pt" style:font-size-asian="12pt" fo:language="it" fo:country="I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 fo:language="it" fo:country="IT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text-properties style:font-name="Garamond"/>
    </style:style>
    <style:style style:name="P3" style:parent-style-name="Intestazione" style:family="paragraph">
      <style:paragraph-properties fo:text-align="center"/>
    </style:style>
    <style:style style:name="T4" style:parent-style-name="Car.predefinitoparagrafo" style:family="text">
      <style:text-properties style:font-name="Century Gothic" style:language-asian="it" style:country-asian="IT"/>
    </style:style>
    <style:style style:name="T5" style:parent-style-name="Car.predefinitoparagrafo" style:family="text">
      <style:text-properties style:font-name="Century Gothic" fo:font-size="12pt" style:font-size-asian="12pt" style:font-size-complex="12pt"/>
    </style:style>
    <style:style style:name="P6" style:parent-style-name="Intestazione" style:family="paragraph">
      <style:paragraph-properties fo:text-align="center"/>
    </style:style>
    <style:style style:name="T7" style:parent-style-name="Car.predefinitoparagrafo" style:family="text">
      <style:text-properties style:font-name="Century Gothic" fo:font-size="12pt" style:font-size-asian="12pt" style:font-size-complex="12pt"/>
    </style:style>
    <style:style style:name="T8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" style:parent-style-name="Car.predefinitoparagrafo" style:family="text">
      <style:text-properties style:font-name="Century Gothic" fo:font-size="12pt" style:font-size-asian="12pt" style:font-size-complex="12pt"/>
    </style:style>
    <style:style style:name="P10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11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12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13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14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5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6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7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8" style:parent-style-name="Car.predefinitoparagrafo" style:family="text">
      <style:text-properties style:language-asian="it" style:country-asian="IT"/>
    </style:style>
    <style:style style:name="P19" style:parent-style-name="Intestazione" style:family="paragraph">
      <style:paragraph-properties fo:text-align="center"/>
      <style:text-properties fo:font-size="12pt" style:font-size-asian="12pt" style:font-size-complex="12pt"/>
    </style:style>
    <style:style style:name="P20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P21" style:parent-style-name="Intestazione" style:family="paragraph">
      <style:paragraph-properties fo:text-align="center"/>
    </style:style>
    <style:style style:name="T22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23" style:parent-style-name="Car.predefinitoparagrafo" style:family="text">
      <style:text-properties style:font-name="Century Gothic" fo:font-style="italic" style:font-style-asian="italic" fo:color="#000000" fo:font-size="12pt" style:font-size-asian="12pt" style:font-size-complex="12pt"/>
    </style:style>
    <style:style style:name="T24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P25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TableColumn27" style:family="table-column">
      <style:table-column-properties style:column-width="2.2291in" style:use-optimal-column-width="false"/>
    </style:style>
    <style:style style:name="TableColumn28" style:family="table-column">
      <style:table-column-properties style:column-width="2.2291in" style:use-optimal-column-width="false"/>
    </style:style>
    <style:style style:name="TableColumn29" style:family="table-column">
      <style:table-column-properties style:column-width="2.2291in" style:use-optimal-column-width="false"/>
    </style:style>
    <style:style style:name="Table26" style:family="table">
      <style:table-properties style:width="6.6875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Intestazione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Intestazione" style:family="paragraph">
      <style:paragraph-properties fo:text-align="center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Intestazione" style:family="paragraph">
      <style:paragraph-properties fo:text-align="end" fo:margin-right="-0.0798in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85" style:parent-style-name="Intestazione" style:family="paragraph">
      <style:text-properties style:font-name="Garamond"/>
    </style:style>
    <style:style style:name="P86" style:parent-style-name="Intestazione" style:family="paragraph">
      <style:paragraph-properties fo:text-align="center"/>
    </style:style>
    <style:style style:name="T87" style:parent-style-name="Car.predefinitoparagrafo" style:family="text">
      <style:text-properties style:font-name="Century Gothic" style:language-asian="it" style:country-asian="IT"/>
    </style:style>
    <style:style style:name="T88" style:parent-style-name="Car.predefinitoparagrafo" style:family="text">
      <style:text-properties style:font-name="Century Gothic" fo:font-size="12pt" style:font-size-asian="12pt" style:font-size-complex="12pt"/>
    </style:style>
    <style:style style:name="P89" style:parent-style-name="Intestazione" style:family="paragraph">
      <style:paragraph-properties fo:text-align="center"/>
    </style:style>
    <style:style style:name="T90" style:parent-style-name="Car.predefinitoparagrafo" style:family="text">
      <style:text-properties style:font-name="Century Gothic" fo:font-size="12pt" style:font-size-asian="12pt" style:font-size-complex="12pt"/>
    </style:style>
    <style:style style:name="T91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2" style:parent-style-name="Car.predefinitoparagrafo" style:family="text">
      <style:text-properties style:font-name="Century Gothic" fo:font-size="12pt" style:font-size-asian="12pt" style:font-size-complex="12pt"/>
    </style:style>
    <style:style style:name="P93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94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95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96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97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98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99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0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1" style:parent-style-name="Car.predefinitoparagrafo" style:family="text">
      <style:text-properties style:font-name="Century Gothic" fo:color="#1F3864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</office:automatic-styles>
  <office:master-styles>
    <style:master-page style:name="MPF0" style:page-layout-name="PL0">
      <style:header>
        <text:p text:style-name="Intestazione"/>
        <text:p text:style-name="P2"/>
        <text:p text:style-name="P3"><text:span text:style-name="T4"><draw:frame draw:z-index="251659264" draw:style-name="a0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5">Laurea in informatica-Università di Salerno</text:span></text:p>
        <text:p text:style-name="P6"><text:span text:style-name="T7">Corso di<text:s/></text:span><text:span text:style-name="T8">Ingegneria del Software</text:span><text:span text:style-name="T9">- Prof. C. Gravino</text:span></text:p>
        <text:p text:style-name="P10"/>
      </style:header>
      <style:footer>
        <text:p text:style-name="P11"/>
        <text:p text:style-name="P12"><text:span text:style-name="T13">SOW_GuardaTV V0.1 <text:s text:c="47"/>Pag.</text:span><text:span text:style-name="T14"><text:s/></text:span><text:span text:style-name="T15"><text:page-number text:fixed="false">5</text:page-number></text:span><text:span text:style-name="T16"><text:s/>|<text:s/></text:span><text:span text:style-name="T17"><text:page-count style:num-format="1">5</text:page-count></text:span></text:p>
        <text:p text:style-name="Pièdipagina"/>
      </style:footer>
      <style:header-first>
        <text:p text:style-name="Intestazione"><text:span text:style-name="T18"><draw:frame draw:z-index="251661312" draw:style-name="a1" draw:name="Immagine 33" text:anchor-type="paragraph" svg:x="-0.00417in" svg:y="0in" svg:width="0.94931in" svg:height="0.94931in" style:rel-width="scale" style:rel-height="scale"><draw:image xlink:href="media/image1.png" xlink:type="simple" xlink:show="embed" xlink:actuate="onLoad"/><svg:title/><svg:desc/></draw:frame></text:span></text:p>
        <text:p text:style-name="P19"/>
        <text:p text:style-name="P20">Laurea in<text:s/>informatica-Università di Salerno</text:p>
        <text:p text:style-name="P21"><text:span text:style-name="T22">Corso di<text:s/></text:span><text:span text:style-name="T23">Ingegneria del Software</text:span><text:span text:style-name="T24">- Prof. C. Gravino</text:span></text:p>
        <text:p text:style-name="P25"/>
      </style:header-first>
      <style:footer-first>
        <table:table table:style-name="Table26">
          <table:table-columns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>
              <text:p text:style-name="P32"/>
            </table:table-cell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</table:table-row>
        </table:table>
        <text:p text:style-name="Pièdipagina"/>
      </style:footer-first>
    </style:master-page>
    <style:master-page style:name="MP1" style:page-layout-name="PL1">
      <style:header>
        <text:p text:style-name="Intestazione"/>
        <text:p text:style-name="P85"/>
        <text:p text:style-name="P86"><text:span text:style-name="T87"><draw:frame draw:z-index="251663360" draw:style-name="a2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88">Laurea in informatica-Università di Salerno</text:span></text:p>
        <text:p text:style-name="P89"><text:span text:style-name="T90">Corso di<text:s/></text:span><text:span text:style-name="T91">Ingegneria del Software</text:span><text:span text:style-name="T92">- Prof. C. Gravino</text:span></text:p>
        <text:p text:style-name="P93"/>
      </style:header>
      <style:footer>
        <text:p text:style-name="P94"/>
        <text:p text:style-name="P95"><text:span text:style-name="T96">SOW_GuardaTV V0.1 <text:s text:c="20"/></text:span><text:span text:style-name="T97"><text:s text:c="27"/>Pag.</text:span><text:span text:style-name="T98"><text:s/></text:span><text:span text:style-name="T99"><text:page-number text:fixed="false">5</text:page-number></text:span><text:span text:style-name="T100"><text:s/>|<text:s/></text:span><text:span text:style-name="T101"><text:page-count style:num-format="1">5</text:page-count></text:span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LVIO PASTORE</meta:initial-creator>
    <dc:creator>SILVIO PASTORE</dc:creator>
    <meta:creation-date>2021-10-25T09:12:00Z</meta:creation-date>
    <dc:date>2021-10-29T10:12:00Z</dc:date>
    <meta:template xlink:href="Normal" xlink:type="simple"/>
    <meta:editing-cycles>17</meta:editing-cycles>
    <meta:editing-duration>PT0S</meta:editing-duration>
    <meta:document-statistic meta:page-count="13" meta:paragraph-count="33" meta:word-count="2519" meta:character-count="16848" meta:row-count="119" meta:non-whitespace-character-count="14362"/>
  </office:meta>
</office:document-meta>
</file>